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0" manifest:media-type="application/x-openoffice-gdimetafile;windows_formatname=&quot;GDIMetaFile&quot;"/>
  <manifest:file-entry manifest:full-path="ObjectReplacements/Object 6" manifest:media-type=""/>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20000000204B249CA79A42C6D7.png" manifest:media-type="image/png"/>
  <manifest:file-entry manifest:full-path="Pictures/10000000000000080000000804B398AF1D13287F.png" manifest:media-type="image/png"/>
  <manifest:file-entry manifest:full-path="Pictures/100000000000005E0000005E2AE0DE6D99012D7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3" svg:font-family="OpenSymbol" style:font-charset="x-symbol"/>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ahoma" svg:font-family="Tahoma"/>
    <style:font-face style:name="Bitstream Vera Sans6" svg:font-family="'Bitstream Vera 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2"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5" svg:font-family="'Bitstream Vera Sans'" style:font-adornments="Roman" style:font-family-generic="swiss" style:font-pitch="variable"/>
    <style:font-face style:name="Britannic Bold" svg:font-family="'Britannic Bold'" style:font-adornments="Gras" style:font-family-generic="swiss" style:font-pitch="variable"/>
    <style:font-face style:name="OpenSymbol2" svg:font-family="OpenSymbol" style:font-adornments="Roman"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fo:font-size="14pt" style:font-size-asian="14pt" style:font-size-complex="14pt"/>
    </style:style>
    <style:style style:name="P2" style:family="paragraph" style:parent-style-name="Header">
      <style:paragraph-properties fo:text-align="end" style:justify-single-word="false"/>
      <style:text-properties fo:font-size="12pt" style:font-size-asian="12pt" style:font-size-complex="12pt"/>
    </style:style>
    <style:style style:name="P3" style:family="paragraph" style:parent-style-name="Header">
      <style:text-properties fo:font-size="3pt" style:font-size-asian="4pt" style:font-size-complex="4pt"/>
    </style:style>
    <style:style style:name="P4" style:family="paragraph" style:parent-style-name="Standard">
      <style:text-properties fo:font-size="2pt" style:font-size-asian="2pt" style:font-size-complex="2pt"/>
    </style:style>
    <style:style style:name="P5" style:family="paragraph" style:parent-style-name="Standard">
      <style:text-properties fo:font-size="6pt" style:font-size-asian="6pt" style:font-size-complex="6pt"/>
    </style:style>
    <style:style style:name="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P7"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8"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9"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Header">
      <style:paragraph-properties fo:margin-left="6.399cm" fo:margin-right="0cm" fo:text-indent="0cm" style:auto-text-indent="false"/>
      <style:text-properties style:font-name="Bitstream Vera Sans" fo:font-size="13pt" fo:font-weight="bold" style:font-size-asian="13pt" style:font-weight-asian="bold" style:font-size-complex="13pt" style:font-weight-complex="bold"/>
    </style:style>
    <style:style style:name="P13" style:family="paragraph" style:parent-style-name="Header">
      <style:paragraph-properties fo:margin-left="7.001cm" fo:margin-right="0cm" fo:text-indent="0cm" style:auto-text-indent="false"/>
      <style:text-properties style:font-name="Bitstream Vera Sans" fo:font-size="11pt" fo:font-weight="normal" style:font-size-asian="11pt" style:font-weight-asian="normal" style:font-size-complex="11pt" style:font-weight-complex="normal"/>
    </style:style>
    <style:style style:name="P14" style:family="paragraph" style:parent-style-name="Footer">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P15" style:family="paragraph" style:parent-style-name="Footer">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P16" style:family="paragraph" style:parent-style-name="Footer">
      <style:text-properties officeooo:rsid="00178920" officeooo:paragraph-rsid="00178920"/>
    </style:style>
    <style:style style:name="P17" style:family="paragraph" style:parent-style-name="Footer">
      <style:text-properties officeooo:paragraph-rsid="002ab73b"/>
    </style:style>
    <style:style style:name="P18"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P1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P20" style:family="paragraph" style:parent-style-name="Footer">
      <style:paragraph-properties fo:margin-left="0cm" fo:margin-right="0.7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P21" style:family="paragraph" style:parent-style-name="Footer">
      <style:paragraph-properties fo:margin-left="0.7cm" fo:margin-right="0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_5f_En-tête">
      <style:text-properties officeooo:paragraph-rsid="0045ac68"/>
    </style:style>
    <style:style style:name="P23" style:family="paragraph" style:parent-style-name="Folio">
      <style:paragraph-properties fo:text-align="center" style:justify-single-word="false"/>
      <style:text-properties fo:font-size="8pt" officeooo:paragraph-rsid="001ce334" style:font-size-asian="8pt" style:font-size-complex="8pt"/>
    </style:style>
    <style:style style:name="P24" style:family="paragraph" style:parent-style-name="Standard" style:master-page-name="">
      <style:paragraph-properties fo:margin-top="0cm" fo:margin-bottom="0cm" style:contextual-spacing="false" style:page-number="auto" fo:break-before="auto" fo:break-after="auto"/>
      <style:text-properties style:font-name="Bitstream Vera Sans" fo:font-size="10pt" officeooo:paragraph-rsid="00290c92" style:font-size-asian="10pt" style:font-size-complex="10pt"/>
    </style:style>
    <style:style style:name="P25" style:family="paragraph" style:parent-style-name="_5f_Paragraphe_20_livret">
      <style:paragraph-properties fo:margin-top="0cm" fo:margin-bottom="0cm" style:contextual-spacing="false"/>
    </style:style>
    <style:style style:name="P26" style:family="paragraph" style:parent-style-name="_5f_Paragraphe_20_livret_20_">
      <style:paragraph-properties fo:margin-top="0.199cm" fo:margin-bottom="0cm" style:contextual-spacing="false"/>
      <style:text-properties officeooo:paragraph-rsid="002ca844"/>
    </style:style>
    <style:style style:name="P27" style:family="paragraph" style:parent-style-name="_5f_Paragraphe_20_livret_20_">
      <style:paragraph-properties fo:margin-top="0.199cm" fo:margin-bottom="0cm" style:contextual-spacing="false" fo:text-align="start" style:justify-single-word="false"/>
      <style:text-properties officeooo:paragraph-rsid="002414b2"/>
    </style:style>
    <style:style style:name="P28" style:family="paragraph" style:parent-style-name="Standard">
      <style:paragraph-properties fo:margin-top="0cm" fo:margin-bottom="0.101cm" style:contextual-spacing="false"/>
      <style:text-properties officeooo:paragraph-rsid="004a0b36"/>
    </style:style>
    <style:style style:name="P29" style:family="paragraph" style:parent-style-name="_5f_Paragraphe_20_livret">
      <style:paragraph-properties fo:margin-top="0cm" fo:margin-bottom="0.15cm" style:contextual-spacing="false"/>
    </style:style>
    <style:style style:name="P30" style:family="paragraph" style:parent-style-name="_5f_Paragraphe_20_livret_20_">
      <style:paragraph-properties fo:text-align="start" style:justify-single-word="false"/>
      <style:text-properties officeooo:paragraph-rsid="002414b2"/>
    </style:style>
    <style:style style:name="P31" style:family="paragraph" style:parent-style-name="_5f_Paragraphe_20_livret_20_">
      <style:paragraph-properties fo:margin-top="0.199cm" fo:margin-bottom="0.6cm" style:contextual-spacing="false" fo:text-align="start" style:justify-single-word="false"/>
      <style:text-properties officeooo:paragraph-rsid="002414b2"/>
    </style:style>
    <style:style style:name="P32" style:family="paragraph" style:parent-style-name="_5f_Paragraphe_20_livret_20_réponse_20_élève" style:list-style-name="liste_5f_abc">
      <style:paragraph-properties fo:margin-top="0cm" fo:margin-bottom="0cm" style:contextual-spacing="false" style:line-height-at-least="0.7cm" fo:text-align="start" style:justify-single-word="false">
        <style:tab-stops>
          <style:tab-stop style:position="0.55cm"/>
        </style:tab-stops>
      </style:paragraph-properties>
      <style:text-properties officeooo:paragraph-rsid="00994761"/>
    </style:style>
    <style:style style:name="P33" style:family="paragraph" style:parent-style-name="Exo_5f_Num">
      <style:paragraph-properties fo:margin-top="1.259cm" fo:margin-bottom="0.4cm" style:contextual-spacing="false"/>
    </style:style>
    <style:style style:name="P34" style:family="paragraph" style:parent-style-name="Exo_5f_Num" style:list-style-name="">
      <style:paragraph-properties fo:margin-top="0.199cm" fo:margin-bottom="0.199cm" style:contextual-spacing="false" fo:text-align="center" style:justify-single-word="false"/>
      <style:text-properties officeooo:paragraph-rsid="0090a177"/>
    </style:style>
    <style:style style:name="P35" style:family="paragraph" style:parent-style-name="Exo_5f_Num" style:list-style-name="">
      <style:paragraph-properties fo:margin-top="0.199cm" fo:margin-bottom="0.199cm" style:contextual-spacing="false" fo:text-align="start" style:justify-single-word="false"/>
      <style:text-properties officeooo:paragraph-rsid="00515528"/>
    </style:style>
    <style:style style:name="P36" style:family="paragraph" style:parent-style-name="Exo_5f_Num" style:list-style-name="">
      <style:paragraph-properties fo:margin-top="0.499cm" fo:margin-bottom="0.199cm" style:contextual-spacing="false" fo:text-align="center" style:justify-single-word="false"/>
    </style:style>
    <style:style style:name="P37" style:family="paragraph" style:parent-style-name="Exo_5f_Num">
      <style:paragraph-properties fo:margin-top="0.621cm" fo:margin-bottom="0cm" style:contextual-spacing="false"/>
    </style:style>
    <style:style style:name="P38" style:family="paragraph" style:parent-style-name="Exo_5f_Num">
      <style:paragraph-properties fo:margin-top="0.499cm" fo:margin-bottom="0cm" style:contextual-spacing="false"/>
      <style:text-properties officeooo:paragraph-rsid="00588dd3"/>
    </style:style>
    <style:style style:name="P39" style:family="paragraph" style:parent-style-name="Exo_5f_Num" style:master-page-name="">
      <style:paragraph-properties fo:margin-top="0.499cm" fo:margin-bottom="0cm" style:contextual-spacing="false" fo:keep-together="always" style:page-number="auto" fo:keep-with-next="always"/>
      <style:text-properties officeooo:paragraph-rsid="006a4dec"/>
    </style:style>
    <style:style style:name="P40" style:family="paragraph" style:parent-style-name="Exo_5f_Num">
      <style:paragraph-properties fo:margin-top="0.96cm" fo:margin-bottom="0cm" style:contextual-spacing="false"/>
      <style:text-properties officeooo:paragraph-rsid="00588dd3"/>
    </style:style>
    <style:style style:name="P41" style:family="paragraph" style:parent-style-name="Exo_5f_Num" style:list-style-name="">
      <style:paragraph-properties fo:margin-top="0.7cm" fo:margin-bottom="0.499cm" style:contextual-spacing="false" fo:text-align="center" style:justify-single-word="false"/>
      <style:text-properties officeooo:paragraph-rsid="006a4dec"/>
    </style:style>
    <style:style style:name="P42" style:family="paragraph" style:parent-style-name="Exo_5f_Num" style:list-style-name="Num_5f_Exo">
      <style:paragraph-properties fo:margin-top="0cm" fo:margin-bottom="0.199cm" style:contextual-spacing="false"/>
      <style:text-properties officeooo:rsid="006127a3" officeooo:paragraph-rsid="007a2418"/>
    </style:style>
    <style:style style:name="P43" style:family="paragraph" style:parent-style-name="Exo_5f_Num" style:list-style-name="Num_5f_Exo" style:master-page-name="">
      <style:paragraph-properties fo:keep-together="always" style:page-number="auto" fo:keep-with-next="always"/>
      <style:text-properties officeooo:paragraph-rsid="005bfdac"/>
    </style:style>
    <style:style style:name="P44" style:family="paragraph" style:parent-style-name="FILET_5f_POINTILLES" style:list-style-name="liste_5f_abc">
      <style:paragraph-properties fo:margin-top="0cm" fo:margin-bottom="0cm" style:contextual-spacing="false">
        <style:tab-stops>
          <style:tab-stop style:position="9.2cm" style:type="right" style:leader-style="dotted" style:leader-text="."/>
        </style:tab-stops>
      </style:paragraph-properties>
      <style:text-properties officeooo:paragraph-rsid="006127a3"/>
    </style:style>
    <style:style style:name="P45" style:family="paragraph" style:parent-style-name="FILET_5f_POINTILLES" style:list-style-name="liste_5f_abc">
      <style:paragraph-properties fo:margin-top="0cm" fo:margin-bottom="0cm" style:contextual-spacing="false">
        <style:tab-stops>
          <style:tab-stop style:position="9.2cm" style:type="right" style:leader-style="dotted" style:leader-text="."/>
        </style:tab-stops>
      </style:paragraph-properties>
      <style:text-properties officeooo:paragraph-rsid="00634af2"/>
    </style:style>
    <style:style style:name="P46" style:family="paragraph" style:parent-style-name="FILET_5f_POINTILLES" style:list-style-name="liste_5f_abc">
      <style:paragraph-properties fo:margin-top="0cm" fo:margin-bottom="0cm" style:contextual-spacing="false">
        <style:tab-stops>
          <style:tab-stop style:position="9.2cm" style:type="right" style:leader-style="dotted" style:leader-text="."/>
        </style:tab-stops>
      </style:paragraph-properties>
      <style:text-properties officeooo:paragraph-rsid="006c4793"/>
    </style:style>
    <style:style style:name="P47" style:family="paragraph" style:parent-style-name="FILET_5f_POINTILLES" style:list-style-name="liste_5f_abc">
      <style:paragraph-properties fo:margin-top="0cm" fo:margin-bottom="0cm" style:contextual-spacing="false">
        <style:tab-stops>
          <style:tab-stop style:position="9.2cm" style:type="right" style:leader-style="dotted" style:leader-text="."/>
        </style:tab-stops>
      </style:paragraph-properties>
      <style:text-properties officeooo:paragraph-rsid="0076e93d"/>
    </style:style>
    <style:style style:name="P48" style:family="paragraph" style:parent-style-name="FILET_5f_POINTILLES" style:list-style-name="liste_5f_abc">
      <style:paragraph-properties fo:margin-top="0cm" fo:margin-bottom="0cm" style:contextual-spacing="false">
        <style:tab-stops>
          <style:tab-stop style:position="9.2cm" style:type="right" style:leader-style="dotted" style:leader-text="."/>
        </style:tab-stops>
      </style:paragraph-properties>
      <style:text-properties officeooo:paragraph-rsid="0090a177"/>
    </style:style>
    <style:style style:name="P49" style:family="paragraph" style:parent-style-name="FILET_5f_POINTILLES" style:list-style-name="liste_5f_abc">
      <style:paragraph-properties fo:margin-top="0cm" fo:margin-bottom="0cm" style:contextual-spacing="false">
        <style:tab-stops>
          <style:tab-stop style:position="9.2cm" style:type="right" style:leader-style="dotted" style:leader-text="."/>
        </style:tab-stops>
      </style:paragraph-properties>
      <style:text-properties officeooo:paragraph-rsid="00994761"/>
    </style:style>
    <style:style style:name="P50" style:family="paragraph" style:parent-style-name="FILET_5f_POINTILLES" style:list-style-name="Num_5f_Exo">
      <style:paragraph-properties fo:margin-top="0cm" fo:margin-bottom="0cm" style:contextual-spacing="false" style:line-height-at-least="0.7cm" fo:text-align="start" style:justify-single-word="false" style:shadow="none">
        <style:tab-stops>
          <style:tab-stop style:position="9.2cm" style:type="right" style:leader-style="dotted" style:leader-text="."/>
        </style:tab-stops>
      </style:paragraph-properties>
      <style:text-properties officeooo:paragraph-rsid="0091d254"/>
    </style:style>
    <style:style style:name="P51" style:family="paragraph" style:parent-style-name="FILET_5f_POINTILLES" style:list-style-name="Num_5f_Exo">
      <style:paragraph-properties fo:margin-top="0cm" fo:margin-bottom="0cm" style:contextual-spacing="false" style:line-height-at-least="0.7cm" fo:text-align="start" style:justify-single-word="false" style:shadow="none">
        <style:tab-stops>
          <style:tab-stop style:position="9.2cm" style:type="right" style:leader-style="dotted" style:leader-text="."/>
        </style:tab-stops>
      </style:paragraph-properties>
      <style:text-properties officeooo:paragraph-rsid="009686fc"/>
    </style:style>
    <style:style style:name="P52" style:family="paragraph" style:parent-style-name="FILET_5f_POINTILLES" style:list-style-name="Num_5f_Exo">
      <loext:graphic-properties draw:fill="none" draw:fill-color="#729fcf"/>
      <style:paragraph-properties fo:margin-top="0cm" fo:margin-bottom="0cm" style:contextual-spacing="false" style:line-height-at-least="0.7cm" fo:text-align="start" style:justify-single-word="false" fo:background-color="transparent" style:shadow="none">
        <style:tab-stops>
          <style:tab-stop style:position="9.2cm" style:type="right" style:leader-style="dotted" style:leader-text="."/>
        </style:tab-stops>
      </style:paragraph-properties>
      <style:text-properties officeooo:rsid="005bfdac" officeooo:paragraph-rsid="0091d254"/>
    </style:style>
    <style:style style:name="P53" style:family="paragraph" style:parent-style-name="FILET_5f_POINTILLES" style:list-style-name="Num_5f_Exo" style:master-page-name="">
      <style:paragraph-properties fo:margin-top="0cm" fo:margin-bottom="0cm" style:contextual-spacing="false" style:line-height-at-least="0.7cm" fo:text-align="start" style:justify-single-word="false" style:page-number="auto" style:shadow="none">
        <style:tab-stops>
          <style:tab-stop style:position="9.2cm" style:type="right" style:leader-style="dotted" style:leader-text="."/>
        </style:tab-stops>
      </style:paragraph-properties>
      <style:text-properties officeooo:paragraph-rsid="0091d254"/>
    </style:style>
    <style:style style:name="P54" style:family="paragraph" style:parent-style-name="FILET_5f_POINTILLES" style:list-style-name="L3" style:master-page-nam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6a4dec"/>
    </style:style>
    <style:style style:name="P55" style:family="paragraph" style:parent-style-name="FILET_5f_POINTILLES" style:list-style-name="L2">
      <style:paragraph-properties fo:margin-left="0cm" fo:margin-right="0cm" fo:margin-top="0cm" fo:margin-bottom="0cm" style:contextual-spacing="false" style:line-height-at-least="0.7cm" fo:text-align="start" style:justify-single-word="false" fo:text-indent="0cm" style:auto-text-indent="false" style:shadow="none">
        <style:tab-stops>
          <style:tab-stop style:position="9.2cm" style:type="right" style:leader-style="dotted" style:leader-text="."/>
        </style:tab-stops>
      </style:paragraph-properties>
      <style:text-properties officeooo:paragraph-rsid="0090c51b"/>
    </style:style>
    <style:style style:name="P56" style:family="paragraph" style:parent-style-name="FILET_5f_POINTILLES" style:list-style-name="L2">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officeooo:paragraph-rsid="0090c51b"/>
    </style:style>
    <style:style style:name="P57" style:family="paragraph" style:parent-style-name="FILET_5f_POINTILLES" style:list-style-name="L3">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officeooo:paragraph-rsid="0091d254"/>
    </style:style>
    <style:style style:name="P58" style:family="paragraph" style:parent-style-name="FILET_5f_POINTILLES" style:list-style-name="L2">
      <style:paragraph-properties fo:margin-left="0cm" fo:margin-right="0cm" fo:margin-top="0cm" fo:margin-bottom="0cm" style:contextual-spacing="false" fo:line-height="150%" fo:text-align="start" style:justify-single-word="false" fo:text-indent="0cm" style:auto-text-indent="false" style:shadow="none">
        <style:tab-stops>
          <style:tab-stop style:position="9.2cm" style:type="right" style:leader-style="dotted" style:leader-text="."/>
        </style:tab-stops>
      </style:paragraph-properties>
      <style:text-properties officeooo:paragraph-rsid="009143c2"/>
    </style:style>
    <style:style style:name="P59" style:family="paragraph" style:parent-style-name="FILET_5f_POINTILLES" style:list-style-name="L2" style:master-page-nam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90c51b"/>
    </style:style>
    <style:style style:name="P60" style:family="paragraph" style:parent-style-name="FILET_5f_POINTILLES" style:list-style-name="L2" style:master-page-name="">
      <style:paragraph-properties fo:margin-left="0cm" fo:margin-right="0cm" fo:margin-top="0cm" fo:margin-bottom="0cm" style:contextual-spacing="false" style:line-height-at-least="0.7cm" fo:text-align="start" style:justify-single-word="false" fo:text-indent="0cm" style:auto-text-indent="false" style:page-number="auto" style:shadow="none">
        <style:tab-stops>
          <style:tab-stop style:position="9.2cm" style:type="right" style:leader-style="dotted" style:leader-text="."/>
        </style:tab-stops>
      </style:paragraph-properties>
      <style:text-properties officeooo:paragraph-rsid="0090c51b"/>
    </style:style>
    <style:style style:name="P61" style:family="paragraph" style:parent-style-name="FILET_5f_POINTILLES" style:list-style-name="L2" style:master-page-name="">
      <style:paragraph-properties fo:margin-left="0cm" fo:margin-right="0cm" fo:margin-top="0cm" fo:margin-bottom="0cm" style:contextual-spacing="false" fo:line-height="150%" fo:text-align="start" style:justify-single-word="false" fo:text-indent="0cm" style:auto-text-indent="false" style:page-number="auto" style:shadow="none">
        <style:tab-stops>
          <style:tab-stop style:position="9.2cm" style:type="right" style:leader-style="dotted" style:leader-text="."/>
        </style:tab-stops>
      </style:paragraph-properties>
      <style:text-properties officeooo:paragraph-rsid="009143c2"/>
    </style:style>
    <style:style style:name="P62" style:family="paragraph" style:parent-style-name="FILET_5f_POINTILLES" style:list-style-name="L3" style:master-page-name="">
      <style:paragraph-properties fo:margin-left="0cm" fo:margin-right="0cm" fo:margin-top="0cm" fo:margin-bottom="0cm" style:contextual-spacing="false" style:line-height-at-least="0.7cm" fo:text-align="start" style:justify-single-word="false" fo:text-indent="0cm" style:auto-text-indent="false" style:page-number="auto" style:shadow="none">
        <style:tab-stops>
          <style:tab-stop style:position="9.2cm" style:type="right" style:leader-style="dotted" style:leader-text="."/>
        </style:tab-stops>
      </style:paragraph-properties>
      <style:text-properties officeooo:paragraph-rsid="0091d254"/>
    </style:style>
    <style:style style:name="P63" style:family="paragraph" style:parent-style-name="FILET_5f_POINTILLES" style:list-style-name="L2">
      <loext:graphic-properties draw:fill="none" draw:fill-color="#729fcf"/>
      <style:paragraph-properties fo:margin-left="0cm" fo:margin-right="0cm" fo:margin-top="0cm" fo:margin-bottom="0cm" style:contextual-spacing="false" fo:line-height="150%" fo:text-align="start" style:justify-single-word="false" fo:text-indent="-0.64cm" style:auto-text-indent="false" fo:background-color="transparent" style:shadow="none">
        <style:tab-stops>
          <style:tab-stop style:position="9.2cm" style:type="right" style:leader-style="dotted" style:leader-text="."/>
        </style:tab-stops>
      </style:paragraph-properties>
      <style:text-properties officeooo:paragraph-rsid="009143c2"/>
    </style:style>
    <style:style style:name="P64" style:family="paragraph" style:parent-style-name="FILET_5f_POINTILLES" style:list-style-name="L2" style:master-page-name="">
      <style:paragraph-properties fo:margin-left="0cm" fo:margin-right="0cm" fo:margin-top="0cm" fo:margin-bottom="0cm" style:contextual-spacing="false" fo:line-height="150%" fo:text-align="start" style:justify-single-word="false" fo:text-indent="-0.64cm" style:auto-text-indent="false" style:page-number="auto" style:shadow="none">
        <style:tab-stops>
          <style:tab-stop style:position="9.2cm" style:type="right" style:leader-style="dotted" style:leader-text="."/>
        </style:tab-stops>
      </style:paragraph-properties>
      <style:text-properties officeooo:paragraph-rsid="009143c2"/>
    </style:style>
    <style:style style:name="P65" style:family="paragraph" style:parent-style-name="FILET_5f_POINTILLES" style:list-style-name="L2" style:master-page-name="">
      <loext:graphic-properties draw:fill="none" draw:fill-color="#729fcf"/>
      <style:paragraph-properties fo:margin-left="0cm" fo:margin-right="0cm" fo:margin-top="0cm" fo:margin-bottom="0cm" style:contextual-spacing="false" style:line-height-at-least="0.7cm" fo:text-align="start" style:justify-single-word="false" fo:text-indent="-0.64cm" style:auto-text-indent="false" style:page-number="auto" fo:background-color="transparent" style:shadow="none">
        <style:tab-stops>
          <style:tab-stop style:position="9.2cm" style:type="right" style:leader-style="dotted" style:leader-text="."/>
        </style:tab-stops>
      </style:paragraph-properties>
      <style:text-properties officeooo:paragraph-rsid="0091cff5"/>
    </style:style>
    <style:style style:name="P66" style:family="paragraph" style:parent-style-name="Standard" style:list-style-name="L1">
      <style:paragraph-properties fo:line-height="0.499cm" style:writing-mode="lr-tb"/>
      <style:text-properties officeooo:paragraph-rsid="00890ca9"/>
    </style:style>
    <style:style style:name="P67" style:family="paragraph" style:parent-style-name="Standard" style:list-style-name="">
      <style:paragraph-properties fo:margin-top="0.3cm" fo:margin-bottom="0.199cm" style:contextual-spacing="false" fo:text-align="center" style:justify-single-word="false"/>
      <style:text-properties officeooo:paragraph-rsid="0090c51b"/>
    </style:style>
    <style:style style:name="P68" style:family="paragraph" style:parent-style-name="Standard" style:list-style-name="liste_5f_abc">
      <style:paragraph-properties fo:margin-top="0cm" fo:margin-bottom="0cm" style:contextual-spacing="false" style:line-height-at-least="0.7cm" fo:text-align="start" style:justify-single-word="false">
        <style:tab-stops>
          <style:tab-stop style:position="0.55cm"/>
        </style:tab-stops>
      </style:paragraph-properties>
      <style:text-properties officeooo:paragraph-rsid="00994761"/>
    </style:style>
    <style:style style:name="P69" style:family="paragraph" style:parent-style-name="_5f_Paragraphe_20_livret" style:list-style-name="liste_5f_abc"/>
    <style:style style:name="P70" style:family="paragraph" style:parent-style-name="_5f_Paragraphe_20_livret">
      <style:paragraph-properties fo:margin-top="0cm" fo:margin-bottom="0cm" style:contextual-spacing="false" fo:keep-together="always" fo:keep-with-next="always"/>
    </style:style>
    <style:style style:name="P71" style:family="paragraph" style:parent-style-name="_5f_Paragraphe_20_livret" style:list-style-name="Num_5f_Exo">
      <style:paragraph-properties fo:margin-top="0cm" fo:margin-bottom="0cm" style:contextual-spacing="false" fo:keep-together="always" fo:keep-with-next="always"/>
    </style:style>
    <style:style style:name="P72" style:family="paragraph" style:parent-style-name="_5f_Paragraphe_20_livret" style:list-style-name="liste_5f_abc" style:master-page-name="">
      <loext:graphic-properties draw:fill="none"/>
      <style:paragraph-properties fo:margin-top="0.3cm" fo:margin-bottom="0.101cm" style:contextual-spacing="false" fo:text-align="justify" style:justify-single-word="false" style:page-number="auto" fo:background-color="transparent"/>
    </style:style>
    <style:style style:name="P73" style:family="paragraph" style:parent-style-name="_5f_Paragraphe_20_livret_20_" style:list-style-name="liste_5f_abc"/>
    <style:style style:name="P74" style:family="paragraph" style:parent-style-name="_5f_Paragraphe_20_livret_20_" style:list-style-name="liste_5f_abc">
      <style:text-properties officeooo:paragraph-rsid="004a0b36"/>
    </style:style>
    <style:style style:name="P75" style:family="paragraph" style:parent-style-name="_5f_Paragraphe_20_livret_20_" style:list-style-name="liste_5f_abc">
      <style:paragraph-properties fo:text-align="start" style:justify-single-word="false"/>
      <style:text-properties officeooo:paragraph-rsid="002414b2"/>
    </style:style>
    <style:style style:name="P76" style:family="paragraph" style:parent-style-name="_5f_Paragraphe_20_livret_20_" style:list-style-name="liste_5f_abc">
      <style:paragraph-properties fo:margin-top="0cm" fo:margin-bottom="0.101cm" style:contextual-spacing="false"/>
      <style:text-properties officeooo:paragraph-rsid="004a0b36"/>
    </style:style>
    <style:style style:name="P77" style:family="paragraph" style:parent-style-name="_5f_Paragraphe_20_livret_20_" style:list-style-name="liste_5f_abc">
      <style:paragraph-properties fo:margin-top="0cm" fo:margin-bottom="0.101cm" style:contextual-spacing="false"/>
      <style:text-properties officeooo:paragraph-rsid="00784f93"/>
    </style:style>
    <style:style style:name="P78" style:family="paragraph" style:parent-style-name="_5f_Paragraphe_20_livret_20_" style:list-style-name="liste_5f_abc">
      <style:paragraph-properties fo:margin-top="0cm" fo:margin-bottom="0.101cm" style:contextual-spacing="false" fo:break-before="column"/>
      <style:text-properties officeooo:paragraph-rsid="004a0b36"/>
    </style:style>
    <style:style style:name="P79" style:family="paragraph" style:parent-style-name="_5f_Paragraphe_20_livret_20_" style:list-style-name="L1">
      <style:paragraph-properties fo:margin-top="0cm" fo:margin-bottom="0.101cm" style:contextual-spacing="false" fo:line-height="0.499cm" style:writing-mode="lr-tb">
        <style:tab-stops/>
      </style:paragraph-properties>
      <style:text-properties officeooo:paragraph-rsid="00890ca9"/>
    </style:style>
    <style:style style:name="P80" style:family="paragraph" style:parent-style-name="_5f_Paragraphe_20_livret_20_" style:list-style-name="liste_5f_abc">
      <style:paragraph-properties fo:margin-top="0.4cm" fo:margin-bottom="0cm" style:contextual-spacing="false"/>
    </style:style>
    <style:style style:name="P81" style:family="paragraph" style:parent-style-name="_5f_Paragraphe_20_livret_20_" style:list-style-name="liste_5f_abc">
      <style:paragraph-properties fo:margin-top="0.4cm" fo:margin-bottom="0cm" style:contextual-spacing="false"/>
      <style:text-properties officeooo:paragraph-rsid="002414b2"/>
    </style:style>
    <style:style style:name="P82" style:family="paragraph" style:parent-style-name="_5f_Paragraphe_20_livret_20_" style:list-style-name="liste_5f_abc">
      <style:paragraph-properties fo:margin-top="0.101cm" fo:margin-bottom="0.3cm" style:contextual-spacing="false"/>
      <style:text-properties fo:letter-spacing="-0.011cm"/>
    </style:style>
    <style:style style:name="P83" style:family="paragraph" style:parent-style-name="_5f_Paragraphe_20_livret_20_" style:list-style-name="liste_5f_abc">
      <loext:graphic-properties draw:fill="none"/>
      <style:paragraph-properties fo:margin-top="0.951cm" fo:margin-bottom="0cm" style:contextual-spacing="false" fo:background-color="transparent">
        <style:tab-stops>
          <style:tab-stop style:position="0.494cm"/>
        </style:tab-stops>
      </style:paragraph-properties>
      <style:text-properties fo:letter-spacing="-0.004cm" officeooo:rsid="005bfdac" officeooo:paragraph-rsid="005bfdac"/>
    </style:style>
    <style:style style:name="P84" style:family="paragraph" style:parent-style-name="_5f_Paragraphe_20_livret_20_" style:list-style-name="liste_5f_abc">
      <style:paragraph-properties fo:margin-top="0.349cm" fo:margin-bottom="0.101cm" style:contextual-spacing="false"/>
    </style:style>
    <style:style style:name="P85" style:family="paragraph" style:parent-style-name="_5f_Paragraphe_20_livret_20_" style:list-style-name="liste_5f_abc">
      <style:paragraph-properties fo:margin-top="0.319cm" fo:margin-bottom="0.101cm" style:contextual-spacing="false"/>
      <style:text-properties officeooo:paragraph-rsid="009686fc"/>
    </style:style>
    <style:style style:name="P86" style:family="paragraph" style:parent-style-name="_5f_Paragraphe_20_livret_20_" style:list-style-name="liste_5f_abc">
      <style:paragraph-properties fo:margin-top="0.24cm" fo:margin-bottom="0.101cm" style:contextual-spacing="false"/>
      <style:text-properties fo:letter-spacing="-0.007cm" fo:font-style="normal" officeooo:rsid="006127a3"/>
    </style:style>
    <style:style style:name="P87" style:family="paragraph" style:parent-style-name="_5f_Paragraphe_20_livret_20_" style:list-style-name="liste_5f_abc">
      <style:paragraph-properties fo:margin-top="0.4cm" fo:margin-bottom="0.101cm" style:contextual-spacing="false"/>
      <style:text-properties fo:font-style="normal" officeooo:rsid="006127a3"/>
    </style:style>
    <style:style style:name="P88" style:family="paragraph" style:parent-style-name="_5f_Paragraphe_20_livret_20_" style:list-style-name="L3">
      <loext:graphic-properties draw:fill="none" draw:fill-color="#729fcf"/>
      <style:paragraph-properties fo:margin-left="0cm" fo:margin-right="0cm" fo:margin-top="0.101cm" fo:margin-bottom="0.101cm" style:contextual-spacing="false" style:line-height-at-least="0.7cm" fo:text-align="justify" style:justify-single-word="false" fo:text-indent="0cm" style:auto-text-indent="false" fo:background-color="transparent" style:shadow="none">
        <style:tab-stops>
          <style:tab-stop style:position="0.497cm"/>
        </style:tab-stops>
      </style:paragraph-properties>
      <style:text-properties officeooo:paragraph-rsid="00977a1a"/>
    </style:style>
    <style:style style:name="P89" style:family="paragraph" style:parent-style-name="_5f_Paragraphe_20_livret_20_" style:list-style-name="liste_5f_abc">
      <style:paragraph-properties fo:margin-top="0.101cm" fo:margin-bottom="0.101cm" style:contextual-spacing="false" style:line-height-at-least="0.7cm"/>
      <style:text-properties officeooo:paragraph-rsid="00994761"/>
    </style:style>
    <style:style style:name="P90" style:family="paragraph" style:parent-style-name="_5f_Pied_20_de_20_page" style:list-style-name="">
      <style:paragraph-properties fo:text-align="end" style:justify-single-word="false"/>
    </style:style>
    <style:style style:name="P91" style:family="paragraph" style:parent-style-name="_5f_Pied_20_de_20_page">
      <style:paragraph-properties fo:text-align="end" style:justify-single-word="false"/>
    </style:style>
    <style:style style:name="P92" style:family="paragraph" style:parent-style-name="_5f_Pied_20_de_20_page" style:list-style-name=""/>
    <style:style style:name="P93"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P94" style:family="paragraph" style:parent-style-name="_5f_Titre_20_d_27_exercices_20_livret_20_sans_20_titre" style:list-style-name="Num_5f_Exo">
      <style:paragraph-properties fo:text-align="start" style:justify-single-word="false"/>
      <style:text-properties officeooo:paragraph-rsid="0090a177"/>
    </style:style>
    <style:style style:name="P95" style:family="paragraph" style:parent-style-name="_5f_Titre_20_d_27_exercices_20_livret_20_sans_20_titre" style:list-style-name="" style:master-page-name="_5f_Fiche_20_éditeur_20_série_20_2_20_une_20_colonne_20_impaire_20__28_G_29_">
      <style:paragraph-properties fo:margin-top="0cm" fo:margin-bottom="0.199cm" style:contextual-spacing="false" style:page-number="92" fo:break-before="auto" fo:break-after="auto" style:shadow="none"/>
      <style:text-properties style:font-name="Bitstream Vera Sans" fo:font-size="10pt" fo:font-style="normal" fo:font-weight="bold" officeooo:rsid="00290c92" officeooo:paragraph-rsid="002ca844" style:font-size-asian="10pt" style:font-style-asian="normal" style:font-weight-asian="bold" style:font-size-complex="10pt" style:font-style-complex="normal" style:font-weight-complex="bold"/>
    </style:style>
    <style:style style:name="P96" style:family="paragraph" style:parent-style-name="_5f_Titre_20_d_27_exercices_20_livret_20_sans_20_titre" style:list-style-name="Num_5f_Exo">
      <style:paragraph-properties fo:margin-top="0.78cm" fo:margin-bottom="0.199cm" style:contextual-spacing="false"/>
    </style:style>
    <style:style style:name="P97" style:family="paragraph">
      <style:paragraph-properties fo:text-align="center"/>
    </style:style>
    <style:style style:name="P98" style:family="paragraph">
      <loext:graphic-properties draw:fill="none"/>
      <style:paragraph-properties fo:text-align="center"/>
    </style:style>
    <style:style style:name="P99" style:family="paragraph">
      <loext:graphic-properties draw:fill="none"/>
      <style:paragraph-properties fo:text-align="center"/>
      <style:text-properties fo:font-size="12pt"/>
    </style:style>
    <style:style style:name="P100" style:family="paragraph">
      <style:paragraph-properties fo:margin-left="0cm" fo:margin-right="0cm" fo:margin-top="0cm" fo:margin-bottom="0cm" fo:line-height="100%" fo:text-indent="0cm"/>
    </style:style>
    <style:style style:name="P101" style:family="paragraph">
      <loext:graphic-properties draw:fill="none" draw:fill-color="#ffffff"/>
      <style:paragraph-properties fo:margin-left="0cm" fo:margin-right="0cm" fo:margin-top="0cm" fo:margin-bottom="0cm" fo:line-height="100%" fo:text-indent="0cm"/>
      <style:text-properties fo:color="#000000" loext:opacity="100%" style:text-outline="false" style:text-line-through-style="none" style:text-line-through-type="none" style:font-name="Bitstream Vera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02"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3" style:family="paragraph">
      <loext:graphic-properties draw:fill="none" draw:fill-color="#ffffff"/>
      <style:paragraph-properties style:writing-mode="lr-tb"/>
      <style:text-properties fo:color="#ff0000" loext:opacity="100%" style:font-name="Bitstream Vera Sans6" fo:font-size="12pt"/>
    </style:style>
    <style:style style:name="P104" style:family="paragraph">
      <loext:graphic-properties draw:fill="none" draw:fill-color="#ffffff"/>
      <style:text-properties fo:color="#ff0000" loext:opacity="100%" style:font-name="Bitstream Vera Sans6"/>
    </style:style>
    <style:style style:name="P105" style:family="paragraph">
      <loext:graphic-properties draw:fill="solid"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6" style:family="paragraph">
      <style:paragraph-properties fo:margin-left="0cm" fo:margin-right="0cm" fo:margin-top="0cm" fo:margin-bottom="0cm" fo:line-height="100%" fo:text-indent="0cm" style:writing-mode="lr-tb"/>
    </style:style>
    <style:style style:name="P10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Bitstream Vera Sans2" fo:font-size="9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9" style:family="paragraph">
      <loext:graphic-properties draw:fill="none" draw:fill-color="#ffffff"/>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Bitstream Vera Sans2" fo:font-size="1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Bitstream Vera Sans2" fo:font-size="14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Bitstream Vera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13" style:family="paragraph">
      <style:paragraph-properties fo:margin-left="0cm" fo:margin-right="0cm" fo:margin-top="0cm" fo:margin-bottom="0cm" fo:line-height="100%" fo:text-indent="0cm"/>
      <style:text-properties fo:color="#000000" loext:opacity="100%" fo:background-color="#ffff00"/>
    </style:style>
    <style:style style:name="P11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Bitstream Vera Sans2" fo:font-size="10pt" fo:font-style="normal" fo:text-shadow="none" style:text-underline-style="none" fo:font-weight="normal" style:letter-kerning="true" fo:background-color="#ffff00"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15" style:family="paragraph">
      <style:paragraph-properties fo:margin-left="0cm" fo:margin-right="0cm" fo:margin-top="0cm" fo:margin-bottom="0cm" fo:line-height="100%" fo:text-indent="0cm"/>
      <style:text-properties fo:background-color="#ffff00"/>
    </style:style>
    <style:style style:name="P11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808080" loext:opacity="100%" style:text-outline="false" style:text-line-through-style="none" style:text-line-through-type="none" style:font-name="Bitstream Vera Sans2" fo:font-size="10pt" fo:font-style="normal" fo:text-shadow="none" style:text-underline-style="none" fo:font-weight="normal" style:letter-kerning="true" fo:background-color="#ffff00"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17" style:family="paragraph">
      <loext:graphic-properties draw:fill="solid" draw:fill-color="#000000"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8" style:family="paragraph">
      <style:paragraph-properties fo:margin-top="0cm" fo:margin-bottom="0.199cm" fo:text-align="center" style:writing-mode="lr-tb"/>
    </style:style>
    <style:style style:name="P119" style:family="paragraph">
      <loext:graphic-properties draw:fill-color="#d3802b"/>
      <style:paragraph-properties fo:margin-top="0cm" fo:margin-bottom="0.199cm" fo:text-align="center" style:writing-mode="lr-tb"/>
      <style:text-properties fo:color="#ffffff" loext:opacity="100%" style:font-name="Bitstream Vera Sans" fo:font-size="11pt" fo:font-weight="bold" style:font-size-asian="11pt" style:font-weight-asian="bold" style:font-size-complex="11pt" style:font-weight-complex="bold"/>
    </style:style>
    <style:style style:name="P12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1" style:family="paragraph">
      <loext:graphic-properties draw:fill="none" draw:fill-color="#ffffff"/>
      <style:paragraph-properties fo:text-align="center" style:writing-mode="lr-tb"/>
      <style:text-properties fo:color="#ffffff" loext:opacity="100%" style:font-name="Bitstream Vera Sans" fo:font-size="16pt" fo:font-weight="bold" style:font-size-asian="16pt" style:font-weight-asian="bold" style:font-size-complex="16pt" style:font-weight-complex="bold"/>
    </style:style>
    <style:style style:name="P122" style:family="paragraph">
      <loext:graphic-properties draw:fill="solid" draw:fill-color="#1ca2b8"/>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size="12pt" style:font-size-asian="12pt" style:font-size-complex="12pt"/>
    </style:style>
    <style:style style:name="T5" style:family="text">
      <style:text-properties fo:font-variant="normal" fo:text-transform="none" fo:color="#1ca2b8" loext:opacity="100%" style:font-name="Bitstream Vera Sans" fo:font-size="16pt" fo:font-style="normal" fo:text-shadow="none" fo:font-weight="bold" officeooo:rsid="0045ac68" style:font-size-asian="16pt" style:font-style-asian="normal" style:font-size-complex="16pt" style:font-style-complex="normal"/>
    </style:style>
    <style:style style:name="T6" style:family="text">
      <style:text-properties fo:font-variant="normal" fo:text-transform="none" fo:color="#1ca2b8" loext:opacity="100%" style:font-name="Bitstream Vera Sans" fo:font-size="16pt" fo:font-style="normal" fo:text-shadow="none" fo:font-weight="bold" officeooo:rsid="00884cb3" style:font-size-asian="16pt" style:font-style-asian="normal" style:font-size-complex="16pt" style:font-style-complex="normal"/>
    </style:style>
    <style:style style:name="T7" style:family="text">
      <style:text-properties officeooo:rsid="00884cb3"/>
    </style:style>
    <style:style style:name="T8" style:family="text">
      <style:text-properties officeooo:rsid="00344eec"/>
    </style:style>
    <style:style style:name="T9" style:family="text">
      <style:text-properties officeooo:rsid="002ab73b"/>
    </style:style>
    <style:style style:name="T10" style:family="text">
      <style:text-properties fo:color="#000000" loext:opacity="100%"/>
    </style:style>
    <style:style style:name="T11" style:family="text">
      <style:text-properties fo:color="#000000" loext:opacity="100%" style:text-position="0% 100%" style:font-name="Bitstream Vera Sans" fo:font-size="10pt" fo:font-style="normal" style:text-underline-style="none" fo:font-weight="normal" officeooo:rsid="004a0b36" fo:background-color="transparent" loext:char-shading-value="0" style:font-size-asian="10pt" style:font-style-asian="normal" style:font-weight-asian="normal" style:font-size-complex="10pt" style:font-style-complex="normal" style:font-weight-complex="normal"/>
    </style:style>
    <style:style style:name="T12" style:family="text">
      <style:text-properties fo:color="#000000" loext:opacity="100%" style:text-position="0% 100%" style:font-name="Bitstream Vera Sans" fo:font-size="10pt" fo:letter-spacing="-0.004cm" fo:font-style="normal" style:text-underline-style="none" fo:font-weight="normal" officeooo:rsid="004a0b36" fo:background-color="transparent" loext:char-shading-value="0" style:font-size-asian="10pt" style:font-style-asian="normal" style:font-weight-asian="normal" style:font-size-complex="10pt" style:font-style-complex="normal" style:font-weight-complex="normal"/>
    </style:style>
    <style:style style:name="T13" style:family="text">
      <style:text-properties fo:color="#000000" loext:opacity="100%" style:text-position="0% 100%" style:font-name="OpenSymbol2" fo:font-size="10pt" fo:font-style="normal" style:text-underline-style="none" fo:font-weight="normal" officeooo:rsid="004a0b36"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14" style:family="text">
      <style:text-properties fo:color="#000000" loext:opacity="100%" style:text-position="0% 100%" style:font-name="OpenSymbol1" fo:font-size="10pt" style:text-underline-style="none" fo:font-weight="normal" officeooo:rsid="004a0b36" fo:background-color="transparent" loext:char-shading-value="0" style:font-size-asian="10pt" style:font-style-asian="normal" style:font-weight-asian="normal" style:font-size-complex="10pt" style:font-style-complex="normal" style:font-weight-complex="normal"/>
    </style:style>
    <style:style style:name="T15" style:family="text">
      <style:text-properties fo:color="#000000" loext:opacity="100%" style:font-name="Bitstream Vera Sans" fo:font-size="10pt" fo:font-style="normal" style:text-underline-style="none" fo:font-weight="normal" officeooo:rsid="002414b2" fo:background-color="transparent" loext:char-shading-value="0" style:font-size-asian="10pt" style:font-style-asian="normal" style:font-weight-asian="normal" style:font-size-complex="10pt" style:font-style-complex="normal" style:font-weight-complex="normal"/>
    </style:style>
    <style:style style:name="T16" style:family="text">
      <style:text-properties fo:color="#000000" loext:opacity="100%" style:font-name="Bitstream Vera Sans" fo:font-size="10pt" fo:font-style="normal" style:text-underline-style="none" fo:font-weight="normal" officeooo:rsid="004a0b36" fo:background-color="transparent" loext:char-shading-value="0" style:font-size-asian="10pt" style:font-style-asian="normal" style:font-weight-asian="normal" style:font-size-complex="10pt" style:font-style-complex="normal" style:font-weight-complex="normal"/>
    </style:style>
    <style:style style:name="T17" style:family="text">
      <style:text-properties fo:color="#000000" loext:opacity="100%" officeooo:rsid="005c6a0d"/>
    </style:style>
    <style:style style:name="T18" style:family="text">
      <style:text-properties fo:color="#000000" loext:opacity="100%" style:font-name="Bitstream Vera Sans3" fo:font-size="10pt" fo:font-style="normal" officeooo:rsid="00977a1a" fo:background-color="#ffff00" loext:char-shading-value="0" style:font-style-asian="normal" style:font-style-complex="normal"/>
    </style:style>
    <style:style style:name="T19" style:family="text">
      <style:text-properties style:text-position="0% 100%" style:font-name="Bitstream Vera Sans" fo:font-size="10pt" fo:font-style="normal" style:text-underline-style="none" fo:font-weight="normal" officeooo:rsid="00515528" fo:background-color="transparent" loext:char-shading-value="0" style:font-size-asian="10pt" style:font-style-asian="normal" style:font-weight-asian="normal" style:font-size-complex="10pt" style:font-style-complex="normal" style:font-weight-complex="normal"/>
    </style:style>
    <style:style style:name="T20" style:family="text">
      <style:text-properties style:text-position="0% 100%" fo:font-size="10pt" fo:font-weight="normal" officeooo:rsid="00425cb8" style:font-size-asian="10pt" style:font-weight-asian="normal" style:font-size-complex="10pt" style:font-weight-complex="normal"/>
    </style:style>
    <style:style style:name="T21" style:family="text">
      <style:text-properties style:font-style-asian="normal" style:font-style-complex="normal"/>
    </style:style>
    <style:style style:name="T22" style:family="text">
      <style:text-properties officeooo:rsid="00998529" style:font-style-asian="normal" style:font-style-complex="normal"/>
    </style:style>
    <style:style style:name="T23" style:family="text">
      <style:text-properties style:font-size-complex="10pt"/>
    </style:style>
    <style:style style:name="T24" style:family="text">
      <style:text-properties officeooo:rsid="004a0b36"/>
    </style:style>
    <style:style style:name="T25" style:family="text">
      <style:text-properties officeooo:rsid="004baf73"/>
    </style:style>
    <style:style style:name="T26" style:family="text">
      <style:text-properties officeooo:rsid="004eb3ac"/>
    </style:style>
    <style:style style:name="T27" style:family="text">
      <style:text-properties style:use-window-font-color="true" loext:opacity="0%" style:font-name="Bitstream Vera Sans5" fo:font-size="10pt" fo:font-style="normal" fo:font-weight="normal" officeooo:rsid="004eb3ac" style:font-size-asian="10.5pt" style:font-style-asian="normal" style:font-weight-asian="normal" style:font-size-complex="12pt" style:font-style-complex="normal" style:font-weight-complex="normal"/>
    </style:style>
    <style:style style:name="T28" style:family="text">
      <style:text-properties style:use-window-font-color="true" loext:opacity="0%" officeooo:rsid="0064c8f9" style:font-style-asian="normal" style:font-style-complex="normal"/>
    </style:style>
    <style:style style:name="T29" style:family="text">
      <style:text-properties style:use-window-font-color="true" loext:opacity="0%" officeooo:rsid="005bfdac" style:font-style-asian="normal" style:font-style-complex="normal"/>
    </style:style>
    <style:style style:name="T30" style:family="text">
      <style:text-properties style:use-window-font-color="true" loext:opacity="0%" officeooo:rsid="006a4dec" style:font-style-asian="normal" style:font-style-complex="normal"/>
    </style:style>
    <style:style style:name="T31" style:family="text">
      <style:text-properties style:use-window-font-color="true" loext:opacity="0%" officeooo:rsid="007ef271" style:font-style-asian="normal" style:font-style-complex="normal"/>
    </style:style>
    <style:style style:name="T32" style:family="text">
      <style:text-properties style:use-window-font-color="true" loext:opacity="0%" fo:background-color="#ffff00" loext:char-shading-value="0" style:font-style-asian="normal" style:font-style-complex="normal"/>
    </style:style>
    <style:style style:name="T33" style:family="text">
      <style:text-properties style:use-window-font-color="true" loext:opacity="0%" officeooo:rsid="0090c51b" fo:background-color="#ffff00" loext:char-shading-value="0" style:font-style-asian="normal" style:font-style-complex="normal"/>
    </style:style>
    <style:style style:name="T34" style:family="text">
      <style:text-properties style:use-window-font-color="true" loext:opacity="0%" officeooo:rsid="009143c2" fo:background-color="#ffff00" loext:char-shading-value="0" style:font-style-asian="normal" style:font-style-complex="normal"/>
    </style:style>
    <style:style style:name="T35" style:family="text">
      <style:text-properties style:use-window-font-color="true" loext:opacity="0%" officeooo:rsid="005bfdac" fo:background-color="#ffff00" loext:char-shading-value="0" style:font-style-asian="normal" style:font-style-complex="normal"/>
    </style:style>
    <style:style style:name="T36" style:family="text">
      <style:text-properties style:use-window-font-color="true" loext:opacity="0%" officeooo:rsid="0091d254" fo:background-color="#ffff00" loext:char-shading-value="0" style:font-style-asian="normal" style:font-style-complex="normal"/>
    </style:style>
    <style:style style:name="T37" style:family="text">
      <style:text-properties style:use-window-font-color="true" loext:opacity="0%" officeooo:rsid="00937a5f" fo:background-color="#ffff00" loext:char-shading-value="0" style:font-style-asian="normal" style:font-style-complex="normal"/>
    </style:style>
    <style:style style:name="T38" style:family="text">
      <style:text-properties style:use-window-font-color="true" loext:opacity="0%" officeooo:rsid="0094a48e" fo:background-color="#ffff00" loext:char-shading-value="0" style:font-style-asian="normal" style:font-style-complex="normal"/>
    </style:style>
    <style:style style:name="T39" style:family="text">
      <style:text-properties style:use-window-font-color="true" loext:opacity="0%" officeooo:rsid="009686fc" fo:background-color="#ffff00" loext:char-shading-value="0" style:font-style-asian="normal" style:font-style-complex="normal"/>
    </style:style>
    <style:style style:name="T40" style:family="text">
      <style:text-properties style:use-window-font-color="true" loext:opacity="0%" officeooo:rsid="00994761" fo:background-color="#ffff00" loext:char-shading-value="0" style:font-style-asian="normal" style:font-style-complex="normal"/>
    </style:style>
    <style:style style:name="T41" style:family="text">
      <style:text-properties style:use-window-font-color="true" loext:opacity="0%" officeooo:rsid="00998529" fo:background-color="#ffff00" loext:char-shading-value="0" style:font-style-asian="normal" style:font-style-complex="normal"/>
    </style:style>
    <style:style style:name="T42" style:family="text">
      <style:text-properties style:use-window-font-color="true" loext:opacity="0%" style:font-name="Bitstream Vera Sans3" fo:font-size="10pt" fo:font-style="normal" officeooo:rsid="0090a177" fo:background-color="#ffff00" loext:char-shading-value="0" style:font-style-asian="normal" style:font-style-complex="normal"/>
    </style:style>
    <style:style style:name="T43" style:family="text">
      <style:text-properties style:use-window-font-color="true" loext:opacity="0%" style:font-name="Bitstream Vera Sans3" fo:font-size="10pt" fo:font-style="normal" officeooo:rsid="0090c51b" fo:background-color="#ffff00" loext:char-shading-value="0" style:font-style-asian="normal" style:font-style-complex="normal"/>
    </style:style>
    <style:style style:name="T44" style:family="text">
      <style:text-properties style:use-window-font-color="true" loext:opacity="0%" style:font-name="Bitstream Vera Sans3" fo:font-size="10pt" fo:font-style="normal" officeooo:rsid="009143c2" fo:background-color="#ffff00" loext:char-shading-value="0" style:font-style-asian="normal" style:font-style-complex="normal"/>
    </style:style>
    <style:style style:name="T45" style:family="text">
      <style:text-properties style:use-window-font-color="true" loext:opacity="0%" style:font-name="Bitstream Vera Sans3" fo:font-size="10pt" fo:font-style="normal" officeooo:rsid="0091d254" fo:background-color="#ffff00" loext:char-shading-value="0" style:font-style-asian="normal" style:font-style-complex="normal"/>
    </style:style>
    <style:style style:name="T46" style:family="text">
      <style:text-properties style:use-window-font-color="true" loext:opacity="0%" style:font-name="Bitstream Vera Sans3" fo:font-size="10pt" fo:font-style="normal" officeooo:rsid="00937a5f" fo:background-color="#ffff00" loext:char-shading-value="0" style:font-style-asian="normal" style:font-style-complex="normal"/>
    </style:style>
    <style:style style:name="T47" style:family="text">
      <style:text-properties style:use-window-font-color="true" loext:opacity="0%" style:font-name="Bitstream Vera Sans3" fo:font-size="10pt" fo:font-style="normal" officeooo:rsid="0094a48e" fo:background-color="#ffff00" loext:char-shading-value="0" style:font-style-asian="normal" style:font-style-complex="normal"/>
    </style:style>
    <style:style style:name="T48" style:family="text">
      <style:text-properties style:use-window-font-color="true" loext:opacity="0%" style:font-name="Bitstream Vera Sans3" fo:font-size="10pt" fo:font-style="normal" officeooo:rsid="009686fc" fo:background-color="#ffff00" loext:char-shading-value="0" style:font-style-asian="normal" style:font-style-complex="normal"/>
    </style:style>
    <style:style style:name="T49" style:family="text">
      <style:text-properties style:use-window-font-color="true" loext:opacity="0%" style:font-name="Bitstream Vera Sans3" fo:font-size="10pt" fo:font-style="normal" officeooo:rsid="00998529" fo:background-color="#ffff00" loext:char-shading-value="0" style:font-style-asian="normal" style:font-style-complex="normal"/>
    </style:style>
    <style:style style:name="T50" style:family="text">
      <style:text-properties style:use-window-font-color="true" loext:opacity="0%" style:text-position="0% 100%" style:text-underline-style="none" fo:font-weight="normal" fo:background-color="#ffff00" loext:char-shading-value="0" style:font-size-asian="10pt" style:font-style-asian="normal" style:font-weight-asian="normal" style:font-size-complex="10pt" style:font-style-complex="normal" style:font-weight-complex="normal"/>
    </style:style>
    <style:style style:name="T51" style:family="text">
      <style:text-properties style:use-window-font-color="true" loext:opacity="0%" fo:font-weight="normal" fo:background-color="#ffff00" loext:char-shading-value="0" style:font-style-asian="normal" style:font-style-complex="normal"/>
    </style:style>
    <style:style style:name="T52" style:family="text">
      <style:text-properties style:use-window-font-color="true" loext:opacity="0%" fo:font-weight="normal" officeooo:rsid="00977a1a" fo:background-color="#ffff00" loext:char-shading-value="0" style:font-style-asian="normal" style:font-style-complex="normal"/>
    </style:style>
    <style:style style:name="T53" style:family="text">
      <style:text-properties style:use-window-font-color="true" loext:opacity="0%" fo:font-style="normal" fo:background-color="#ffff00" loext:char-shading-value="0" style:font-style-asian="normal" style:font-style-complex="normal"/>
    </style:style>
    <style:style style:name="T54" style:family="text">
      <style:text-properties officeooo:rsid="00542377"/>
    </style:style>
    <style:style style:name="T55" style:family="text">
      <style:text-properties officeooo:rsid="0056e1bf"/>
    </style:style>
    <style:style style:name="T56" style:family="text">
      <style:text-properties officeooo:rsid="005bb425"/>
    </style:style>
    <style:style style:name="T57" style:family="text">
      <style:text-properties style:font-name="Times New Roman" fo:font-size="12pt" fo:font-style="italic" officeooo:rsid="005bb425" style:font-size-asian="12pt" style:font-style-asian="italic" style:font-size-complex="12pt" style:font-style-complex="italic"/>
    </style:style>
    <style:style style:name="T58" style:family="text">
      <style:text-properties style:text-position="sub 58%" style:font-name="Times New Roman" fo:font-size="12pt" fo:font-style="italic" officeooo:rsid="005bb425" style:font-size-asian="12pt" style:font-style-asian="italic" style:font-size-complex="12pt" style:font-style-complex="italic"/>
    </style:style>
    <style:style style:name="T59" style:family="text">
      <style:text-properties style:text-position="sub 58%" style:font-name="Times New Roman" fo:font-size="12pt" fo:font-style="italic" officeooo:rsid="005bfdac" style:font-size-asian="12pt" style:font-style-asian="italic" style:font-size-complex="12pt" style:font-style-complex="italic"/>
    </style:style>
    <style:style style:name="T60" style:family="text">
      <style:text-properties officeooo:rsid="005c6a0d"/>
    </style:style>
    <style:style style:name="T61" style:family="text">
      <style:text-properties officeooo:rsid="0064c8f9"/>
    </style:style>
    <style:style style:name="T62" style:family="text">
      <style:text-properties fo:color="#3333ff" loext:opacity="100%" officeooo:rsid="005c6a0d"/>
    </style:style>
    <style:style style:name="T63" style:family="text">
      <style:text-properties officeooo:rsid="007a2418"/>
    </style:style>
    <style:style style:name="T64" style:family="text">
      <style:text-properties style:font-name="OpenSymbol1" fo:font-size="10pt" officeooo:rsid="007a2418" style:font-size-asian="10pt" style:font-style-asian="normal" style:font-size-complex="10pt" style:font-style-complex="normal"/>
    </style:style>
    <style:style style:name="T65" style:family="text">
      <style:text-properties fo:font-weight="normal" style:font-weight-asian="normal" style:font-weight-complex="normal"/>
    </style:style>
    <style:style style:name="T66" style:family="text">
      <style:text-properties fo:font-weight="normal" officeooo:rsid="00542377" style:font-weight-asian="normal" style:font-weight-complex="normal"/>
    </style:style>
    <style:style style:name="T67" style:family="text">
      <style:text-properties officeooo:rsid="006127a3"/>
    </style:style>
    <style:style style:name="T68" style:family="text">
      <style:text-properties fo:letter-spacing="-0.014cm" officeooo:rsid="00588dd3"/>
    </style:style>
    <style:style style:name="T69" style:family="text">
      <style:text-properties officeooo:rsid="00588dd3"/>
    </style:style>
    <style:style style:name="T70" style:family="text">
      <style:text-properties fo:letter-spacing="-0.011cm"/>
    </style:style>
    <style:style style:name="T71" style:family="text">
      <style:text-properties fo:letter-spacing="-0.011cm" officeooo:rsid="0064c8f9"/>
    </style:style>
    <style:style style:name="T72" style:family="text">
      <style:text-properties fo:background-color="#ffffff" loext:char-shading-value="0" style:font-style-asian="normal" style:font-style-complex="normal"/>
    </style:style>
    <style:style style:name="T73" style:family="text">
      <style:text-properties fo:color="#000000" loext:opacity="100%" style:text-outline="false" style:text-line-through-style="none" style:text-line-through-type="none" style:font-name="Bitstream Vera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74" style:family="text">
      <style:text-properties fo:color="#ff0000" loext:opacity="100%" style:font-name="Bitstream Vera Sans6" fo:font-size="12pt"/>
    </style:style>
    <style:style style:name="T75" style:family="text">
      <style:text-properties fo:color="#ff0000" loext:opacity="100%" style:font-name="Bitstream Vera Sans6"/>
    </style:style>
    <style:style style:name="T76" style:family="text">
      <style:text-properties fo:font-variant="normal" fo:text-transform="none" fo:color="#000000" loext:opacity="100%" style:text-outline="false" style:text-line-through-style="none" style:text-line-through-type="none" style:font-name="Bitstream Vera Sans2" fo:font-size="9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77" style:family="text">
      <style:text-properties fo:font-variant="normal" fo:text-transform="none" fo:color="#000000" loext:opacity="100%" style:text-outline="false" style:text-line-through-style="none" style:text-line-through-type="none" style:font-name="Bitstream Vera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78" style:family="text">
      <style:text-properties fo:font-variant="normal" fo:text-transform="none" fo:color="#000000" loext:opacity="100%" style:text-outline="false" style:text-line-through-style="none" style:text-line-through-type="none" style:font-name="Times New Roman" fo:font-size="12pt" fo:font-style="italic" fo:text-shadow="none" style:text-underline-style="none" fo:font-weight="normal" style:letter-kerning="true" style:font-name-asian="Microsoft YaHei" style:font-size-asian="12pt" style:font-style-asian="italic" style:font-weight-asian="normal" style:font-name-complex="Lucida Sans" style:font-size-complex="12pt" style:font-style-complex="italic" style:font-weight-complex="normal" style:text-emphasize="none" style:font-relief="none" style:text-overline-style="none" style:text-overline-color="font-color"/>
    </style:style>
    <style:style style:name="T79" style:family="text">
      <style:text-properties fo:font-variant="normal" fo:text-transform="none" fo:color="#000000" loext:opacity="100%" style:text-outline="false" style:text-line-through-style="none" style:text-line-through-type="none" style:text-position="sub 58%" style:font-name="Bitstream Vera Sans"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80" style:family="text">
      <style:text-properties fo:font-variant="normal" fo:text-transform="none" fo:color="#000000" loext:opacity="100%" style:text-outline="false" style:text-line-through-style="none" style:text-line-through-type="none" style:font-name="Bitstream Vera Sans2" fo:font-size="14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000000" loext:opacity="100%" style:text-outline="false" style:text-line-through-style="none" style:text-line-through-type="none" style:font-name="Bitstream Vera Sans2" fo:font-size="9pt" fo:font-style="normal" fo:text-shadow="none" style:text-underline-style="none" fo:font-weight="normal" style:letter-kerning="true" style:font-name-asian="Microsoft YaHei" style:font-size-asian="9pt" style:font-style-asian="normal" style:font-weight-asian="normal" style:font-name-complex="Lucida Sans" style:font-size-complex="9pt" style:font-style-complex="normal" style:font-weight-complex="normal" style:text-emphasize="none" style:font-relief="none" style:text-overline-style="none" style:text-overline-color="font-color"/>
    </style:style>
    <style:style style:name="T82" style:family="text">
      <style:text-properties fo:font-variant="normal" fo:text-transform="none" fo:color="#000000" loext:opacity="100%" style:text-outline="false" style:text-line-through-style="none" style:text-line-through-type="none" style:font-name="Bitstream Vera Sans2" fo:font-size="10pt" fo:font-style="normal" fo:text-shadow="none" style:text-underline-style="none" fo:font-weight="normal" style:letter-kerning="true" fo:background-color="#ffff00"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83" style:family="text">
      <style:text-properties fo:font-variant="normal" fo:text-transform="none" fo:color="#808080" loext:opacity="100%" style:text-outline="false" style:text-line-through-style="none" style:text-line-through-type="none" style:font-name="Bitstream Vera Sans2" fo:font-size="10pt" fo:font-style="normal" fo:text-shadow="none" style:text-underline-style="none" fo:font-weight="normal" style:letter-kerning="true" fo:background-color="#ffff00"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84" style:family="text">
      <style:text-properties fo:color="#ffffff" loext:opacity="100%" style:font-name="Bitstream Vera Sans" fo:font-size="11pt" fo:font-weight="bold" style:font-size-asian="11pt" style:font-weight-asian="bold" style:font-size-complex="11pt" style:font-weight-complex="bold"/>
    </style:style>
    <style:style style:name="T85" style:family="text">
      <style:text-properties fo:color="#ffffff" loext:opacity="100%" style:font-name="Bitstream Vera Sans"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from-top"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Formula">
      <style:graphic-properties style:vertical-pos="middle" style:vertical-rel="text" fo:background-color="#ffff00" draw:fill="solid" draw:fill-color="#ffff00" draw:ole-draw-aspect="1"/>
    </style:style>
    <style:style style:name="fr5" style:family="graphic" style:parent-style-name="_5f_Formule_5f_corrigée">
      <style:graphic-properties style:vertical-pos="middle" style:vertical-rel="text" style:horizontal-pos="from-left" style:horizontal-rel="paragraph-content" draw:fill-color="#ffff00" draw:ole-draw-aspect="1"/>
    </style:style>
    <style:style style:name="fr6" style:family="graphic" style:parent-style-name="_5f_Formule_5f_corrigée">
      <style:graphic-properties style:vertical-pos="from-top" style:horizontal-pos="from-left" style:horizontal-rel="paragraph-content" draw:fill-color="#ffff00" draw:ole-draw-aspect="1"/>
    </style:style>
    <style:style style:name="fr7"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8" style:family="graphic" style:parent-style-name="Formula">
      <style:graphic-properties fo:margin-left="0cm" fo:margin-right="0cm" style:vertical-pos="from-top"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Bold_5f_niv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Bold_5f_niv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Bold_5f_niv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Bold_5f_niv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Bold_5f_niv2"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Bold_5f_niv2"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Bold_5f_niv2"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Bold_5f_niv2"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Bold_5f_niv2"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Bold_5f_niv2"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Bold_5f_niv3"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Bold_5f_niv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Bold_5f_niv3"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Bold_5f_niv3"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Bold_5f_niv3"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Bold_5f_niv3"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Bold_5f_niv3"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Bold_5f_niv3"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Bold_5f_niv3"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Bold_5f_niv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Bold_5f_niv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Bold_5f_niv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Bold_5f_niv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Bold_5f_niv2"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Bold_5f_niv2"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Bold_5f_niv2"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Bold_5f_niv2"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Bold_5f_niv2"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Bold_5f_niv2"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Bold_5f_niv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Bold_5f_niv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Bold_5f_niv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Bold_5f_niv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Bold_5f_niv2"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Bold_5f_niv2"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Bold_5f_niv2"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Bold_5f_niv2"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Bold_5f_niv2"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Bold_5f_niv2"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Bold_5f_niv3"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Bold_5f_niv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Bold_5f_niv3"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Bold_5f_niv3"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Bold_5f_niv3"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Bold_5f_niv3"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Bold_5f_niv3"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Bold_5f_niv3"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Bold_5f_niv3"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3cm" svg:stroke-color="#ff0000" draw:marker-start-width="0.397cm"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3cm" svg:stroke-color="#ff0000" draw:marker-start-width="0.397cm" draw:marker-end-width="0.397cm" draw:fill="none" draw:textarea-vertical-align="middle" draw:auto-grow-height="false" fo:min-height="0.441cm" fo:min-width="0.482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3cm" svg:stroke-color="#ff0000" draw:marker-start-width="0.397cm" draw:marker-end-width="0.397cm" draw:fill="none" draw:textarea-vertical-align="middle" draw:auto-grow-height="false" fo:min-height="0.469cm" fo:min-width="0.51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3cm" svg:stroke-color="#ff0000" draw:marker-start-width="0.397cm" draw:marker-end-width="0.397cm" draw:fill="none" draw:textarea-vertical-align="middle" draw:auto-grow-height="false" fo:min-height="1.117cm" fo:min-width="1.238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03cm" svg:stroke-color="#ff0000" draw:marker-start-width="0.397cm" draw:marker-end-width="0.397cm" draw:fill="none" draw:textarea-vertical-align="middle" draw:auto-grow-height="false" fo:min-height="1.05cm" fo:min-width="1.05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03cm" svg:stroke-color="#ff0000" draw:marker-start-width="0.397cm" draw:marker-end-width="0.397cm" draw:fill="none" draw:textarea-vertical-align="middle" draw:auto-grow-height="false" fo:min-height="1.078cm" fo:min-width="1.118cm"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7"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249cm" fo:padding-top="0.125cm" fo:padding-bottom="0.125cm" fo:padding-left="0.25cm" fo:padding-right="0.25cm" draw:shadow="hidden" draw:shadow-offset-x="0.199cm" draw:shadow-offset-y="0.199cm" draw:shadow-color="#808080" style:run-through="foreground"/>
      <style:paragraph-properties style:writing-mode="lr-tb"/>
    </style:style>
    <style:style style:name="gr9"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draw:auto-grow-height="false" fo:min-height="0.753cm" fo:min-width="1.799cm" fo:padding-top="0.139cm" fo:padding-bottom="0.139cm" fo:padding-left="0.265cm" fo:padding-right="0.265cm"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245cm" fo:padding-top="0.125cm" fo:padding-bottom="0.125cm" fo:padding-left="0.25cm" fo:padding-right="0.25cm" draw:shadow="hidden" draw:shadow-offset-x="0.199cm" draw:shadow-offset-y="0.199cm" draw:shadow-color="#808080" style:run-through="foreground"/>
      <style:paragraph-properties style:writing-mode="lr-tb"/>
    </style:style>
    <style:style style:name="gr1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18cm"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282cm" fo:padding-top="0.125cm" fo:padding-bottom="0.125cm" fo:padding-left="0.25cm" fo:padding-right="0.25cm" draw:shadow="hidden" draw:shadow-offset-x="0.199cm" draw:shadow-offset-y="0.199cm" draw:shadow-color="#808080" style:run-through="foreground"/>
      <style:paragraph-properties style:writing-mode="lr-tb"/>
    </style:style>
    <style:style style:name="gr14" style:family="graphic">
      <style:graphic-properties draw:stroke="solid" svg:stroke-width="0.035cm" svg:stroke-color="#ff3333"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15" style:family="graphic">
      <style:graphic-properties style:run-through="foreground"/>
    </style:style>
    <style:style style:name="gr16" style:family="graphic">
      <style:graphic-properties draw:stroke="solid" svg:stroke-width="0.035cm" svg:stroke-color="#ff3333" draw:marker-start="" draw:marker-start-width="0.303cm" draw:marker-start-center="false" draw:marker-end="" draw:marker-end-width="0.303cm" draw:marker-end-center="false" draw:fill="none" draw:fill-color="#729fcf" draw:textarea-horizontal-align="justify" draw:textarea-vertical-align="middle" draw:auto-grow-height="false" fo:min-height="0cm" fo:min-width="0cm" fo:padding-top="0.143cm" fo:padding-bottom="0.143cm" fo:padding-left="0.266cm" fo:padding-right="0.266cm" draw:shadow="hidden" draw:shadow-offset-x="0.199cm" draw:shadow-offset-y="0.199cm" draw:shadow-color="#808080" style:run-through="foreground"/>
    </style:style>
    <style:style style:name="gr17" style:family="graphic">
      <style:graphic-properties draw:stroke="none" svg:stroke-color="#000000" draw:fill="none" draw:fill-color="#ffffff" fo:min-height="0.854cm" style:run-through="foreground" style:wrap="run-through" style:number-wrapped-paragraphs="no-limit" style:vertical-pos="from-top" style:vertical-rel="paragraph" style:horizontal-pos="from-left" style:horizontal-rel="paragraph"/>
      <style:paragraph-properties style:writing-mode="lr-tb"/>
    </style:style>
    <style:style style:name="gr18" style:family="graphic">
      <style:graphic-properties draw:stroke="none" svg:stroke-color="#000000" draw:fill="none" draw:fill-color="#ffffff" fo:min-height="0.706cm" style:run-through="foreground" style:wrap="run-through" style:number-wrapped-paragraphs="no-limit" style:vertical-pos="from-top" style:vertical-rel="paragraph" style:horizontal-pos="from-left" style:horizontal-rel="paragraph"/>
      <style:paragraph-properties style:writing-mode="lr-tb"/>
    </style:style>
    <style:style style:name="gr19" style:family="graphic">
      <style:graphic-properties draw:stroke="dash" draw:stroke-dash="Long_20_Dash" svg:stroke-width="0.049cm" svg:stroke-color="#ff0000" draw:marker-start-width="0.425cm" draw:marker-end-width="0.425cm" draw:textarea-horizontal-align="center" draw:textarea-vertical-align="middle" fo:padding-top="0.023cm" fo:padding-bottom="0.023cm" fo:padding-left="0.023cm" fo:padding-right="0.023cm" style:run-through="foreground" style:wrap="run-through" style:number-wrapped-paragraphs="no-limit" style:vertical-pos="from-top" style:vertical-rel="paragraph" style:horizontal-pos="from-left" style:horizontal-rel="paragraph"/>
    </style:style>
    <style:style style:name="gr2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25cm" fo:padding-top="0.125cm" fo:padding-bottom="0.125cm" fo:padding-left="0.25cm" fo:padding-right="0.25cm" draw:shadow="hidden" draw:shadow-offset-x="0.199cm" draw:shadow-offset-y="0.199cm" draw:shadow-color="#808080" style:run-through="foreground"/>
      <style:paragraph-properties style:writing-mode="lr-tb"/>
    </style:style>
    <style:style style:name="gr21" style:family="graphic">
      <style:graphic-properties draw:stroke="solid"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217cm" fo:padding-top="0.125cm" fo:padding-bottom="0.125cm" fo:padding-left="0.25cm" fo:padding-right="0.25cm" draw:shadow="hidden" draw:shadow-offset-x="0.199cm" draw:shadow-offset-y="0.199cm" draw:shadow-color="#808080" style:run-through="foreground"/>
      <style:paragraph-properties style:writing-mode="lr-tb"/>
    </style:style>
    <style:style style:name="gr2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108cm" fo:padding-top="0.125cm" fo:padding-bottom="0.125cm" fo:padding-left="0.25cm" fo:padding-right="0.25cm" draw:shadow="hidden" draw:shadow-offset-x="0.199cm" draw:shadow-offset-y="0.199cm" draw:shadow-color="#808080" style:run-through="foreground"/>
      <style:paragraph-properties style:writing-mode="lr-tb"/>
    </style:style>
    <style:style style:name="gr2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261cm" fo:padding-top="0.125cm" fo:padding-bottom="0.125cm" fo:padding-left="0.25cm" fo:padding-right="0.25cm" draw:shadow="hidden" draw:shadow-offset-x="0.199cm" draw:shadow-offset-y="0.199cm" draw:shadow-color="#808080" style:run-through="foreground"/>
      <style:paragraph-properties style:writing-mode="lr-tb"/>
    </style:style>
    <style:style style:name="gr25" style:family="graphic">
      <style:graphic-properties draw:stroke="solid" svg:stroke-width="0.028cm" svg:stroke-color="#ff3333"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 style:family="graphic">
      <style:graphic-properties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7"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2cm" fo:min-width="0.22cm" fo:padding-top="0.125cm" fo:padding-bottom="0.125cm" fo:padding-left="0.25cm" fo:padding-right="0.25cm" draw:shadow="hidden" draw:shadow-offset-x="0.199cm" draw:shadow-offset-y="0.199cm" draw:shadow-color="#808080" style:run-through="foreground"/>
      <style:paragraph-properties style:writing-mode="lr-tb"/>
    </style:style>
    <style:style style:name="gr28"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2cm" fo:min-width="0.222cm" fo:padding-top="0.125cm" fo:padding-bottom="0.125cm" fo:padding-left="0.25cm" fo:padding-right="0.25cm" draw:shadow="hidden" draw:shadow-offset-x="0.199cm" draw:shadow-offset-y="0.199cm" draw:shadow-color="#808080" style:run-through="foreground"/>
      <style:paragraph-properties style:writing-mode="lr-tb"/>
    </style:style>
    <style:style style:name="gr2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26cm" fo:padding-top="0.125cm" fo:padding-bottom="0.125cm" fo:padding-left="0.25cm" fo:padding-right="0.25cm" draw:shadow="hidden" draw:shadow-offset-x="0.199cm" draw:shadow-offset-y="0.199cm" draw:shadow-color="#808080" style:run-through="foreground"/>
      <style:paragraph-properties style:writing-mode="lr-tb"/>
    </style:style>
    <style:style style:name="gr3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49cm" fo:padding-top="0.125cm" fo:padding-bottom="0.125cm" fo:padding-left="0.25cm" fo:padding-right="0.25cm" draw:shadow="hidden" draw:shadow-offset-x="0.199cm" draw:shadow-offset-y="0.199cm" draw:shadow-color="#808080" style:run-through="foreground"/>
      <style:paragraph-properties style:writing-mode="lr-tb"/>
    </style:style>
    <style:style style:name="gr3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12cm" fo:padding-top="0.125cm" fo:padding-bottom="0.125cm" fo:padding-left="0.25cm" fo:padding-right="0.25cm" draw:shadow="hidden" draw:shadow-offset-x="0.199cm" draw:shadow-offset-y="0.199cm" draw:shadow-color="#808080" style:run-through="foreground"/>
      <style:paragraph-properties style:writing-mode="lr-tb"/>
    </style:style>
    <style:style style:name="gr3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2cm" fo:min-width="0.189cm" fo:padding-top="0.125cm" fo:padding-bottom="0.125cm" fo:padding-left="0.25cm" fo:padding-right="0.25cm" draw:shadow="hidden" draw:shadow-offset-x="0.199cm" draw:shadow-offset-y="0.199cm" draw:shadow-color="#808080" style:run-through="foreground"/>
      <style:paragraph-properties style:writing-mode="lr-tb"/>
    </style:style>
    <style:style style:name="gr33" style:family="graphic">
      <style:graphic-properties draw:stroke="solid" svg:stroke-width="0.028cm" svg:stroke-color="#000000" draw:marker-start="" draw:marker-start-width="0.254cm" draw:marker-start-center="false" draw:marker-end="" draw:marker-end-width="0.254cm" draw:marker-end-center="false"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3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false" draw:auto-grow-width="false" fo:min-height="0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803cm" fo:min-width="0.803cm" fo:padding-top="0.125cm" fo:padding-bottom="0.125cm" fo:padding-left="0.25cm" fo:padding-right="0.25cm" draw:shadow="hidden" draw:shadow-offset-x="0.199cm" draw:shadow-offset-y="0.199cm" draw:shadow-color="#808080" style:run-through="foreground"/>
      <style:paragraph-properties style:writing-mode="lr-tb"/>
    </style:style>
    <style:style style:name="gr3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746cm" fo:min-width="0.66cm" fo:padding-top="0.125cm" fo:padding-bottom="0.125cm" fo:padding-left="0.25cm" fo:padding-right="0.25cm" draw:shadow="hidden" draw:shadow-offset-x="0.199cm" draw:shadow-offset-y="0.199cm" draw:shadow-color="#808080" style:run-through="foreground"/>
      <style:paragraph-properties style:writing-mode="lr-tb"/>
    </style:style>
    <style:style style:name="gr37"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801cm" fo:min-width="0.803cm" fo:padding-top="0.125cm" fo:padding-bottom="0.125cm" fo:padding-left="0.25cm" fo:padding-right="0.25cm" draw:shadow="hidden" draw:shadow-offset-x="0.199cm" draw:shadow-offset-y="0.199cm" draw:shadow-color="#808080" style:run-through="foreground"/>
      <style:paragraph-properties style:writing-mode="lr-tb"/>
    </style:style>
    <style:style style:name="gr38" style:family="graphic">
      <style:graphic-properties draw:stroke="dash" draw:stroke-dash="Fine_20_Dashe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746cm" fo:min-width="0.612cm" fo:padding-top="0.125cm" fo:padding-bottom="0.125cm" fo:padding-left="0.25cm" fo:padding-right="0.25cm" draw:shadow="hidden" draw:shadow-offset-x="0.199cm" draw:shadow-offset-y="0.199cm" draw:shadow-color="#808080" style:run-through="foreground"/>
      <style:paragraph-properties style:writing-mode="lr-tb"/>
    </style:style>
    <style:style style:name="gr4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746cm" fo:min-width="0.628cm" fo:padding-top="0.125cm" fo:padding-bottom="0.125cm" fo:padding-left="0.25cm" fo:padding-right="0.25cm" draw:shadow="hidden" draw:shadow-offset-x="0.199cm" draw:shadow-offset-y="0.199cm" draw:shadow-color="#808080" style:run-through="foreground"/>
      <style:paragraph-properties style:writing-mode="lr-tb"/>
    </style:style>
    <style:style style:name="gr4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748cm" fo:min-width="0.586cm" fo:padding-top="0.125cm" fo:padding-bottom="0.125cm" fo:padding-left="0.25cm" fo:padding-right="0.25cm" draw:shadow="hidden" draw:shadow-offset-x="0.199cm" draw:shadow-offset-y="0.199cm" draw:shadow-color="#808080" style:run-through="foreground"/>
      <style:paragraph-properties style:writing-mode="lr-tb"/>
    </style:style>
    <style:style style:name="gr4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746cm" fo:min-width="0.563cm" fo:padding-top="0.125cm" fo:padding-bottom="0.125cm" fo:padding-left="0.25cm" fo:padding-right="0.25cm" draw:shadow="hidden" draw:shadow-offset-x="0.199cm" draw:shadow-offset-y="0.199cm" draw:shadow-color="#808080" style:run-through="foreground"/>
      <style:paragraph-properties style:writing-mode="lr-tb"/>
    </style:style>
    <style:style style:name="gr43"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4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cm" fo:min-width="1.371cm" fo:padding-top="0.125cm" fo:padding-bottom="0.125cm" fo:padding-left="0.25cm" fo:padding-right="0.25cm" draw:shadow="hidden" draw:shadow-offset-x="0.199cm" draw:shadow-offset-y="0.199cm" draw:shadow-color="#808080" style:run-through="foreground"/>
      <style:paragraph-properties style:writing-mode="lr-tb"/>
    </style:style>
    <style:style style:name="gr4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277cm" fo:padding-top="0.125cm" fo:padding-bottom="0.125cm" fo:padding-left="0.25cm" fo:padding-right="0.25cm" draw:shadow="hidden" draw:shadow-offset-x="0.199cm" draw:shadow-offset-y="0.199cm" draw:shadow-color="#808080" style:run-through="foreground"/>
      <style:paragraph-properties style:writing-mode="lr-tb"/>
    </style:style>
    <style:style style:name="gr4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5cm" fo:min-width="0.27cm" fo:padding-top="0.125cm" fo:padding-bottom="0.125cm" fo:padding-left="0.25cm" fo:padding-right="0.25cm" draw:shadow="hidden" draw:shadow-offset-x="0.199cm" draw:shadow-offset-y="0.199cm" draw:shadow-color="#808080" style:run-through="foreground"/>
      <style:paragraph-properties style:writing-mode="lr-tb"/>
    </style:style>
    <style:style style:name="gr47"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5cm" fo:min-width="0.268cm" fo:padding-top="0.125cm" fo:padding-bottom="0.125cm" fo:padding-left="0.25cm" fo:padding-right="0.25cm" draw:shadow="hidden" draw:shadow-offset-x="0.199cm" draw:shadow-offset-y="0.199cm" draw:shadow-color="#808080" style:run-through="foreground"/>
      <style:paragraph-properties style:writing-mode="lr-tb"/>
    </style:style>
    <style:style style:name="gr48"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4cm" fo:min-width="0.787cm" fo:padding-top="0.125cm" fo:padding-bottom="0.125cm" fo:padding-left="0.25cm" fo:padding-right="0.25cm" draw:shadow="hidden" draw:shadow-offset-x="0.199cm" draw:shadow-offset-y="0.199cm" draw:shadow-color="#808080" style:run-through="foreground"/>
      <style:paragraph-properties style:writing-mode="lr-tb"/>
    </style:style>
    <style:style style:name="gr4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2cm" fo:min-width="1.372cm" fo:padding-top="0.125cm" fo:padding-bottom="0.125cm" fo:padding-left="0.25cm" fo:padding-right="0.25cm" draw:shadow="hidden" draw:shadow-offset-x="0.199cm" draw:shadow-offset-y="0.199cm" draw:shadow-color="#808080" style:run-through="foreground"/>
      <style:paragraph-properties style:writing-mode="lr-tb"/>
    </style:style>
    <style:style style:name="gr5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2cm" fo:min-width="1.371cm" fo:padding-top="0.125cm" fo:padding-bottom="0.125cm" fo:padding-left="0.25cm" fo:padding-right="0.25cm" draw:shadow="hidden" draw:shadow-offset-x="0.199cm" draw:shadow-offset-y="0.199cm" draw:shadow-color="#808080" style:run-through="foreground"/>
      <style:paragraph-properties style:writing-mode="lr-tb"/>
    </style:style>
    <style:style style:name="gr5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236cm" fo:padding-top="0.125cm" fo:padding-bottom="0.125cm" fo:padding-left="0.25cm" fo:padding-right="0.25cm" draw:shadow="hidden" draw:shadow-offset-x="0.199cm" draw:shadow-offset-y="0.199cm" draw:shadow-color="#808080" style:run-through="foreground"/>
      <style:paragraph-properties style:writing-mode="lr-tb"/>
    </style:style>
    <style:style style:name="gr5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2cm" fo:min-width="1.011cm" fo:padding-top="0.125cm" fo:padding-bottom="0.125cm" fo:padding-left="0.25cm" fo:padding-right="0.25cm" draw:shadow="hidden" draw:shadow-offset-x="0.199cm" draw:shadow-offset-y="0.199cm" draw:shadow-color="#808080" style:run-through="foreground"/>
      <style:paragraph-properties style:writing-mode="lr-tb"/>
    </style:style>
    <style:style style:name="gr5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5cm" fo:min-width="0.245cm" fo:padding-top="0.125cm" fo:padding-bottom="0.125cm" fo:padding-left="0.25cm" fo:padding-right="0.25cm" draw:shadow="hidden" draw:shadow-offset-x="0.199cm" draw:shadow-offset-y="0.199cm" draw:shadow-color="#808080" style:run-through="foreground"/>
      <style:paragraph-properties style:writing-mode="lr-tb"/>
    </style:style>
    <style:style style:name="gr5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272cm" fo:padding-top="0.125cm" fo:padding-bottom="0.125cm" fo:padding-left="0.25cm" fo:padding-right="0.25cm" draw:shadow="hidden" draw:shadow-offset-x="0.199cm" draw:shadow-offset-y="0.199cm" draw:shadow-color="#808080" style:run-through="foreground"/>
      <style:paragraph-properties style:writing-mode="lr-tb"/>
    </style:style>
    <style:style style:name="gr5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5cm" fo:min-width="0.247cm" fo:padding-top="0.125cm" fo:padding-bottom="0.125cm" fo:padding-left="0.25cm" fo:padding-right="0.25cm" draw:shadow="hidden" draw:shadow-offset-x="0.199cm" draw:shadow-offset-y="0.199cm" draw:shadow-color="#808080" style:run-through="foreground"/>
      <style:paragraph-properties style:writing-mode="lr-tb"/>
    </style:style>
    <style:style style:name="gr5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226cm" fo:padding-top="0.125cm" fo:padding-bottom="0.125cm" fo:padding-left="0.25cm" fo:padding-right="0.25cm" draw:shadow="hidden" draw:shadow-offset-x="0.199cm" draw:shadow-offset-y="0.199cm" draw:shadow-color="#808080" style:run-through="foreground"/>
      <style:paragraph-properties style:writing-mode="lr-tb"/>
    </style:style>
    <style:style style:name="gr57"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4cm" fo:min-width="0.785cm" fo:padding-top="0.125cm" fo:padding-bottom="0.125cm" fo:padding-left="0.25cm" fo:padding-right="0.25cm" draw:shadow="hidden" draw:shadow-offset-x="0.199cm" draw:shadow-offset-y="0.199cm" draw:shadow-color="#808080" style:run-through="foreground"/>
      <style:paragraph-properties style:writing-mode="lr-tb"/>
    </style:style>
    <style:style style:name="gr58"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4cm" fo:min-width="1.012cm" fo:padding-top="0.125cm" fo:padding-bottom="0.125cm" fo:padding-left="0.25cm" fo:padding-right="0.25cm" draw:shadow="hidden" draw:shadow-offset-x="0.199cm" draw:shadow-offset-y="0.199cm" draw:shadow-color="#808080" style:run-through="foreground"/>
      <style:paragraph-properties style:writing-mode="lr-tb"/>
    </style:style>
    <style:style style:name="gr5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4cm" fo:min-width="1.371cm" fo:padding-top="0.125cm" fo:padding-bottom="0.125cm" fo:padding-left="0.25cm" fo:padding-right="0.25cm" draw:shadow="hidden" draw:shadow-offset-x="0.199cm" draw:shadow-offset-y="0.199cm" draw:shadow-color="#808080" style:run-through="foreground"/>
      <style:paragraph-properties style:writing-mode="lr-tb"/>
    </style:style>
    <style:style style:name="gr6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6cm" fo:min-width="0.22cm" fo:padding-top="0.125cm" fo:padding-bottom="0.125cm" fo:padding-left="0.25cm" fo:padding-right="0.25cm" draw:shadow="hidden" draw:shadow-offset-x="0.199cm" draw:shadow-offset-y="0.199cm" draw:shadow-color="#808080" style:run-through="foreground"/>
      <style:paragraph-properties style:writing-mode="lr-tb"/>
    </style:style>
    <style:style style:name="gr6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6cm" fo:min-width="0.222cm" fo:padding-top="0.125cm" fo:padding-bottom="0.125cm" fo:padding-left="0.25cm" fo:padding-right="0.25cm" draw:shadow="hidden" draw:shadow-offset-x="0.199cm" draw:shadow-offset-y="0.199cm" draw:shadow-color="#808080" style:run-through="foreground"/>
      <style:paragraph-properties style:writing-mode="lr-tb"/>
    </style:style>
    <style:style style:name="gr62" style:family="graphic">
      <style:graphic-properties draw:stroke="solid" svg:stroke-width="0.019cm" svg:stroke-color="#ffffff"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63" style:family="graphic">
      <style:graphic-properties draw:stroke="solid" svg:stroke-width="0.028cm" svg:stroke-color="#1ca2b8" draw:marker-start="" draw:marker-start-width="0.254cm" draw:marker-start-center="false" draw:marker-end="" draw:marker-end-width="0.254cm" draw:marker-end-center="false" draw:fill="none"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6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6cm" fo:min-width="0.235cm" fo:padding-top="0.125cm" fo:padding-bottom="0.125cm" fo:padding-left="0.25cm" fo:padding-right="0.25cm" draw:shadow="hidden" draw:shadow-offset-x="0.199cm" draw:shadow-offset-y="0.199cm" draw:shadow-color="#808080" style:run-through="foreground"/>
      <style:paragraph-properties style:writing-mode="lr-tb"/>
    </style:style>
    <style:style style:name="gr65" style:family="graphic">
      <style:graphic-properties draw:stroke="solid" svg:stroke-width="0.028cm" svg:stroke-color="#c74028" draw:marker-start="" draw:marker-start-width="0.254cm" draw:marker-start-center="false" draw:marker-end="" draw:marker-end-width="0.254cm" draw:marker-end-center="false" draw:fill="none"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6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6cm" fo:min-width="0.288cm" fo:padding-top="0.125cm" fo:padding-bottom="0.125cm" fo:padding-left="0.25cm" fo:padding-right="0.25cm" draw:shadow="hidden" draw:shadow-offset-x="0.199cm" draw:shadow-offset-y="0.199cm" draw:shadow-color="#808080" style:run-through="foreground"/>
      <style:paragraph-properties style:writing-mode="lr-tb"/>
    </style:style>
    <style:style style:name="gr67" style:family="graphic">
      <style:graphic-properties draw:stroke="solid" svg:stroke-width="0.028cm" svg:stroke-color="#000000" draw:marker-start="" draw:marker-start-width="0.254cm" draw:marker-start-center="false" draw:marker-end="" draw:marker-end-width="0.254cm" draw:marker-end-center="false" draw:fill="none"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68"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6cm" fo:min-width="0.252cm" fo:padding-top="0.125cm" fo:padding-bottom="0.125cm" fo:padding-left="0.25cm" fo:padding-right="0.25cm" draw:shadow="hidden" draw:shadow-offset-x="0.199cm" draw:shadow-offset-y="0.199cm" draw:shadow-color="#808080" style:run-through="foreground"/>
      <style:paragraph-properties style:writing-mode="lr-tb"/>
    </style:style>
    <style:style style:name="gr6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cm" fo:min-width="1.148cm" fo:padding-top="0.125cm" fo:padding-bottom="0.125cm" fo:padding-left="0.25cm" fo:padding-right="0.25cm" draw:shadow="hidden" draw:shadow-offset-x="0.199cm" draw:shadow-offset-y="0.199cm" draw:shadow-color="#808080" style:run-through="foreground"/>
      <style:paragraph-properties style:writing-mode="lr-tb"/>
    </style:style>
    <style:style style:name="gr7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cm" fo:min-width="0.727cm" fo:padding-top="0.125cm" fo:padding-bottom="0.125cm" fo:padding-left="0.25cm" fo:padding-right="0.25cm" draw:shadow="hidden" draw:shadow-offset-x="0.199cm" draw:shadow-offset-y="0.199cm" draw:shadow-color="#808080" style:run-through="foreground"/>
      <style:paragraph-properties style:writing-mode="lr-tb"/>
    </style:style>
    <style:style style:name="gr71" style:family="graphic">
      <style:graphic-properties draw:stroke="solid" svg:stroke-width="0.028cm" svg:stroke-color="#000000" draw:marker-start="" draw:marker-start-width="0.242cm" draw:marker-start-center="false" draw:marker-end="" draw:marker-end-width="0.242cm" draw:marker-end-center="false"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72" style:family="graphic">
      <style:graphic-properties draw:stroke="none" svg:stroke-width="0.028cm" svg:stroke-color="#000000" draw:marker-start="" draw:marker-start-width="0.242cm" draw:marker-start-center="false" draw:marker-end="" draw:marker-end-width="0.242cm" draw:marker-end-center="false" draw:fill="none" draw:fill-color="#ffffff" draw:textarea-horizontal-align="justify" draw:auto-grow-height="false" draw:auto-grow-width="false" fo:min-height="0cm"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cm" fo:min-width="1.035cm" fo:padding-top="0.125cm" fo:padding-bottom="0.125cm" fo:padding-left="0.25cm" fo:padding-right="0.25cm" draw:shadow="hidden" draw:shadow-offset-x="0.199cm" draw:shadow-offset-y="0.199cm" draw:shadow-color="#808080" style:run-through="foreground"/>
      <style:paragraph-properties style:writing-mode="lr-tb"/>
    </style:style>
    <style:style style:name="gr7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cm" fo:min-width="0.402cm" fo:padding-top="0.125cm" fo:padding-bottom="0.125cm" fo:padding-left="0.25cm" fo:padding-right="0.25cm" draw:shadow="hidden" draw:shadow-offset-x="0.199cm" draw:shadow-offset-y="0.199cm" draw:shadow-color="#808080" style:run-through="foreground"/>
      <style:paragraph-properties style:writing-mode="lr-tb"/>
    </style:style>
    <style:style style:name="gr7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cm" fo:min-width="0.407cm" fo:padding-top="0.125cm" fo:padding-bottom="0.125cm" fo:padding-left="0.25cm" fo:padding-right="0.25cm" draw:shadow="hidden" draw:shadow-offset-x="0.199cm" draw:shadow-offset-y="0.199cm" draw:shadow-color="#808080" style:run-through="foreground"/>
      <style:paragraph-properties style:writing-mode="lr-tb"/>
    </style:style>
    <style:style style:name="gr7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cm" fo:min-width="0.432cm" fo:padding-top="0.125cm" fo:padding-bottom="0.125cm" fo:padding-left="0.25cm" fo:padding-right="0.25cm" draw:shadow="hidden" draw:shadow-offset-x="0.199cm" draw:shadow-offset-y="0.199cm" draw:shadow-color="#808080" style:run-through="foreground"/>
      <style:paragraph-properties style:writing-mode="lr-tb"/>
    </style:style>
    <style:style style:name="gr77"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cm" fo:min-width="0.383cm" fo:padding-top="0.125cm" fo:padding-bottom="0.125cm" fo:padding-left="0.25cm" fo:padding-right="0.25cm" draw:shadow="hidden" draw:shadow-offset-x="0.199cm" draw:shadow-offset-y="0.199cm" draw:shadow-color="#808080" style:run-through="foreground"/>
      <style:paragraph-properties style:writing-mode="lr-tb"/>
    </style:style>
    <style:style style:name="gr78"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cm" fo:min-width="0.363cm" fo:padding-top="0.125cm" fo:padding-bottom="0.125cm" fo:padding-left="0.25cm" fo:padding-right="0.25cm" draw:shadow="hidden" draw:shadow-offset-x="0.199cm" draw:shadow-offset-y="0.199cm" draw:shadow-color="#808080" style:run-through="foreground"/>
      <style:paragraph-properties style:writing-mode="lr-tb"/>
    </style:style>
    <style:style style:name="gr7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693cm" fo:padding-top="0.125cm" fo:padding-bottom="0.125cm" fo:padding-left="0.25cm" fo:padding-right="0.25cm" draw:shadow="hidden" draw:shadow-offset-x="0.199cm" draw:shadow-offset-y="0.199cm" draw:shadow-color="#808080" style:run-through="foreground"/>
      <style:paragraph-properties style:writing-mode="lr-tb"/>
    </style:style>
    <style:style style:name="gr8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96cm" fo:min-width="0.261cm" fo:padding-top="0.125cm" fo:padding-bottom="0.125cm" fo:padding-left="0.25cm" fo:padding-right="0.25cm" draw:shadow="hidden" draw:shadow-offset-x="0.199cm" draw:shadow-offset-y="0.199cm" draw:shadow-color="#808080" style:run-through="foreground"/>
      <style:paragraph-properties style:writing-mode="lr-tb"/>
    </style:style>
    <style:style style:name="gr81" style:family="graphic">
      <style:graphic-properties draw:stroke="solid" svg:stroke-width="0.035cm" svg:stroke-color="#000000" draw:marker-start="" draw:marker-start-width="0.222cm" draw:marker-start-center="false" draw:marker-end="" draw:marker-end-width="0.222cm" draw:marker-end-center="false" draw:fill="solid" draw:fill-color="#000000" draw:opacity="0%"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8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cm" fo:min-width="0.787cm" fo:padding-top="0.125cm" fo:padding-bottom="0.125cm" fo:padding-left="0.25cm" fo:padding-right="0.25cm" draw:shadow="hidden" draw:shadow-offset-x="0.199cm" draw:shadow-offset-y="0.199cm" draw:shadow-color="#808080" style:run-through="foreground"/>
      <style:paragraph-properties style:writing-mode="lr-tb"/>
    </style:style>
    <style:style style:name="gr8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228cm" fo:padding-top="0.125cm" fo:padding-bottom="0.125cm" fo:padding-left="0.25cm" fo:padding-right="0.25cm" draw:shadow="hidden" draw:shadow-offset-x="0.199cm" draw:shadow-offset-y="0.199cm" draw:shadow-color="#808080" style:run-through="foreground"/>
      <style:paragraph-properties style:writing-mode="lr-tb"/>
    </style:style>
    <style:style style:name="gr8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309cm" fo:padding-top="0.125cm" fo:padding-bottom="0.125cm" fo:padding-left="0.25cm" fo:padding-right="0.25cm" draw:shadow="hidden" draw:shadow-offset-x="0.199cm" draw:shadow-offset-y="0.199cm" draw:shadow-color="#808080" style:run-through="foreground"/>
      <style:paragraph-properties style:writing-mode="lr-tb"/>
    </style:style>
    <style:style style:name="gr8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219cm" fo:padding-top="0.125cm" fo:padding-bottom="0.125cm" fo:padding-left="0.25cm" fo:padding-right="0.25cm" draw:shadow="hidden" draw:shadow-offset-x="0.199cm" draw:shadow-offset-y="0.199cm" draw:shadow-color="#808080" style:run-through="foreground"/>
      <style:paragraph-properties style:writing-mode="lr-tb"/>
    </style:style>
    <style:style style:name="gr86"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7" style:family="graphic">
      <style:graphic-properties draw:stroke="none" draw:fill-color="#d3802b" draw:textarea-horizontal-align="justify" draw:textarea-vertical-align="middle" draw:auto-grow-height="false" fo:min-height="0.57cm" fo:min-width="3.893cm" style:run-through="foreground"/>
      <style:paragraph-properties style:writing-mode="lr-tb"/>
    </style:style>
    <style:style style:name="gr88"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9"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90"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91"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2"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5" text:outline-level="1"><draw:g text:anchor-type="paragraph" draw:z-index="25" draw:name="Forme5" draw:style-name="gr86"><draw:custom-shape draw:style-name="gr87" draw:text-style-name="P119" svg:width="3.964cm" svg:height="0.641cm" draw:transform="skewX (0.00279252680319092) rotate (0.0872664625997165) translate (-0.370416666666667cm -0.0934861111111111cm)"><text:p text:style-name="P118"><text:span text:style-name="T84">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fr1" draw:name="Cadre3" text:anchor-type="as-char" svg:y="-5.719cm" svg:width="9.135cm" draw:z-index="15"><draw:text-box fo:min-height="3.93cm"><text:section text:style-name="Sect1" text:name="Section5"><text:p text:style-name="P24"/><text:list xml:id="list2270131584" text:style-name="liste_5f_abc"><text:list-header><text:p text:style-name="P76"><text:span text:style-name="knumerotitreA"><text:span text:style-name="T16">On considère les deux triangles SUR et MOT <text:line-break/>ci-dessous.</text:span></text:span></text:p></text:list-header></text:list><text:p text:style-name="P28"><draw:g text:anchor-type="paragraph" draw:z-index="26" draw:name="Forme1" draw:style-name="gr26"><draw:frame draw:style-name="gr80" draw:text-style-name="P112" svg:width="0.763cm" svg:height="0.747cm" svg:x="1.801cm" svg:y="0.663cm"><draw:text-box><text:p text:style-name="P100"><text:span text:style-name="T77">U</text:span></text:p></draw:text-box></draw:frame><draw:polygon draw:style-name="gr81" draw:text-style-name="P117" svg:width="5.529cm" svg:height="3.999cm" svg:x="0.461cm" svg:y="1.221cm" svg:viewBox="0 0 5530 4000" draw:points="1787,0 0,2213 5530,4000"><text:p/></draw:polygon><draw:frame draw:style-name="gr82" draw:text-style-name="P111" svg:width="1.288cm" svg:height="0.832cm" svg:x="0.785cm" svg:y="2.859cm"><draw:text-box><text:p text:style-name="P100"><text:span text:style-name="T77">69°</text:span><text:span text:style-name="T80"> </text:span></text:p></draw:text-box></draw:frame><draw:path draw:style-name="gr43" draw:text-style-name="P110" svg:width="0.494cm" svg:height="0.227cm" draw:transform="skewX (0.00331612557878915) rotate (-0.939685269273748) translate (0.814833333333292cm 3.0360416666666cm)" svg:viewBox="0 0 495 228" svg:d="M0 0c260 0 495 228 495 228"><text:p/></draw:path><draw:path draw:style-name="gr43" draw:text-style-name="P110" svg:width="0.428cm" svg:height="0.26cm" draw:transform="rotate (-0.490437519810407) translate (2.13961490978777cm 1.31009230141021cm)" svg:viewBox="0 0 429 261" svg:d="M0 261c290 0 429-261 429-261"><text:p/></draw:path><draw:path draw:style-name="gr43" draw:text-style-name="P110" svg:width="0.51cm" svg:height="0.269cm" draw:transform="skewX (0.17226399717184) rotate (-0.406312649864281) translate (2.11612290283464cm 1.37094662657065cm)" svg:viewBox="0 0 511 270" svg:d="M0 270c345 2 511-270 511-270"><text:p/></draw:path><draw:frame draw:style-name="gr83" draw:text-style-name="P112" svg:width="0.729cm" svg:height="0.664cm" svg:x="-0.15cm" svg:y="3.161cm"><draw:text-box><text:p text:style-name="P100"><text:span text:style-name="T77">S</text:span></text:p></draw:text-box></draw:frame><draw:frame draw:style-name="gr8" draw:text-style-name="P112" svg:width="0.75cm" svg:height="0.664cm" svg:x="5.891cm" svg:y="5.006cm"><draw:text-box><text:p text:style-name="P100"><text:span text:style-name="T77">R</text:span></text:p></draw:text-box></draw:frame><draw:frame draw:style-name="gr82" draw:text-style-name="P111" svg:width="1.288cm" svg:height="0.832cm" svg:x="1.803cm" svg:y="1.556cm"><draw:text-box><text:p text:style-name="P100"><text:span text:style-name="T77">82°</text:span><text:span text:style-name="T80"> </text:span></text:p></draw:text-box></draw:frame><draw:frame draw:style-name="gr44" draw:text-style-name="P111" svg:width="1.872cm" svg:height="0.832cm" draw:transform="rotate (-0.318173522638566) translate (2.02494444444444cm 3.72533333333333cm)"><draw:text-box><text:p text:style-name="P100"><text:span text:style-name="T77">5,8 cm</text:span><text:span text:style-name="T80"> </text:span></text:p></draw:text-box></draw:frame><draw:frame draw:style-name="gr13" draw:text-style-name="P112" svg:width="0.784cm" svg:height="0.664cm" svg:x="7.856cm" svg:y="0.693cm"><draw:text-box><text:p text:style-name="P100"><text:span text:style-name="T77">O</text:span></text:p></draw:text-box></draw:frame><draw:frame draw:style-name="gr82" draw:text-style-name="P111" svg:width="1.288cm" svg:height="0.832cm" svg:x="6.442cm" svg:y="2.766cm"><draw:text-box><text:p text:style-name="P100"><text:span text:style-name="T77">69°</text:span><text:span text:style-name="T80"> </text:span></text:p></draw:text-box></draw:frame><draw:g draw:style-name="gr15"><draw:polygon draw:style-name="gr81" draw:text-style-name="P117" svg:width="5.529cm" svg:height="3.998cm" draw:transform="skewX (-8.42274379277892E-017) rotate (-0.935321946143762) translate (5.67787757325987cm -1.85450154726798cm)" svg:viewBox="0 0 5530 3999" draw:points="3744,0 5530,2213 0,3999"><text:p/></draw:polygon><draw:path draw:style-name="gr43" draw:text-style-name="P110" svg:width="0.495cm" svg:height="0.227cm" draw:transform="skewX (-0.00767944870877505) rotate (0.00349065850398866) translate (6.79623939767115cm 3.38921800728247cm)" svg:viewBox="0 0 496 228" svg:d="M496 0c-260 1-496 228-496 228"><text:p/></draw:path><draw:path draw:style-name="gr43" draw:text-style-name="P110" svg:width="0.416cm" svg:height="0.151cm" draw:transform="rotate (1.25716066021152) translate (3.09870903709933cm 0.973207861162492cm)" svg:viewBox="0 0 417 152" svg:d="M417 152c-195-1-417-152-417-152"><text:p/></draw:path><draw:line draw:style-name="gr12" draw:text-style-name="P110" svg:x1="3.34cm" svg:y1="0.861cm" svg:x2="3.158cm" svg:y2="0.748cm"><text:p/></draw:line></draw:g><draw:frame draw:style-name="gr84" draw:text-style-name="P112" svg:width="0.81cm" svg:height="0.664cm" svg:x="6.826cm" svg:y="3.911cm"><draw:text-box><text:p text:style-name="P100"><text:span text:style-name="T77">M</text:span></text:p></draw:text-box></draw:frame><draw:frame draw:style-name="gr85" draw:text-style-name="P112" svg:width="0.72cm" svg:height="0.664cm" svg:x="2.043cm" svg:y="0cm"><draw:text-box><text:p text:style-name="P100"><text:span text:style-name="T77">T</text:span></text:p></draw:text-box></draw:frame><draw:frame draw:style-name="gr82" draw:text-style-name="P111" svg:width="1.288cm" svg:height="0.832cm" svg:x="3.201cm" svg:y="0.513cm"><draw:text-box><text:p text:style-name="P100"><text:span text:style-name="T77">29°</text:span><text:span text:style-name="T80"> </text:span></text:p></draw:text-box></draw:frame><draw:frame draw:style-name="gr44" draw:text-style-name="P111" svg:width="1.872cm" svg:height="0.832cm" draw:transform="rotate (-0.616624824729597) translate (4.25802777777778cm 1.51518055555556cm)"><draw:text-box><text:p text:style-name="P100"><text:span text:style-name="T77">5,8 cm</text:span><text:span text:style-name="T80"> </text:span></text:p></draw:text-box></draw:frame><draw:frame draw:style-name="gr44" draw:text-style-name="P111" svg:width="1.872cm" svg:height="0.832cm" draw:transform="rotate (0.916646923147422) translate (0.123472222222222cm 2.54352777777778cm)"><draw:text-box><text:p text:style-name="P100"><text:span text:style-name="T77">2,9 cm</text:span><text:span text:style-name="T80"> </text:span></text:p></draw:text-box></draw:frame></draw:g><text:span text:style-name="knumerotitreA"><text:span text:style-name="T16"/></text:span></text:p><text:p text:style-name="P28"><text:span text:style-name="knumerotitreA"><text:span text:style-name="T16"/></text:span></text:p><text:p text:style-name="P28"><text:span text:style-name="knumerotitreA"><text:span text:style-name="T16"/></text:span></text:p><text:p text:style-name="P28"><text:span text:style-name="knumerotitreA"><text:span text:style-name="T16"/></text:span></text:p><text:p text:style-name="P28"><text:span text:style-name="knumerotitreA"><text:span text:style-name="T16"/></text:span></text:p><text:p text:style-name="P28"><text:span text:style-name="knumerotitreA"><text:span text:style-name="T16"/></text:span></text:p><text:p text:style-name="P28"><text:span text:style-name="knumerotitreA"><text:span text:style-name="T16"/></text:span></text:p><text:p text:style-name="P28"><text:span text:style-name="knumerotitreA"><text:span text:style-name="T16"/></text:span></text:p><text:p text:style-name="P28"><text:span text:style-name="knumerotitreA"><text:span text:style-name="T16"/></text:span></text:p><text:p text:style-name="P28"><text:span text:style-name="knumerotitreA"><text:span text:style-name="T16"/></text:span></text:p><text:p text:style-name="P28"><text:span text:style-name="knumerotitreA"><text:span text:style-name="T16"/></text:span></text:p><text:p text:style-name="P28"><text:span text:style-name="knumerotitreA"><text:span text:style-name="T16"/></text:span></text:p><text:list xml:id="list232404138770535" text:continue-numbering="true" text:style-name="liste_5f_abc"><text:list-item><text:list><text:list-item><text:p text:style-name="P76"><text:span text:style-name="knumerotitreA"><text:span text:style-name="T15">Quelle est la </text:span></text:span><text:span text:style-name="knumerotitreA"><text:span text:style-name="T16">mesure de l’angle </text:span></text:span><text:span text:style-name="knumerotitreA"><text:span text:style-name="T16"><draw:frame draw:style-name="fr7" draw:name="Objet13" text:anchor-type="as-char" svg:y="-0.37cm" svg:width="0.728cm" svg:height="0.466cm" draw:z-index="16"><draw:object xlink:href="./Object 6" xlink:type="simple" xlink:show="embed" xlink:actuate="onLoad"/><draw:image xlink:href="./ObjectReplacements/Object 6" xlink:type="simple" xlink:show="embed" xlink:actuate="onLoad"/></draw:frame></text:span></text:span><text:span text:style-name="knumerotitreA"><text:span text:style-name="T16"> ?</text:span></text:span></text:p></text:list-item><text:list-item><text:p text:style-name="P76"><text:span text:style-name="T24">D</text:span><text:span text:style-name="knumerotitreA"><text:span text:style-name="T16">émontre que les triangles SUR et MOT sont égaux.</text:span></text:span></text:p></text:list-item></text:list></text:list-item></text:list><text:p text:style-name="P26"><text:span text:style-name="Bold_5f_niv2"><text:span text:style-name="T23">Correction</text:span></text:span></text:p><text:list xml:id="list232405568502122" text:continue-list="list232404138770535" text:style-name="liste_5f_abc"><text:list-item><text:list><text:list-item text:start-value="1"><text:p text:style-name="P74"><text:span text:style-name="knumerotitreA"><text:span text:style-name="T11">Dans le triangle SUR la somme des mesures des angles vaut 180°. On en déduit que :</text:span></text:span></text:p><text:p text:style-name="P77"><text:span text:style-name="knumerotitreA"><text:span text:style-name="T11"><draw:frame draw:style-name="fr8" draw:name="Objet1" text:anchor-type="as-char" svg:y="-0.37cm" svg:width="0.728cm" svg:height="0.466cm" draw:z-index="17"><draw:object xlink:href="./Object 1" xlink:type="simple" xlink:show="embed" xlink:actuate="onLoad"/><draw:image xlink:href="./ObjectReplacements/Object 1" xlink:type="simple" xlink:show="embed" xlink:actuate="onLoad"/><svg:desc>formule</svg:desc></draw:frame></text:span></text:span><text:span text:style-name="knumerotitreA"><text:span text:style-name="T11"> </text:span></text:span><text:span text:style-name="_5f_opensymbol"><text:span text:style-name="T14"></text:span></text:span><text:span text:style-name="knumerotitreA"><text:span text:style-name="T11"> 180° </text:span></text:span><text:span text:style-name="_5f_opensymbol"><text:span text:style-name="T13">─</text:span></text:span><text:span text:style-name="knumerotitreA"><text:span text:style-name="T11"> 82° </text:span></text:span><text:span text:style-name="_5f_opensymbol"><text:span text:style-name="T13">─</text:span></text:span><text:span text:style-name="knumerotitreA"><text:span text:style-name="T11"> 69° </text:span></text:span><text:span text:style-name="_5f_opensymbol"><text:span text:style-name="T14"></text:span></text:span><text:span text:style-name="knumerotitreA"><text:span text:style-name="T11"> 29°.</text:span></text:span></text:p></text:list-item><text:list-item><text:p text:style-name="P78"><text:span text:style-name="knumerotitreA"><text:span text:style-name="T12">Les triangles SUR et MOT ont chacun un côté de 5,8 cm compris entre deux angles de mêmes mesures 69° et 29°, donc ils sont égaux.</text:span></text:span></text:p></text:list-item></text:list></text:list-item></text:list></text:section></draw:text-box></draw:frame></text:h>
      <text:list xml:id="list106006393" text:style-name="Num_5f_Exo">
        <text:list-item>
          <text:h text:style-name="P33" text:outline-level="1"> <text:span text:style-name="T25">Construis quatre triangles égaux à PIC ayant pour côté [OU]</text:span>. </text:h>
        </text:list-item>
      </text:list>
      <text:h text:style-name="P34" text:outline-level="1"><draw:g text:anchor-type="as-char" draw:z-index="36" draw:name="Forme2_0" draw:style-name="gr7"><draw:g draw:style-name="gr15"><draw:frame draw:style-name="gr13" draw:text-style-name="P101" svg:width="0.784cm" svg:height="0.664cm" svg:x="4.085cm" svg:y="2.967cm"><draw:text-box><text:p text:style-name="P100"><text:span text:style-name="T73">O</text:span></text:p></draw:text-box></draw:frame><draw:frame draw:style-name="gr20" draw:text-style-name="P101" svg:width="0.752cm" svg:height="0.664cm" svg:x="1.192cm" svg:y="5.553cm"><draw:text-box><text:p text:style-name="P100"><text:span text:style-name="T73">C</text:span></text:p></draw:text-box></draw:frame><draw:g draw:style-name="gr15"><draw:line draw:style-name="gr21" draw:text-style-name="P105" svg:x1="0.148cm" svg:y1="0cm" svg:x2="0.148cm" svg:y2="9cm"><text:p/></draw:line><draw:line draw:style-name="gr21" draw:text-style-name="P105" svg:x1="0.648cm" svg:y1="0cm" svg:x2="0.648cm" svg:y2="9cm"><text:p/></draw:line><draw:line draw:style-name="gr21" draw:text-style-name="P105" svg:x1="1.148cm" svg:y1="0cm" svg:x2="1.148cm" svg:y2="9cm"><text:p/></draw:line><draw:line draw:style-name="gr21" draw:text-style-name="P105" svg:x1="1.648cm" svg:y1="0cm" svg:x2="1.648cm" svg:y2="9cm"><text:p/></draw:line><draw:line draw:style-name="gr21" draw:text-style-name="P105" svg:x1="2.148cm" svg:y1="0cm" svg:x2="2.148cm" svg:y2="9cm"><text:p/></draw:line><draw:line draw:style-name="gr21" draw:text-style-name="P105" svg:x1="2.648cm" svg:y1="0cm" svg:x2="2.648cm" svg:y2="9cm"><text:p/></draw:line><draw:line draw:style-name="gr21" draw:text-style-name="P105" svg:x1="3.148cm" svg:y1="0cm" svg:x2="3.148cm" svg:y2="9cm"><text:p/></draw:line><draw:line draw:style-name="gr21" draw:text-style-name="P105" svg:x1="3.648cm" svg:y1="0cm" svg:x2="3.648cm" svg:y2="9cm"><text:p/></draw:line><draw:line draw:style-name="gr21" draw:text-style-name="P105" svg:x1="4.148cm" svg:y1="0cm" svg:x2="4.148cm" svg:y2="9cm"><text:p/></draw:line><draw:line draw:style-name="gr21" draw:text-style-name="P105" svg:x1="4.648cm" svg:y1="0cm" svg:x2="4.648cm" svg:y2="9cm"><text:p/></draw:line><draw:line draw:style-name="gr21" draw:text-style-name="P105" svg:x1="5.148cm" svg:y1="0cm" svg:x2="5.148cm" svg:y2="9cm"><text:p/></draw:line><draw:line draw:style-name="gr21" draw:text-style-name="P105" svg:x1="5.648cm" svg:y1="0cm" svg:x2="5.648cm" svg:y2="9cm"><text:p/></draw:line><draw:line draw:style-name="gr21" draw:text-style-name="P105" svg:x1="6.148cm" svg:y1="0cm" svg:x2="6.148cm" svg:y2="9cm"><text:p/></draw:line><draw:line draw:style-name="gr21" draw:text-style-name="P105" svg:x1="6.648cm" svg:y1="0cm" svg:x2="6.648cm" svg:y2="9cm"><text:p/></draw:line><draw:line draw:style-name="gr21" draw:text-style-name="P105" svg:x1="7.148cm" svg:y1="0cm" svg:x2="7.148cm" svg:y2="9cm"><text:p/></draw:line><draw:line draw:style-name="gr21" draw:text-style-name="P105" svg:x1="7.648cm" svg:y1="0cm" svg:x2="7.648cm" svg:y2="9cm"><text:p/></draw:line><draw:line draw:style-name="gr21" draw:text-style-name="P105" svg:x1="8.148cm" svg:y1="0cm" svg:x2="8.148cm" svg:y2="9cm"><text:p/></draw:line><draw:line draw:style-name="gr21" draw:text-style-name="P105" svg:x1="8.648cm" svg:y1="0cm" svg:x2="8.648cm" svg:y2="9cm"><text:p/></draw:line><draw:line draw:style-name="gr21" draw:text-style-name="P105" svg:x1="9.148cm" svg:y1="0cm" svg:x2="9.148cm" svg:y2="9cm"><text:p/></draw:line><draw:line draw:style-name="gr21" draw:text-style-name="P105" svg:x1="0.148cm" svg:y1="0cm" svg:x2="9.148cm" svg:y2="0cm"><text:p/></draw:line><draw:line draw:style-name="gr21" draw:text-style-name="P105" svg:x1="0.148cm" svg:y1="0.5cm" svg:x2="9.148cm" svg:y2="0.5cm"><text:p/></draw:line><draw:line draw:style-name="gr21" draw:text-style-name="P105" svg:x1="0.148cm" svg:y1="1cm" svg:x2="9.148cm" svg:y2="1cm"><text:p/></draw:line><draw:line draw:style-name="gr21" draw:text-style-name="P105" svg:x1="0.148cm" svg:y1="1.498cm" svg:x2="9.148cm" svg:y2="1.498cm"><text:p/></draw:line><draw:line draw:style-name="gr21" draw:text-style-name="P105" svg:x1="0.148cm" svg:y1="1.997cm" svg:x2="9.148cm" svg:y2="1.997cm"><text:p/></draw:line><draw:line draw:style-name="gr21" draw:text-style-name="P105" svg:x1="0.148cm" svg:y1="2.498cm" svg:x2="9.148cm" svg:y2="2.498cm"><text:p/></draw:line><draw:line draw:style-name="gr21" draw:text-style-name="P105" svg:x1="0.148cm" svg:y1="2.999cm" svg:x2="9.148cm" svg:y2="2.999cm"><text:p/></draw:line><draw:line draw:style-name="gr21" draw:text-style-name="P105" svg:x1="0.148cm" svg:y1="3.5cm" svg:x2="9.148cm" svg:y2="3.5cm"><text:p/></draw:line><draw:line draw:style-name="gr21" draw:text-style-name="P105" svg:x1="0.148cm" svg:y1="4cm" svg:x2="9.148cm" svg:y2="4cm"><text:p/></draw:line><draw:line draw:style-name="gr21" draw:text-style-name="P105" svg:x1="0.148cm" svg:y1="4.5cm" svg:x2="9.148cm" svg:y2="4.5cm"><text:p/></draw:line><draw:line draw:style-name="gr21" draw:text-style-name="P105" svg:x1="0.148cm" svg:y1="5cm" svg:x2="9.148cm" svg:y2="5cm"><text:p/></draw:line><draw:line draw:style-name="gr21" draw:text-style-name="P105" svg:x1="0.148cm" svg:y1="5.5cm" svg:x2="9.148cm" svg:y2="5.5cm"><text:p/></draw:line><draw:line draw:style-name="gr21" draw:text-style-name="P105" svg:x1="0.148cm" svg:y1="6cm" svg:x2="9.148cm" svg:y2="6cm"><text:p/></draw:line><draw:line draw:style-name="gr21" draw:text-style-name="P105" svg:x1="0.148cm" svg:y1="6.5cm" svg:x2="9.148cm" svg:y2="6.5cm"><text:p/></draw:line><draw:line draw:style-name="gr21" draw:text-style-name="P105" svg:x1="0.148cm" svg:y1="7cm" svg:x2="9.148cm" svg:y2="7cm"><text:p/></draw:line><draw:line draw:style-name="gr21" draw:text-style-name="P105" svg:x1="0.148cm" svg:y1="7.5cm" svg:x2="9.148cm" svg:y2="7.5cm"><text:p/></draw:line><draw:line draw:style-name="gr21" draw:text-style-name="P105" svg:x1="0.148cm" svg:y1="7.996cm" svg:x2="9.148cm" svg:y2="7.996cm"><text:p/></draw:line><draw:line draw:style-name="gr21" draw:text-style-name="P105" svg:x1="0.148cm" svg:y1="8.497cm" svg:x2="9.148cm" svg:y2="8.497cm"><text:p/></draw:line><draw:line draw:style-name="gr21" draw:text-style-name="P105" svg:x1="0.148cm" svg:y1="8.998cm" svg:x2="9.148cm" svg:y2="8.998cm"><text:p/></draw:line></draw:g><draw:polygon draw:style-name="gr12" draw:text-style-name="P102" svg:width="1.962cm" svg:height="4.014cm" svg:x="0.662cm" svg:y="1.509cm" svg:viewBox="0 0 1963 4015" draw:points="1963,0 0,1996 990,4015"><text:p/></draw:polygon><draw:frame draw:style-name="gr22" draw:text-style-name="P101" svg:width="0.719cm" svg:height="0.664cm" svg:x="0cm" svg:y="2.99cm"><draw:text-box><text:p text:style-name="P100"><text:span text:style-name="T73">P</text:span></text:p></draw:text-box></draw:frame><draw:frame draw:style-name="gr23" draw:text-style-name="P101" svg:width="0.609cm" svg:height="0.664cm" svg:x="2.265cm" svg:y="0.99cm"><draw:text-box><text:p text:style-name="P100"><text:span text:style-name="T73">I</text:span></text:p></draw:text-box></draw:frame><draw:line draw:style-name="gr12" draw:text-style-name="P102" svg:x1="4.637cm" svg:y1="3.484cm" svg:x2="6.642cm" svg:y2="5.479cm"><text:p/></draw:line><draw:frame draw:style-name="gr24" draw:text-style-name="P101" svg:width="0.763cm" svg:height="0.664cm" svg:x="6.512cm" svg:y="5.385cm"><draw:text-box><text:p text:style-name="P100"><text:span text:style-name="T73">U</text:span></text:p></draw:text-box></draw:frame></draw:g><draw:polygon draw:style-name="gr25" draw:text-style-name="P102" svg:width="4.006cm" svg:height="1.99cm" svg:x="4.653cm" svg:y="3.512cm" svg:viewBox="0 0 4007 1991" draw:points="0,0 1991,1991 4007,989"><text:p/></draw:polygon><draw:polygon draw:style-name="gr25" draw:text-style-name="P102" svg:width="1.998cm" svg:height="4.003cm" svg:x="4.644cm" svg:y="3.505cm" svg:viewBox="0 0 1999 4004" draw:points="0,0 1999,1983 1005,4004"><text:p/></draw:polygon><draw:polygon draw:style-name="gr25" draw:text-style-name="P102" svg:width="1.998cm" svg:height="4.002cm" svg:x="4.661cm" svg:y="1.512cm" svg:viewBox="0 0 1999 4003" draw:points="1999,4003 0,2021 994,0"><text:p/></draw:polygon><draw:polygon draw:style-name="gr25" draw:text-style-name="P102" svg:width="4.006cm" svg:height="1.99cm" svg:x="2.634cm" svg:y="3.521cm" svg:viewBox="0 0 4007 1991" draw:points="4007,1991 2016,0 0,1002"><text:p/></draw:polygon></draw:g></text:h>
      <text:list xml:id="list232405577157076" text:continue-numbering="true" text:style-name="Num_5f_Exo">
        <text:list-item>
          <text:h text:style-name="P94" text:outline-level="1"> <text:span text:style-name="T26">Les triangles ABC et DEF sont égaux. <text:line-break/>Complète la figure sachant que : </text:span></text:h>
        </text:list-item>
      </text:list>
      <text:section text:style-name="Sect2" text:name="Section1">
        <text:list xml:id="list190778924" text:style-name="L1">
          <text:list-item>
            <text:p text:style-name="P66">AB <text:span text:style-name="_5f_Symbole"><text:span text:style-name="T20">=</text:span></text:span> DF</text:p>
          </text:list-item>
          <text:list-item>
            <text:p text:style-name="P79"><text:span text:style-name="T27"><draw:frame draw:style-name="fr8" draw:name="Objet7" text:anchor-type="as-char" svg:y="-0.37cm" svg:width="0.838cm" svg:height="0.462cm" draw:z-index="33"><draw:object xlink:href="./Object 3" xlink:type="simple" xlink:show="embed" xlink:actuate="onLoad"/><draw:image xlink:href="./ObjectReplacements/Object 3" xlink:type="simple" xlink:show="embed" xlink:actuate="onLoad"/><svg:desc>formule</svg:desc></draw:frame></text:span><text:span text:style-name="_5f_Symbole"><text:span text:style-name="T20">=</text:span></text:span><text:span text:style-name="T27"><draw:frame draw:style-name="fr8" draw:name="Objet9" text:anchor-type="as-char" svg:y="-0.37cm" svg:width="0.894cm" svg:height="0.459cm" draw:z-index="34"><draw:object xlink:href="./Object 4" xlink:type="simple" xlink:show="embed" xlink:actuate="onLoad"/><draw:image xlink:href="./ObjectReplacements/Object 4" xlink:type="simple" xlink:show="embed" xlink:actuate="onLoad"/><svg:desc>formule</svg:desc></draw:frame></text:span></text:p>
          </text:list-item>
        </text:list>
      </text:section>
      <text:h text:style-name="P36" text:outline-level="1"><draw:g text:anchor-type="as-char" draw:z-index="27" draw:name="Forme3" draw:style-name="gr7"><draw:frame draw:style-name="gr20" draw:text-style-name="P112" svg:width="0.752cm" svg:height="0.664cm" svg:x="2.443cm" svg:y="3.438cm"><draw:text-box><text:p text:style-name="P100"><text:span text:style-name="T77">C</text:span></text:p></draw:text-box></draw:frame><draw:frame draw:style-name="gr10" draw:text-style-name="P112" svg:width="0.747cm" svg:height="0.664cm" svg:x="0cm" svg:y="2.902cm"><draw:text-box><text:p text:style-name="P100"><text:span text:style-name="T77">A</text:span></text:p></draw:text-box></draw:frame><draw:frame draw:style-name="gr10" draw:text-style-name="P112" svg:width="0.747cm" svg:height="0.664cm" svg:x="1.288cm" svg:y="0cm"><draw:text-box><text:p text:style-name="P100"><text:span text:style-name="T77">B</text:span></text:p></draw:text-box></draw:frame><draw:polygon draw:style-name="gr12" draw:text-style-name="P110" svg:width="2.394cm" svg:height="2.639cm" draw:transform="skewX (0.000523598775598351) rotate (-0.544019127846634) translate (1.58412008241015cm 0.623946294994907cm)" svg:viewBox="0 0 2395 2640" draw:points="0,0 440,2640 2395,2059"><text:p/></draw:polygon><draw:path draw:style-name="gr12" draw:text-style-name="P110" svg:width="0.434cm" svg:height="0.272cm" draw:transform="skewX (-0.0492182849062401) rotate (-0.549255115602616) translate (0.738763888888856cm 2.7459444444445cm)" svg:viewBox="0 0 435 273" svg:d="M0 0c282 1 435 273 435 273"><text:p/></draw:path><draw:path draw:style-name="gr12" draw:text-style-name="P110" svg:width="0.238cm" svg:height="0.221cm" draw:transform="skewX (0.0539306738866249) rotate (-0.688008791136166) translate (1.54998332916423cm 0.957056345187881cm)" svg:viewBox="0 0 239 222" svg:d="M0 222c199-1 239-222 239-222"><text:p/></draw:path><draw:path draw:style-name="gr12" draw:text-style-name="P110" svg:width="0.295cm" svg:height="0.274cm" draw:transform="skewX (0.0651007810993885) rotate (-0.68329640215578) translate (1.54239960885682cm 0.974835345810794cm)" svg:viewBox="0 0 296 275" svg:d="M0 275c248 1 296-275 296-275"><text:p/></draw:path><draw:path draw:style-name="gr12" draw:text-style-name="P110" svg:width="0.385cm" svg:height="0.147cm" draw:transform="skewX (0.00506145483078358) rotate (-2.48831591456832) translate (2.50937930919111cm 3.30426548521311cm)" svg:viewBox="0 0 386 148" svg:d="M0 148c212 1 386-148 386-148"><text:p/></draw:path><draw:line draw:style-name="gr12" draw:text-style-name="P110" svg:x1="0.982cm" svg:y1="2.88cm" svg:x2="0.84cm" svg:y2="2.976cm"><text:p/></draw:line><draw:g draw:style-name="gr15"><draw:polygon draw:style-name="gr12" draw:text-style-name="P110" svg:width="2.394cm" svg:height="2.639cm" draw:transform="rotate (-0.751364242983559) translate (4.43196959832471cm -0.289625554173667cm)" svg:viewBox="0 0 2395 2640" draw:points="2395,0 1955,2640 0,2058"><text:p/></draw:polygon><draw:path draw:style-name="gr12" draw:text-style-name="P110" svg:width="0.435cm" svg:height="0.273cm" draw:transform="skewX (0.0422369678982628) rotate (-0.748920782030767) translate (4.05390136197014cm 2.43816671063693cm)" svg:viewBox="0 0 436 274" svg:d="M436 0c-281 1-436 274-436 274"><text:p/></draw:path><draw:path draw:style-name="gr12" draw:text-style-name="P110" svg:width="0.244cm" svg:height="0.219cm" draw:transform="skewX (-0.032637657012294) rotate (-0.612086968674412) translate (5.67835817846356cm 1.33400224228806cm)" svg:viewBox="0 0 245 220" svg:d="M245 220c-199 1-245-220-245-220"><text:p/></draw:path><draw:path draw:style-name="gr12" draw:text-style-name="P110" svg:width="0.303cm" svg:height="0.27cm" draw:transform="skewX (-0.0478220215046447) rotate (-0.623606141737575) translate (5.61717569310738cm 1.3113442103012cm)" svg:viewBox="0 0 304 271" svg:d="M304 271c-248 3-304-271-304-271"><text:p/></draw:path><draw:path draw:style-name="gr12" draw:text-style-name="P110" svg:width="0.385cm" svg:height="0.15cm" draw:transform="rotate (1.1995647948957) translate (3.20874473678328cm 1.54069027866419cm)" svg:viewBox="0 0 386 151" svg:d="M386 151c-212 0-386-151-386-151"><text:p/></draw:path><draw:line draw:style-name="gr12" draw:text-style-name="P110" svg:x1="4.177cm" svg:y1="2.54cm" svg:x2="4.123cm" svg:y2="2.703cm"><text:p/></draw:line></draw:g><draw:frame draw:style-name="gr79" draw:text-style-name="P114" svg:width="1.195cm" svg:height="0.664cm" svg:x="2.254cm" svg:y="0.587cm"><draw:text-box><text:p text:style-name="P113"><text:span text:style-name="T82">E</text:span></text:p></draw:text-box></draw:frame><draw:frame draw:style-name="gr79" draw:text-style-name="P116" svg:width="1.195cm" svg:height="0.664cm" svg:x="6.061cm" svg:y="0.838cm"><draw:text-box><text:p text:style-name="P115"><text:span text:style-name="T83">D</text:span></text:p></draw:text-box></draw:frame><draw:frame draw:style-name="gr79" draw:text-style-name="P116" svg:width="1.195cm" svg:height="0.664cm" svg:x="3.459cm" svg:y="2.999cm"><draw:text-box><text:p text:style-name="P115"><text:span text:style-name="T83">F</text:span></text:p></draw:text-box></draw:frame></draw:g></text:h>
      <text:list xml:id="list232404147042293" text:continue-list="list232405577157076" text:style-name="Num_5f_Exo">
        <text:list-item>
          <text:h text:style-name="P37" text:outline-level="1"><text:span text:style-name="Bold_5f_niv3"><text:span text:style-name="T65"> </text:span></text:span><text:span text:style-name="Bold_5f_niv2"><text:span text:style-name="T54">Tous égaux</text:span></text:span><text:span text:style-name="Bold_5f_niv2"><text:span text:style-name="T66"> </text:span></text:span><text:span text:style-name="Bold_5f_niv2"><text:span text:style-name="T54">?</text:span></text:span></text:h>
        </text:list-item>
      </text:list>
      <text:h text:style-name="P35" text:outline-level="1"><text:span text:style-name="knumerotitreA"><text:span text:style-name="T19">Ces triangles tracés à main levée sont-ils égaux ?Justifie tes réponses.</text:span></text:span></text:h>
      <text:list xml:id="list232405688118571" text:continue-list="list232405568502122" text:style-name="liste_5f_abc">
        <text:list-item>
          <text:p text:style-name="P75"/>
        </text:list-item>
      </text:list>
      <text:p text:style-name="P30"><draw:g text:anchor-type="paragraph" draw:z-index="30" draw:name="Forme11" draw:style-name="gr26"><draw:path draw:style-name="gr43" draw:text-style-name="P110" svg:width="0.449cm" svg:height="0.263cm" draw:transform="skewX (0.0830776723949301) rotate (-0.331263492028525) translate (2.87505060220153cm 0.777455736382366cm)" svg:viewBox="0 0 450 264" svg:d="M0 264c308-1 450-264 450-264"><text:p/></draw:path><draw:path draw:style-name="gr43" draw:text-style-name="P110" svg:width="0.541cm" svg:height="0.274cm" draw:transform="skewX (0.245044226980004) rotate (-0.256563400043167) translate (2.85864477075779cm 0.83287766714355cm)" svg:viewBox="0 0 542 275" svg:d="M0 275c368-1 542-275 542-275"><text:p/></draw:path><draw:frame draw:style-name="gr52" draw:text-style-name="P111" svg:width="1.512cm" svg:height="0.833cm" svg:x="2.457cm" svg:y="0.875cm"><draw:text-box><text:p text:style-name="P106"><text:span text:style-name="T77">115°</text:span><text:span text:style-name="T80"> </text:span></text:p></draw:text-box></draw:frame><draw:frame draw:style-name="gr53" draw:text-style-name="P112" svg:width="0.747cm" svg:height="0.666cm" svg:x="0.584cm" svg:y="2.82cm"><draw:text-box><text:p text:style-name="P106"><text:span text:style-name="T77">B</text:span></text:p></draw:text-box></draw:frame><draw:path draw:style-name="gr43" draw:text-style-name="P110" svg:width="0.493cm" svg:height="0.223cm" draw:transform="skewX (0.00767944870877505) rotate (0.0108210413623648) translate (7.08419348961363cm 3.20360801265449cm)" svg:viewBox="0 0 494 224" svg:d="M494 0c-259-1-494 224-494 224"><text:p/></draw:path><draw:frame draw:style-name="gr50" draw:text-style-name="P111" svg:width="1.872cm" svg:height="0.833cm" draw:transform="rotate (1.38683862363469) translate (7.40656944444444cm 3.82763888888889cm)"><draw:text-box><text:p text:style-name="P106"><text:span text:style-name="T77">3,8 cm</text:span><text:span text:style-name="T80"> </text:span></text:p></draw:text-box></draw:frame><draw:path draw:style-name="gr12" draw:text-style-name="P110" svg:width="2.488cm" svg:height="1.589cm" draw:transform="skewX (-0.00471238898038476) rotate (0.318173522638566) translate (0.609510042590047cm 1.49688731151524cm)" svg:viewBox="0 0 2489 1590" svg:d="M0 1590c149-107 234-135 402-245 171-110 349-192 496-324 156-138 346-223 518-335 181-117 238-207 442-276l272-147 141-120 218-143"><text:p/></draw:path><draw:path draw:style-name="gr12" draw:text-style-name="P110" svg:width="1.983cm" svg:height="0.528cm" draw:transform="rotate (-0.78819069020064) translate (3.33808287575049cm 0.369358695547281cm)" svg:viewBox="0 0 1984 529" svg:d="M0 527c192 16 180-57 408-120 148-101 517-121 680-190 180-77 364-54 542-139 172-81 174-16 354-78"><text:p/></draw:path><draw:path draw:style-name="gr12" draw:text-style-name="P110" svg:width="3.834cm" svg:height="0.332cm" draw:transform="skewX (-0.00139626340159546) rotate (0.416784625376246) translate (1.11459846764845cm 3.03435494764523cm)" svg:viewBox="0 0 3835 333" svg:d="M0 0c168 17 335 11 505 49 175 39 340 40 520 76 159 32 310 25 468 65 182 47 326 13 505 36 168 21 344 56 511 33 176-24 403 22 580 42 163 19 604-71 746 32"><text:p/></draw:path><draw:frame draw:style-name="gr10" draw:text-style-name="P112" svg:width="0.747cm" svg:height="0.664cm" svg:x="2.468cm" svg:y="0.199cm"><draw:text-box><text:p text:style-name="P106"><text:span text:style-name="T77">A</text:span></text:p></draw:text-box></draw:frame><draw:frame draw:style-name="gr54" draw:text-style-name="P112" svg:width="0.777cm" svg:height="0.664cm" svg:x="4.796cm" svg:y="0.536cm"><draw:text-box><text:p text:style-name="P106"><text:span text:style-name="T77">D</text:span></text:p></draw:text-box></draw:frame><draw:frame draw:style-name="gr55" draw:text-style-name="P112" svg:width="0.752cm" svg:height="0.666cm" svg:x="4.484cm" svg:y="1.709cm"><draw:text-box><text:p text:style-name="P106"><text:span text:style-name="T77">C</text:span></text:p></draw:text-box></draw:frame><draw:path draw:style-name="gr12" draw:text-style-name="P110" svg:width="2.299cm" svg:height="1.517cm" draw:transform="skewX (0.117809724509617) rotate (-0.888372589265114) translate (6.4419325433579cm 0.243953785460352cm)" svg:viewBox="0 0 2300 1518" svg:d="M0 1518c138-100 216-126 371-231 158-107 323-185 459-310 143-134 318-214 477-322 166-111 219-197 408-264l251-139 132-116 202-136"><text:p/></draw:path><draw:path draw:style-name="gr12" draw:text-style-name="P110" svg:width="1.804cm" svg:height="0.507cm" draw:transform="skewX (-0.102625360017267) rotate (-2.10923040103515) translate (8.3325584591299cm 2.24304838581166cm)" svg:viewBox="0 0 1805 508" svg:d="M0 506c175 16 164-54 372-114 135-98 470-118 617-185 164-74 332-50 493-132 157-79 159-15 323-75"><text:p/></draw:path><draw:path draw:style-name="gr12" draw:text-style-name="P110" svg:width="3.586cm" svg:height="0.313cm" draw:transform="skewX (0.124441975667196) rotate (-0.788714288976238) translate (5.12604431024346cm 1.07384524640978cm)" svg:viewBox="0 0 3587 314" svg:d="M0 0c157 16 313 10 471 46 165 37 319 38 488 72 148 30 289 23 437 61 171 43 306 12 473 33 157 20 321 53 476 31 166-23 379 22 544 42 153 18 565-67 698 29"><text:p/></draw:path><draw:frame draw:style-name="gr10" draw:text-style-name="P112" svg:width="0.747cm" svg:height="0.664cm" svg:x="7.162cm" svg:y="3.711cm"><draw:text-box><text:p text:style-name="P106"><text:span text:style-name="T77">F</text:span></text:p></draw:text-box></draw:frame><draw:frame draw:style-name="gr56" draw:text-style-name="P112" svg:width="0.727cm" svg:height="0.664cm" svg:x="7.715cm" svg:y="1.682cm"><draw:text-box><text:p text:style-name="P106"><text:span text:style-name="T77">E</text:span></text:p></draw:text-box></draw:frame><draw:path draw:style-name="gr43" draw:text-style-name="P110" svg:width="0.452cm" svg:height="0.262cm" draw:transform="skewX (0.0748746249105567) rotate (-1.48335533126998) translate (7.75747175642695cm 1.90280430562921cm)" svg:viewBox="0 0 453 263" svg:d="M0 263c307 1 453-263 453-263"><text:p/></draw:path><draw:path draw:style-name="gr43" draw:text-style-name="P110" svg:width="0.538cm" svg:height="0.273cm" draw:transform="skewX (0.248709418409192) rotate (-1.40795710758383) translate (7.69866826151424cm 1.90883092196993cm)" svg:viewBox="0 0 539 274" svg:d="M0 274c367 1 539-274 539-274"><text:p/></draw:path><draw:path draw:style-name="gr43" draw:text-style-name="P110" svg:width="0.144cm" svg:height="0.448cm" draw:transform="skewX (0.011693705988362) rotate (0.0122173047639603) translate (4.16363009626755cm 1.52809457997486cm)" svg:viewBox="0 0 145 449" svg:d="M145 0c-248 91-103 449-103 449"><text:p/></draw:path><draw:frame draw:style-name="gr48" draw:text-style-name="P111" svg:width="1.288cm" svg:height="0.835cm" svg:x="3.249cm" svg:y="1.347cm"><draw:text-box><text:p text:style-name="P106"><text:span text:style-name="T77">52°</text:span><text:span text:style-name="T80"> </text:span></text:p></draw:text-box></draw:frame><draw:frame draw:style-name="gr57" draw:text-style-name="P111" svg:width="1.287cm" svg:height="0.835cm" draw:transform="rotate (0.333881485906515) translate (6.58736111111111cm 2.81163888888889cm)"><draw:text-box><text:p text:style-name="P106"><text:span text:style-name="T77">52°</text:span><text:span text:style-name="T80"> </text:span></text:p></draw:text-box></draw:frame><draw:frame draw:style-name="gr58" draw:text-style-name="P111" svg:width="1.514cm" svg:height="0.835cm" draw:transform="rotate (-0.863763446811994) translate (7.26016666666667cm 1.54693055555556cm)"><draw:text-box><text:p text:style-name="P106"><text:span text:style-name="T77">115°</text:span><text:span text:style-name="T80"> </text:span></text:p></draw:text-box></draw:frame><draw:frame draw:style-name="gr59" draw:text-style-name="P111" svg:width="1.872cm" svg:height="0.835cm" draw:transform="rotate (-0.523947841448697) translate (3.52954166666667cm 0.245180555555556cm)"><draw:text-box><text:p text:style-name="P106"><text:span text:style-name="T77">3,8 cm</text:span><text:span text:style-name="T80"> </text:span></text:p></draw:text-box></draw:frame></draw:g></text:p>
      <text:p text:style-name="P30"/>
      <text:p text:style-name="P30"/>
      <text:p text:style-name="P30"/>
      <text:p text:style-name="P30"/>
      <text:p text:style-name="P30"/>
      <text:p text:style-name="P30"/>
      <text:list xml:id="list232403919182876" text:continue-numbering="true" text:style-name="liste_5f_abc">
        <text:list-header>
          <text:p text:style-name="P48"><text:span text:style-name="_5f_pointillés_20_gris"><text:span text:style-name="T32">Oui, car ils ont chacun un côté de même longueur compris entre deux angles dont les mesures respectives sont égales.</text:span></text:span></text:p>
          <text:list>
            <text:list-item text:start-value="2">
              <text:p text:style-name="P81"/>
            </text:list-item>
          </text:list>
        </text:list-header>
      </text:list>
      <text:p text:style-name="P27"><draw:g text:anchor-type="paragraph" draw:z-index="31" draw:name="Forme12" draw:style-name="gr26"><draw:frame draw:style-name="gr23" draw:text-style-name="P112" svg:width="0.609cm" svg:height="0.664cm" draw:transform="rotate (-0.00872664625997224) translate (2.01083333333333cm 3.62479166666667cm)"><draw:text-box><text:p text:style-name="P106"><text:span text:style-name="T77">I</text:span></text:p></draw:text-box></draw:frame><draw:path draw:style-name="gr43" draw:text-style-name="P110" svg:width="0.164cm" svg:height="0.321cm" draw:transform="skewX (0.0130899693899575) rotate (2.400525853193) translate (5.62142505173694cm 1.43773069169465cm)" svg:viewBox="0 0 165 322" svg:d="M8 322c-51-191 157-322 157-322"><text:p/></draw:path><draw:frame draw:style-name="gr44" draw:text-style-name="P111" svg:width="1.872cm" svg:height="0.832cm" draw:transform="rotate (0.643677428135509) translate (5.32518055555556cm 3.86291666666667cm)"><draw:text-box><text:p text:style-name="P106"><text:span text:style-name="T77">5,3 cm</text:span><text:span text:style-name="T80"> </text:span></text:p></draw:text-box></draw:frame><draw:g draw:style-name="gr15"><draw:path draw:style-name="gr12" draw:text-style-name="P110" svg:width="2.369cm" svg:height="1.511cm" draw:transform="skewX (0.001221730476396) rotate (1.00408791867234) translate (1.17907607620301cm 3.00334186633818cm)" svg:viewBox="0 0 2370 1512" svg:d="M0 1512c142-101 223-126 383-231 162-107 333-184 472-309 148-133 329-212 493-319 171-112 225-197 421-263l259-139 134-115 208-136"><text:p/></draw:path><draw:path draw:style-name="gr12" draw:text-style-name="P110" svg:width="1.885cm" svg:height="0.502cm" draw:transform="skewX (0.0115191730631626) rotate (-0.105941485596057) translate (2.51316608787247cm 0.527177312100264cm)" svg:viewBox="0 0 1886 503" svg:d="M0 501c183 16 172-53 387-113 142-96 494-116 646-182 172-73 348-51 517-131 161-78 164-16 336-75"><text:p/></draw:path><draw:path draw:style-name="gr12" draw:text-style-name="P110" svg:width="3.655cm" svg:height="0.315cm" draw:transform="skewX (-0.00104719755119668) rotate (1.09990649460683) translate (2.47043552829601cm 3.83482044788327cm)" svg:viewBox="0 0 3656 316" svg:d="M0 0c160 16 319 11 480 47 168 37 325 37 497 72 151 30 295 23 446 62 174 43 311 11 482 33 160 20 327 53 486 31 168-24 385 22 553 41 156 18 576-67 712 30"><text:p/></draw:path></draw:g><draw:frame draw:style-name="gr45" draw:text-style-name="P112" svg:width="0.779cm" svg:height="0.664cm" draw:transform="rotate (-0.0136135681655552) translate (1.86443055555556cm 0.605013888888889cm)"><draw:text-box><text:p text:style-name="P106"><text:span text:style-name="T77">G</text:span></text:p></draw:text-box></draw:frame><draw:frame draw:style-name="gr46" draw:text-style-name="P112" svg:width="0.772cm" svg:height="0.666cm" svg:x="5.488cm" svg:y="0.182cm"><draw:text-box><text:p text:style-name="P106"><text:span text:style-name="T77">J</text:span></text:p></draw:text-box></draw:frame><draw:frame draw:style-name="gr47" draw:text-style-name="P112" svg:width="0.77cm" svg:height="0.666cm" draw:transform="rotate (-0.0205948851735338) translate (4.206875cm 0.366888888888889cm)"><draw:text-box><text:p text:style-name="P106"><text:span text:style-name="T77">H</text:span></text:p></draw:text-box></draw:frame><draw:g draw:style-name="gr15"><draw:path draw:style-name="gr12" draw:text-style-name="P110" svg:width="2.19cm" svg:height="1.45cm" draw:transform="skewX (0.115540796482025) rotate (-1.63467537741789) translate (6.99883377463014cm 0.876511017821519cm)" svg:viewBox="0 0 2191 1451" svg:d="M0 1451c131-97 206-122 354-222 150-101 308-176 437-296 136-128 304-204 455-306 159-107 209-189 390-252l239-134 125-111 191-130"><text:p/></draw:path><draw:path draw:style-name="gr12" draw:text-style-name="P110" svg:width="1.722cm" svg:height="0.489cm" draw:transform="skewX (-0.102625360017267) rotate (-2.85483505748713) translate (7.03245003781652cm 3.50543881697118cm)" svg:viewBox="0 0 1723 490" svg:d="M0 488c167 15 156-53 355-111 128-93 449-113 589-177 156-71 317-50 471-128 149-75 150-15 308-72"><text:p/></draw:path><draw:path draw:style-name="gr12" draw:text-style-name="P110" svg:width="3.422cm" svg:height="0.309cm" draw:transform="skewX (0.124616508592395) rotate (-1.53047922107383) translate (5.5385327890139cm 0.60895738287569cm)" svg:viewBox="0 0 3423 310" svg:d="M0 0c150 15 299 11 450 45 157 36 304 37 465 71 141 28 277 22 418 59 163 42 291 12 451 33 150 19 306 52 455 31 158-21 360 23 518 41 146 17 539-62 666 30"><text:p/></draw:path></draw:g><draw:frame draw:style-name="gr10" draw:text-style-name="P112" svg:width="0.747cm" svg:height="0.664cm" draw:transform="rotate (-0.0448549617762544) translate (4.91419444444444cm 3.83645833333333cm)"><draw:text-box><text:p text:style-name="P106"><text:span text:style-name="T77">L</text:span></text:p></draw:text-box></draw:frame><draw:path draw:style-name="gr43" draw:text-style-name="P110" svg:width="0.203cm" svg:height="0.311cm" draw:transform="skewX (-0.013264502315157) rotate (0.680852941202988) translate (2.49091943293032cm 3.14485821552575cm)" svg:viewBox="0 0 204 312" svg:d="M0 0c236 89 202 312 202 312"><text:p/></draw:path><draw:frame draw:style-name="gr48" draw:text-style-name="P111" svg:width="1.288cm" svg:height="0.835cm" draw:transform="rotate (0.0191986217719376) translate (2.28070833333333cm 2.40241666666667cm)"><draw:text-box><text:p text:style-name="P106"><text:span text:style-name="T77">40°</text:span><text:span text:style-name="T80"> </text:span></text:p></draw:text-box></draw:frame><draw:frame draw:style-name="gr48" draw:text-style-name="P111" svg:width="1.288cm" svg:height="0.835cm" draw:transform="rotate (0.368613538021203) translate (5.07470833333333cm 1.603375cm)"><draw:text-box><text:p text:style-name="P106"><text:span text:style-name="T77">40°</text:span><text:span text:style-name="T80"> </text:span></text:p></draw:text-box></draw:frame><draw:frame draw:style-name="gr49" draw:text-style-name="P111" svg:width="1.874cm" svg:height="0.833cm" draw:transform="rotate (0.157952297305487) translate (2.55411111111111cm 0.294569444444444cm)"><draw:text-box><text:p text:style-name="P106"><text:span text:style-name="T77">5,3 cm</text:span><text:span text:style-name="T80"> </text:span></text:p></draw:text-box></draw:frame><draw:frame draw:style-name="gr50" draw:text-style-name="P111" svg:width="1.872cm" svg:height="0.833cm" draw:transform="rotate (1.55281943549936) translate (1.71979166666667cm 3.11855555555556cm)"><draw:text-box><text:p text:style-name="P106"><text:span text:style-name="T77">7,1 cm</text:span><text:span text:style-name="T80"> </text:span></text:p></draw:text-box></draw:frame><draw:frame draw:style-name="gr49" draw:text-style-name="P111" svg:width="1.874cm" svg:height="0.833cm" draw:transform="rotate (-1.07093402902372) translate (6.53344444444444cm 0.836083333333333cm)"><draw:text-box><text:p text:style-name="P106"><text:span text:style-name="T77">7,1 cm</text:span><text:span text:style-name="T80"> </text:span></text:p></draw:text-box></draw:frame><draw:frame draw:style-name="gr51" draw:text-style-name="P112" svg:width="0.738cm" svg:height="0.664cm" draw:transform="rotate (-0.0453785605518526) translate (6.68866666666667cm 2.71286111111111cm)"><draw:text-box><text:p text:style-name="P106"><text:span text:style-name="T77">K</text:span></text:p></draw:text-box></draw:frame></draw:g></text:p>
      <text:p text:style-name="P27"/>
      <text:p text:style-name="P31"/>
      <text:p text:style-name="P27"><draw:path text:anchor-type="paragraph" draw:z-index="37" draw:name="Forme13" draw:style-name="gr19" draw:text-style-name="P97" svg:width="1.584cm" svg:height="0.457cm" draw:transform="rotate (-0.725358837128843) translate (5.62085178578798cm -0.430607402223427cm)" svg:viewBox="0 0 1585 458" svg:d="M0 385c620 287 974-367 1541-346l44-39"><text:p/></draw:path><draw:frame text:anchor-type="paragraph" draw:z-index="38" draw:name="Forme14" draw:style-name="gr18" draw:text-style-name="P104" svg:width="0.47cm" svg:height="0.706cm" svg:x="4.856cm" svg:y="-0.374cm"><draw:text-box><text:p><text:span text:style-name="T75">Z</text:span></text:p></draw:text-box></draw:frame><draw:frame text:anchor-type="paragraph" draw:z-index="39" draw:name="Forme14_0" draw:style-name="gr17" draw:text-style-name="P103" svg:width="1.87cm" svg:height="0.854cm" svg:x="5.38cm" svg:y="0.448cm"><draw:text-box><text:p><text:span text:style-name="T74">5,3 cm</text:span></text:p></draw:text-box></draw:frame></text:p>
      <text:p text:style-name="P27"/>
      <text:p text:style-name="P27"/>
      <text:list xml:id="list232405479136446" text:continue-numbering="true" text:style-name="liste_5f_abc">
        <text:list-header>
          <text:p text:style-name="P48"><text:span text:style-name="_5f_pointillés_20_gris"><text:span text:style-name="T32">Non, car ils ont deux côtés respectivement de même longueur et un angle de même mesure mais </text:span></text:span><text:span text:style-name="_5f_pointillés_20_gris"><text:span text:style-name="T42">cet angle</text:span></text:span><text:span text:style-name="_5f_pointillés_20_gris"><text:span text:style-name="T32"> n’est pas formé par </text:span></text:span><text:span text:style-name="_5f_pointillés_20_gris"><text:span text:style-name="T42">l</text:span></text:span><text:span text:style-name="_5f_pointillés_20_gris"><text:span text:style-name="T32">es deux côtés. On pourrait avoir deux triangles différents. (voir </text:span></text:span><text:span text:style-name="_5f_pointillés_20_gris"><text:span text:style-name="T40">la figure </text:span></text:span><text:span text:style-name="_5f_pointillés_20_gris"><text:span text:style-name="T43">ci-dessus</text:span></text:span><text:span text:style-name="_5f_pointillés_20_gris"><text:span text:style-name="T32">)</text:span></text:span></text:p>
        </text:list-header>
      </text:list>
      <text:list xml:id="list232404246801408" text:continue-list="list232404147042293" text:style-name="Num_5f_Exo">
        <text:list-item>
          <text:h text:style-name="P38" text:outline-level="1"><text:soft-page-break/> <text:span text:style-name="T55">RAVI est un parallélogramme de centre O</text:span>.</text:h>
        </text:list-item>
      </text:list>
      <text:p text:style-name="P67"><draw:g text:anchor-type="as-char" draw:z-index="40" draw:name="Forme6" draw:style-name="gr7"><draw:frame draw:style-name="gr8" draw:text-style-name="P101" svg:width="0.75cm" svg:height="0.664cm" draw:transform="rotate (-0.0165806278939462) translate (0.0105833333333333cm 0.0493472222222222cm)"><draw:text-box><text:p text:style-name="P100"><text:span text:style-name="T73">R</text:span></text:p></draw:text-box></draw:frame><draw:custom-shape draw:style-name="gr9" draw:text-style-name="P102" svg:width="3.694cm" svg:height="1.639cm" svg:x="0.596cm" svg:y="0.469cm"><text:p/><draw:enhanced-geometry svg:viewBox="0 0 21600 21600" draw:mirror-horizontal="tru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frame draw:style-name="gr10" draw:text-style-name="P101" svg:width="0.747cm" svg:height="0.664cm" draw:transform="rotate (-0.0141371669411543) translate (3.19793055555556cm -0.0000416666666667425cm)"><draw:text-box><text:p text:style-name="P100"><text:span text:style-name="T73">A</text:span></text:p></draw:text-box></draw:frame><draw:frame draw:style-name="gr10" draw:text-style-name="P101" svg:width="0.747cm" svg:height="0.664cm" draw:transform="rotate (-0.0164060949687468) translate (4.11691666666667cm 1.81323611111111cm)"><draw:text-box><text:p text:style-name="P100"><text:span text:style-name="T73">V</text:span></text:p></draw:text-box></draw:frame><draw:frame draw:style-name="gr11" draw:text-style-name="P101" svg:width="0.682cm" svg:height="0.664cm" draw:transform="rotate (-0.0155334303427497) translate (1.0795cm 1.94023611111111cm)"><draw:text-box><text:p text:style-name="P100"><text:span text:style-name="T73">I</text:span></text:p></draw:text-box></draw:frame><draw:line draw:style-name="gr12" draw:text-style-name="P102" svg:x1="0.6cm" svg:y1="0.466cm" svg:x2="4.288cm" svg:y2="2.116cm"><text:p/></draw:line><draw:line draw:style-name="gr12" draw:text-style-name="P102" svg:x1="1.517cm" svg:y1="2.11cm" svg:x2="3.372cm" svg:y2="0.46cm"><text:p/></draw:line><draw:frame draw:style-name="gr13" draw:text-style-name="P101" svg:width="0.784cm" svg:height="0.664cm" draw:transform="rotate (-0.0134390352403557) translate (2.02494444444444cm 0.739027777777778cm)"><draw:text-box><text:p text:style-name="P100"><text:span text:style-name="T73">O</text:span></text:p></draw:text-box></draw:frame><draw:line draw:style-name="gr14" draw:text-style-name="P102" svg:x1="2.12cm" svg:y1="0.363cm" svg:x2="2.017cm" svg:y2="0.551cm"><text:p/></draw:line><draw:line draw:style-name="gr14" draw:text-style-name="P102" svg:x1="2.745cm" svg:y1="2.024cm" svg:x2="2.642cm" svg:y2="2.212cm"><text:p/></draw:line><draw:line draw:style-name="gr14" draw:text-style-name="P102" svg:x1="1.095cm" svg:y1="1.188cm" svg:x2="0.992cm" svg:y2="1.376cm"><text:p/></draw:line><draw:line draw:style-name="gr14" draw:text-style-name="P102" svg:x1="1.158cm" svg:y1="1.275cm" svg:x2="1.055cm" svg:y2="1.463cm"><text:p/></draw:line><draw:line draw:style-name="gr14" draw:text-style-name="P102" svg:x1="3.77cm" svg:y1="1.018cm" svg:x2="3.667cm" svg:y2="1.206cm"><text:p/></draw:line><draw:line draw:style-name="gr14" draw:text-style-name="P102" svg:x1="3.833cm" svg:y1="1.103cm" svg:x2="3.73cm" svg:y2="1.291cm"><text:p/></draw:line><draw:g draw:style-name="gr15"><draw:line draw:style-name="gr14" draw:text-style-name="P102" svg:x1="3.242cm" svg:y1="1.53cm" svg:x2="3.093cm" svg:y2="1.684cm"><text:p/></draw:line><draw:line draw:style-name="gr14" draw:text-style-name="P102" svg:x1="3.093cm" svg:y1="1.53cm" svg:x2="3.242cm" svg:y2="1.684cm"><text:p/></draw:line></draw:g><draw:g draw:style-name="gr15"><draw:line draw:style-name="gr14" draw:text-style-name="P102" svg:x1="1.815cm" svg:y1="0.898cm" svg:x2="1.666cm" svg:y2="1.052cm"><text:p/></draw:line><draw:line draw:style-name="gr14" draw:text-style-name="P102" svg:x1="1.666cm" svg:y1="0.898cm" svg:x2="1.815cm" svg:y2="1.052cm"><text:p/></draw:line></draw:g><draw:custom-shape draw:style-name="gr16" draw:text-style-name="P102" svg:width="0.075cm" svg:height="0.092cm" svg:x="2.819cm" svg:y="0.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02" svg:width="0.075cm" svg:height="0.092cm" svg:x="2.018cm" svg:y="1.586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list xml:id="list232405657923954" text:continue-list="list232405479136446" text:style-name="liste_5f_abc">
        <text:list-item text:start-value="1">
          <text:p text:style-name="P73">Code la figure.</text:p>
        </text:list-item>
        <text:list-item>
          <text:p text:style-name="P82">Quels sont les triangles égaux ? Justifie ta réponse.</text:p>
        </text:list-item>
      </text:list>
      <text:list xml:id="list1472291548" text:style-name="L2">
        <text:list-header>
          <text:p text:style-name="P59"><text:span text:style-name="_5f_pointillés_20_gris"><text:span text:style-name="T32">Dans un parallélogramme, les côtés opposés ont même longueur et les diagonales se coupent en leur milieu.</text:span></text:span></text:p>
          <text:p text:style-name="P56"><text:span text:style-name="_5f_pointillés_20_gris"><text:span text:style-name="T43">Les</text:span></text:span><text:span text:style-name="_5f_pointillés_20_gris"><text:span text:style-name="T32"> triangles ROI et AOV sont égaux </text:span></text:span><text:span text:style-name="_5f_pointillés_20_gris"><text:span text:style-name="T33">car ils ont des côtés de même longueur deux à deux, de même que les triangles </text:span></text:span><text:span text:style-name="_5f_pointillés_20_gris"><text:span text:style-name="T32">ROA et OIV.</text:span></text:span></text:p>
        </text:list-header>
      </text:list>
      <text:list xml:id="list232404269415554" text:continue-list="list232404246801408" text:style-name="Num_5f_Exo">
        <text:list-item>
          <text:h text:style-name="P40" text:outline-level="1"><text:span text:style-name="T69"> </text:span><text:span text:style-name="T68">Démontre que les triangles ABC et DEF sont égaux.</text:span></text:h>
        </text:list-item>
      </text:list>
      <text:p text:style-name="_5f_Paragraphe_20_livret"><draw:g text:anchor-type="paragraph" draw:z-index="28" draw:name="Forme7" draw:style-name="gr26"><draw:frame draw:style-name="gr69" draw:text-style-name="P111" svg:width="1.65cm" svg:height="0.832cm" draw:transform="rotate (-0.341386401690091) translate (2.34068055555556cm 3.48015277777778cm)"><draw:text-box><text:p text:style-name="P100"><text:span text:style-name="T77"><text:s/></text:span><text:span text:style-name="T77">4 cm</text:span><text:span text:style-name="T80"> </text:span></text:p></draw:text-box></draw:frame><draw:frame draw:style-name="gr70" draw:text-style-name="P111" svg:width="1.228cm" svg:height="0.832cm" svg:x="2.385cm" svg:y="2.878cm"><draw:text-box><text:p text:style-name="P100"><text:span text:style-name="T81">88°</text:span><text:span text:style-name="T80"> </text:span></text:p></draw:text-box></draw:frame><draw:line draw:style-name="gr71" draw:text-style-name="P108" svg:x1="3.942cm" svg:y1="4.362cm" svg:x2="2.152cm" svg:y2="3.482cm"><text:p/></draw:line><draw:line draw:style-name="gr71" draw:text-style-name="P108" svg:x1="2.152cm" svg:y1="3.479cm" svg:x2="3.571cm" svg:y2="0.829cm"><text:p/></draw:line><draw:line draw:style-name="gr71" draw:text-style-name="P108" svg:x1="3.571cm" svg:y1="0.829cm" svg:x2="3.942cm" svg:y2="4.359cm"><text:p/></draw:line><draw:ellipse draw:style-name="gr71" draw:text-style-name="P108" svg:width="0.602cm" svg:height="0.6cm" svg:x="1.851cm" svg:y="3.184cm" draw:kind="arc" draw:start-angle="-26.24" draw:end-angle="61.9"><text:p/></draw:ellipse><draw:ellipse draw:style-name="gr71" draw:text-style-name="P108" svg:width="1.343cm" svg:height="1.676cm" svg:x="2.91cm" svg:y="-0.166cm" draw:kind="arc" draw:start-angle="-118.1" draw:end-angle="-84.02"><text:p/></draw:ellipse><draw:frame draw:name="DescriptionOOoTep" draw:style-name="gr72" draw:text-style-name="P109" svg:width="0.003cm" svg:height="0.003cm" svg:x="3.89cm" svg:y="4.312cm"><draw:text-box><text:p/></draw:text-box><svg:desc>@options;@figure;  A = point( -2.23 , -3.43 )  { noir , (2,0) , dec2 };
</svg:desc></draw:frame><draw:line draw:style-name="gr71" draw:text-style-name="P108" svg:x1="4.449cm" svg:y1="1.524cm" svg:x2="6.402cm" svg:y2="1.121cm"><text:p/></draw:line><draw:line draw:style-name="gr71" draw:text-style-name="P108" svg:x1="6.403cm" svg:y1="1.121cm" svg:x2="6.908cm" svg:y2="4.084cm"><text:p/></draw:line><draw:line draw:style-name="gr71" draw:text-style-name="P108" svg:x1="6.907cm" svg:y1="4.085cm" svg:x2="4.449cm" svg:y2="1.524cm"><text:p/></draw:line><draw:ellipse draw:style-name="gr71" draw:text-style-name="P108" svg:width="1.177cm" svg:height="1.176cm" draw:transform="rotate (-2.48168366341074) translate (5.254625cm 1.62454166666667cm)" draw:kind="arc" draw:start-angle="95.98" draw:end-angle="153.76"><text:p/></draw:ellipse><draw:ellipse draw:style-name="gr71" draw:text-style-name="P108" svg:width="1.539cm" svg:height="1.534cm" draw:transform="skewX (-0.00122173047639607) rotate (-2.48133459756034) translate (8.001cm 4.22804166666667cm)" draw:kind="arc" draw:start-angle="-118.1" draw:end-angle="-84.02"><text:p/></draw:ellipse><draw:frame draw:style-name="gr73" draw:text-style-name="P111" svg:width="1.537cm" svg:height="0.832cm" draw:transform="rotate (1.03393304888144) translate (1.71097222222222cm 2.66170833333333cm)"><draw:text-box><text:p text:style-name="P100"><text:span text:style-name="T77">6 cm</text:span><text:span text:style-name="T80"> </text:span></text:p></draw:text-box></draw:frame><draw:frame draw:style-name="gr70" draw:text-style-name="P111" svg:width="1.228cm" svg:height="0.832cm" svg:x="4.895cm" svg:y="1.291cm"><draw:text-box><text:p text:style-name="P100"><text:span text:style-name="T81">57°</text:span><text:span text:style-name="T80"> </text:span></text:p></draw:text-box></draw:frame><draw:frame draw:style-name="gr70" draw:text-style-name="P111" svg:width="1.228cm" svg:height="0.832cm" svg:x="2.844cm" svg:y="1.353cm"><draw:text-box><text:p text:style-name="P100"><text:span text:style-name="T81">35°</text:span><text:span text:style-name="T80"> </text:span></text:p></draw:text-box></draw:frame><draw:frame draw:style-name="gr73" draw:text-style-name="P111" svg:width="1.537cm" svg:height="0.832cm" draw:transform="rotate (-1.4480996803797) translate (7.23370833333333cm 1.524cm)"><draw:text-box><text:p text:style-name="P100"><text:span text:style-name="T77">6 cm</text:span><text:span text:style-name="T80"> </text:span></text:p></draw:text-box></draw:frame><draw:frame draw:style-name="gr70" draw:text-style-name="P111" svg:width="1.228cm" svg:height="0.832cm" svg:x="5.932cm" svg:y="2.743cm"><draw:text-box><text:p text:style-name="P100"><text:span text:style-name="T81">35°</text:span><text:span text:style-name="T80"> </text:span></text:p></draw:text-box></draw:frame><draw:ellipse draw:style-name="gr71" draw:text-style-name="P108" svg:width="0.787cm" svg:height="0.793cm" svg:x="1.76cm" svg:y="3.096cm" draw:kind="arc" draw:start-angle="-26.24" draw:end-angle="61.9"><text:p/></draw:ellipse><draw:line draw:style-name="gr12" draw:text-style-name="P110" svg:x1="4.909cm" svg:y1="1.666cm" svg:x2="5.09cm" svg:y2="1.711cm"><text:p/></draw:line><draw:frame draw:style-name="gr74" draw:text-style-name="P111" svg:width="0.904cm" svg:height="0.832cm" svg:x="1.588cm" svg:y="3.109cm"><draw:text-box><text:p text:style-name="P100"><text:span text:style-name="T77">A</text:span><text:span text:style-name="T80"> </text:span></text:p></draw:text-box></draw:frame><draw:frame draw:style-name="gr74" draw:text-style-name="P111" svg:width="0.904cm" svg:height="0.832cm" svg:x="3.232cm" svg:y="0.199cm"><draw:text-box><text:p text:style-name="P100"><text:span text:style-name="T77">B</text:span><text:span text:style-name="T80"> </text:span></text:p></draw:text-box></draw:frame><draw:frame draw:style-name="gr75" draw:text-style-name="P111" svg:width="0.909cm" svg:height="0.832cm" svg:x="3.791cm" svg:y="4.007cm"><draw:text-box><text:p text:style-name="P100"><text:span text:style-name="T77">C</text:span><text:span text:style-name="T80"> </text:span></text:p></draw:text-box></draw:frame><draw:frame draw:style-name="gr76" draw:text-style-name="P111" svg:width="0.934cm" svg:height="0.832cm" svg:x="3.946cm" svg:y="0.846cm"><draw:text-box><text:p text:style-name="P100"><text:span text:style-name="T77">D</text:span><text:span text:style-name="T80"> </text:span></text:p></draw:text-box></draw:frame><draw:frame draw:style-name="gr77" draw:text-style-name="P111" svg:width="0.884cm" svg:height="0.832cm" svg:x="6.095cm" svg:y="0.448cm"><draw:text-box><text:p text:style-name="P100"><text:span text:style-name="T77">E</text:span><text:span text:style-name="T80"> </text:span></text:p></draw:text-box></draw:frame><draw:frame draw:style-name="gr78" draw:text-style-name="P111" svg:width="0.865cm" svg:height="0.832cm" svg:x="6.698cm" svg:y="3.863cm"><draw:text-box><text:p text:style-name="P100"><text:span text:style-name="T77">F</text:span><text:span text:style-name="T80"> </text:span></text:p></draw:text-box></draw:frame></draw:g></text:p>
      <text:p text:style-name="_5f_Paragraphe_20_livret"/>
      <text:p text:style-name="_5f_Paragraphe_20_livret"/>
      <text:p text:style-name="_5f_Paragraphe_20_livret"/>
      <text:p text:style-name="_5f_Paragraphe_20_livret"/>
      <text:p text:style-name="_5f_Paragraphe_20_livret"/>
      <text:p text:style-name="_5f_Paragraphe_20_livret"/>
      <text:p text:style-name="_5f_Paragraphe_20_livret"/>
      <text:list xml:id="list232405031395023" text:continue-list="list1472291548" text:style-name="L2">
        <text:list-header>
          <text:p text:style-name="P60"><text:span text:style-name="_5f_pointillés_20_gris"><text:span text:style-name="T32">Dans un triangle la somme des mesures des angles vaut 180°. Donc dans DEF on a : </text:span></text:span></text:p>
          <text:p text:style-name="P55"><draw:frame draw:style-name="fr6" draw:name="Objet6" text:anchor-type="as-char" svg:y="-0.372cm" svg:width="5.477cm" svg:height="0.48cm" draw:z-index="41"><draw:object xlink:href="./Object 2" xlink:type="simple" xlink:show="embed" xlink:actuate="onLoad"/><draw:image xlink:href="./ObjectReplacements/Object 2" xlink:type="simple" xlink:show="embed" xlink:actuate="onLoad"/><svg:desc>formule</svg:desc></draw:frame><text:span text:style-name="_5f_pointillés_20_gris"><text:span text:style-name="T32"> </text:span></text:span></text:p>
          <text:p text:style-name="P56"><text:span text:style-name="_5f_pointillés_20_gris"><text:span text:style-name="T50">Les triangles ABC et DEF ont chacun un côté de 6 cm compris entre deux angles de mêmes mesures, 88° et 35°, donc ils sont égaux.</text:span></text:span></text:p>
        </text:list-header>
      </text:list>
      <text:list xml:id="list232405819211464" text:continue-list="list232404269415554" text:style-name="Num_5f_Exo">
        <text:list-item>
          <text:h text:style-name="P43" text:outline-level="1"> <text:span text:style-name="T56">On considère deux droites parallèles (</text:span><text:span text:style-name="T57">d</text:span><text:span text:style-name="T59">1</text:span><text:span text:style-name="T56">) et (</text:span><text:span text:style-name="T57">d</text:span><text:span text:style-name="T58">2</text:span><text:span text:style-name="T56">). M est un point de (</text:span><text:span text:style-name="T57">d</text:span><text:span text:style-name="T59">1</text:span><text:span text:style-name="T56">) et N est un point de (</text:span><text:span text:style-name="T57">d</text:span><text:span text:style-name="T58">2</text:span><text:span text:style-name="T56">). Une droite (</text:span><text:span text:style-name="T57">d</text:span><text:span text:style-name="T59">3</text:span><text:span text:style-name="T56">) passe par le milieu O de [MN] et coupe (</text:span><text:span text:style-name="T57">d</text:span><text:span text:style-name="T59">1</text:span><text:span text:style-name="T56">) en R et (</text:span><text:span text:style-name="T57">d</text:span><text:span text:style-name="T58">2</text:span><text:span text:style-name="T56">) en S.</text:span></text:h>
        </text:list-item>
      </text:list>
      <text:p text:style-name="P70"><draw:g text:anchor-type="paragraph" draw:z-index="32" draw:name="Forme8" draw:style-name="gr26"><draw:frame draw:style-name="gr35" draw:text-style-name="P107" svg:width="1.304cm" svg:height="1.054cm" svg:x="1.002cm" svg:y="3.702cm"><draw:text-box><text:p text:style-name="P106"><text:span text:style-name="T77">(</text:span><text:span text:style-name="T78">d</text:span><text:span text:style-name="T79">2</text:span><text:span text:style-name="T77">)</text:span></text:p></draw:text-box></draw:frame><draw:line draw:style-name="gr12" draw:text-style-name="P110" svg:x1="5.433cm" svg:y1="1.646cm" svg:x2="5.65cm" svg:y2="1.7cm"><text:p/></draw:line><draw:frame draw:style-name="gr36" draw:text-style-name="P111" svg:width="1.161cm" svg:height="0.997cm" svg:x="5.727cm" svg:y="0cm"><draw:text-box><text:p text:style-name="P106"><text:span text:style-name="T77">M</text:span><text:span text:style-name="T80"> </text:span></text:p></draw:text-box></draw:frame><draw:line draw:style-name="gr12" draw:text-style-name="P110" svg:x1="1.486cm" svg:y1="2.637cm" svg:x2="8.295cm" svg:y2="0.152cm"><text:p/></draw:line><draw:line draw:style-name="gr12" draw:text-style-name="P110" svg:x1="1.907cm" svg:y1="4.542cm" svg:x2="8.716cm" svg:y2="2.057cm"><text:p/></draw:line><draw:frame draw:style-name="gr37" draw:text-style-name="P107" svg:width="1.304cm" svg:height="1.052cm" svg:x="0.432cm" svg:y="1.889cm"><draw:text-box><text:p text:style-name="P106"><text:span text:style-name="T77">(</text:span><text:span text:style-name="T78">d</text:span><text:span text:style-name="T79">1</text:span><text:span text:style-name="T77">)</text:span></text:p></draw:text-box></draw:frame><draw:line draw:style-name="gr12" draw:text-style-name="P110" svg:x1="3.654cm" svg:y1="3.918cm" svg:x2="6.152cm" svg:y2="0.93cm"><text:p/></draw:line><draw:line draw:style-name="gr38" draw:text-style-name="P110" svg:x1="1.763cm" svg:y1="1.685cm" svg:x2="7.489cm" svg:y2="2.967cm"><text:p/></draw:line><draw:frame draw:style-name="gr39" draw:text-style-name="P111" svg:width="1.114cm" svg:height="0.997cm" svg:x="3.312cm" svg:y="3.701cm"><draw:text-box><text:p text:style-name="P106"><text:span text:style-name="T77">N</text:span><text:span text:style-name="T80"> </text:span></text:p></draw:text-box></draw:frame><draw:frame draw:style-name="gr40" draw:text-style-name="P111" svg:width="1.13cm" svg:height="0.997cm" svg:x="4.408cm" svg:y="1.6cm"><draw:text-box><text:p text:style-name="P106"><text:span text:style-name="T77">O</text:span><text:span text:style-name="T80"> </text:span></text:p></draw:text-box></draw:frame><draw:frame draw:style-name="gr41" draw:text-style-name="P111" svg:width="1.087cm" svg:height="0.999cm" svg:x="2.774cm" svg:y="1.177cm"><draw:text-box><text:p text:style-name="P106"><text:span text:style-name="T77">R</text:span><text:span text:style-name="T80"> </text:span></text:p></draw:text-box></draw:frame><draw:frame draw:style-name="gr42" draw:text-style-name="P111" svg:width="1.064cm" svg:height="0.997cm" svg:x="6.382cm" svg:y="2.602cm"><draw:text-box><text:p text:style-name="P106"><text:span text:style-name="T77">S</text:span><text:span text:style-name="T80"> </text:span></text:p></draw:text-box></draw:frame><draw:frame draw:style-name="gr37" draw:text-style-name="P107" svg:width="1.304cm" svg:height="1.052cm" svg:x="1.397cm" svg:y="0.845cm"><draw:text-box><text:p text:style-name="P106"><text:span text:style-name="T77">(</text:span><text:span text:style-name="T78">d</text:span><text:span text:style-name="T79">3</text:span><text:span text:style-name="T77">)</text:span></text:p></draw:text-box></draw:frame><draw:line draw:style-name="gr12" draw:text-style-name="P110" svg:x1="4.311cm" svg:y1="3.022cm" svg:x2="4.528cm" svg:y2="3.076cm"><text:p/></draw:line></draw:g><draw:custom-shape text:anchor-type="paragraph" draw:z-index="46" draw:name="Forme15" draw:style-name="gr6" draw:text-style-name="P99" svg:width="1.147cm" svg:height="1.107cm" svg:x="5.579cm" svg:y="0.376cm"><text:p/><draw:enhanced-geometry draw:mirror-horizontal="false" draw:mirror-vertical="false" draw:glue-point-type="segments" draw:type="mso-spt100" draw:modifiers="159.059576864368 129.421363744607"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text:anchor-type="paragraph" draw:z-index="48" draw:name="Forme15_1" draw:style-name="gr4" draw:text-style-name="P98" svg:width="1.267cm" svg:height="1.146cm" svg:x="5.516cm" svg:y="0.362cm"><text:p/><draw:enhanced-geometry draw:glue-point-type="segments" draw:mirror-horizontal="false" draw:mirror-vertical="false" draw:type="mso-spt100" draw:modifiers="159.059576864368 128.70699252031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text:p>
      <text:p text:style-name="P70"/>
      <text:p text:style-name="P70"/>
      <text:p text:style-name="P70"/>
      <text:p text:style-name="P70"/>
      <text:p text:style-name="P70"><draw:custom-shape text:anchor-type="paragraph" draw:z-index="50" draw:name="Forme16" draw:style-name="gr3" draw:text-style-name="P98" svg:width="0.511cm" svg:height="0.47cm" svg:x="4.667cm" svg:y="0.113cm"><text:p/><draw:enhanced-geometry draw:glue-point-type="segments" draw:type="mso-spt100" draw:modifiers="-53.5662175813911 -163.04063497127"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text:anchor-type="paragraph" draw:z-index="51" draw:name="Forme16_0" draw:style-name="gr2" draw:text-style-name="P98" svg:width="0.511cm" svg:height="0.47cm" svg:x="4.665cm" svg:y="0.113cm"><text:p/><draw:enhanced-geometry draw:glue-point-type="segments" draw:mirror-vertical="true" draw:mirror-horizontal="true" draw:type="mso-spt100" draw:modifiers="-53.5662175813911 -167.86384161653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text:anchor-type="paragraph" draw:z-index="52" draw:name="Forme17" draw:style-name="gr1" draw:text-style-name="P97" svg:x1="4.828cm" svg:y1="0.025cm" svg:x2="4.9cm" svg:y2="0.214cm"><text:p/></draw:line><draw:line text:anchor-type="paragraph" draw:z-index="53" draw:name="Forme17_0" draw:style-name="gr1" draw:text-style-name="P97" svg:x1="4.828cm" svg:y1="0.025cm" svg:x2="4.9cm" svg:y2="0.214cm"><text:p/></draw:line></text:p>
      <text:p text:style-name="P25"><draw:line text:anchor-type="paragraph" draw:z-index="54" draw:name="Forme17_1" draw:style-name="gr1" draw:text-style-name="P97" svg:x1="4.948cm" svg:y1="0.065cm" svg:x2="5.02cm" svg:y2="0.254cm"><text:p/></draw:line></text:p>
      <text:p text:style-name="P25"/>
      <text:p text:style-name="P25"><draw:custom-shape text:anchor-type="paragraph" draw:z-index="47" draw:name="Forme15_0" draw:style-name="gr5" draw:text-style-name="P98" svg:width="1.079cm" svg:height="1.079cm" svg:x="3.177cm" svg:y="0.041cm"><text:p/><draw:enhanced-geometry draw:glue-point-type="segments" draw:mirror-horizontal="true" draw:mirror-vertical="true" draw:type="mso-spt100" draw:modifiers="159.059576864368 129.421363744607"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text:anchor-type="paragraph" draw:z-index="49" draw:name="Forme15_2" draw:style-name="gr4" draw:text-style-name="P98" svg:width="1.267cm" svg:height="1.146cm" svg:x="3.062cm" svg:y="0.012cm"><text:p/><draw:enhanced-geometry draw:glue-point-type="segments" draw:mirror-horizontal="true" draw:mirror-vertical="true" draw:type="mso-spt100" draw:modifiers="158.805713475999 126.933041552633"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text:p>
      <text:p text:style-name="P29"/>
      <text:p text:style-name="P25"/>
      <text:list xml:id="list232405058886839" text:continue-list="list232405657923954" text:style-name="liste_5f_abc">
        <text:list-item text:start-value="1">
          <text:p text:style-name="P83">Prouve que les triangles ROM et NOS sont égaux.</text:p>
        </text:list-item>
      </text:list>
      <text:list xml:id="list232404689564364" text:continue-list="list232405031395023" text:style-name="L2">
        <text:list-header>
          <text:p text:style-name="P61"><text:span text:style-name="_5f_pointillés_20_gris"><text:span text:style-name="T34">Puisque O est milieu de [MN], </text:span></text:span><text:span text:style-name="_5f_pointillés_20_gris"><text:span text:style-name="T44">o</text:span></text:span><text:span text:style-name="_5f_pointillés_20_gris"><text:span text:style-name="T32">n a OM = ON.</text:span></text:span></text:p>
          <text:p text:style-name="P58"><text:span text:style-name="_5f_pointillés_20_gris"><text:span text:style-name="T32">Les angles </text:span></text:span><text:span text:style-name="_5f_pointillés_20_gris"><text:span text:style-name="T32"><draw:frame draw:style-name="fr6" draw:name="Objet8" text:anchor-type="as-char" svg:y="-0.372cm" svg:width="1.027cm" svg:height="0.483cm" draw:z-index="42"><draw:object xlink:href="./Object 5" xlink:type="simple" xlink:show="embed" xlink:actuate="onLoad"/><draw:image xlink:href="./ObjectReplacements/Object 5" xlink:type="simple" xlink:show="embed" xlink:actuate="onLoad"/><svg:desc>formule</svg:desc></draw:frame></text:span></text:span><text:span text:style-name="_5f_pointillés_20_gris"><text:span text:style-name="T32"><text:s/>et </text:span></text:span><text:span text:style-name="_5f_pointillés_20_gris"><text:span text:style-name="T32"><draw:frame draw:style-name="fr6" draw:name="Objet10" text:anchor-type="as-char" svg:y="-0.372cm" svg:width="0.99cm" svg:height="0.483cm" draw:z-index="43"><draw:object xlink:href="./Object 11" xlink:type="simple" xlink:show="embed" xlink:actuate="onLoad"/><draw:image xlink:href="./ObjectReplacements/Object 11" xlink:type="simple" xlink:show="embed" xlink:actuate="onLoad"/><svg:desc>formule</svg:desc></draw:frame></text:span></text:span><text:span text:style-name="_5f_pointillés_20_gris"><text:span text:style-name="T32"><text:s/>sont alternes-internes entre deux parallèles donc ils ont la même mesure.</text:span></text:span></text:p>
          <text:p text:style-name="P64"><text:span text:style-name="_5f_pointillés_20_gris"><text:span text:style-name="T32">Les angles </text:span></text:span><text:span text:style-name="_5f_pointillés_20_gris"><text:span text:style-name="T32"><draw:frame draw:style-name="fr6" draw:name="Objet11" text:anchor-type="as-char" svg:y="-0.372cm" svg:width="1.027cm" svg:height="0.483cm" draw:z-index="44"><draw:object xlink:href="./Object 12" xlink:type="simple" xlink:show="embed" xlink:actuate="onLoad"/><draw:image xlink:href="./ObjectReplacements/Object 12" xlink:type="simple" xlink:show="embed" xlink:actuate="onLoad"/><svg:desc>formule</svg:desc></draw:frame></text:span></text:span><text:span text:style-name="_5f_pointillés_20_gris"><text:span text:style-name="T32"><text:s/>et </text:span></text:span><text:span text:style-name="_5f_pointillés_20_gris"><text:span text:style-name="T32"><draw:frame draw:style-name="fr6" draw:name="Objet12" text:anchor-type="as-char" svg:y="-0.372cm" svg:width="0.961cm" svg:height="0.483cm" draw:z-index="45"><draw:object xlink:href="./Object 13" xlink:type="simple" xlink:show="embed" xlink:actuate="onLoad"/><draw:image xlink:href="./ObjectReplacements/Object 13" xlink:type="simple" xlink:show="embed" xlink:actuate="onLoad"/><svg:desc>formule</svg:desc></draw:frame></text:span></text:span><text:span text:style-name="_5f_pointillés_20_gris"><text:span text:style-name="T32"><text:s/>sont opposés par le sommet donc ils ont la même mesure. </text:span></text:span><text:span text:style-name="_5f_pointillés_20_gris"><text:span text:style-name="T34">(voir codage sur la figure)</text:span></text:span></text:p>
          <text:p text:style-name="P63"><text:span text:style-name="_5f_pointillés_20_gris"><text:span text:style-name="T35">On en déduit que les triangles ROM et NOS ont un côté de même longueur compris entre deux angles respectivement de mêmes mesures donc ils sont égaux .</text:span></text:span></text:p>
        </text:list-header>
      </text:list>
      <text:list xml:id="list232405280635186" text:continue-list="list232405058886839" text:style-name="liste_5f_abc">
        <text:list-item>
          <text:p text:style-name="P80">Déduis-en que O est le milieu de [RS].</text:p>
        </text:list-item>
      </text:list>
      <text:list xml:id="list232404525785623" text:continue-list="list232404689564364" text:style-name="L2">
        <text:list-header>
          <text:p text:style-name="P65"><text:span text:style-name="_5f_pointillés_20_gris"><text:span text:style-name="T32">Les triangles ROM et NOS sont égaux donc OR = OS. </text:span></text:span><text:span text:style-name="_5f_pointillés_20_gris"><text:span text:style-name="T41">D</text:span></text:span><text:span text:style-name="_5f_pointillés_20_gris"><text:span text:style-name="T32">e plus O, R et S sont alignés donc O est le milieu de [RS]. </text:span></text:span></text:p>
        </text:list-header>
      </text:list>
      <text:list xml:id="list232403964418092" text:continue-list="list232405819211464" text:style-name="Num_5f_Exo">
        <text:list-item>
          <text:h text:style-name="P39" text:outline-level="1"><text:soft-page-break/> <text:span text:style-name="T60">ABC est un </text:span><text:span text:style-name="T17">triangle isocèle</text:span><text:span text:style-name="T62"> </text:span><text:span text:style-name="T60">en C. </text:span></text:h>
        </text:list-item>
      </text:list>
      <text:p text:style-name="P70">La <text:span text:style-name="T10">médiatrice</text:span> de [BC] coupe la droite (AB) en M.</text:p>
      <text:list xml:id="list232405565198652" text:continue-numbering="true" text:style-name="Num_5f_Exo">
        <text:list-header>
          <text:p text:style-name="P71">Sur la droite (MC), on a placé le point N de telle sorte que CN <text:span text:style-name="_5f_opensymbol"><text:span text:style-name="T64"></text:span></text:span><text:span text:style-name="T67"> </text:span>AM.</text:p>
        </text:list-header>
      </text:list>
      <text:h text:style-name="P41" text:outline-level="1"><draw:g text:anchor-type="as-char" draw:z-index="29" draw:name="Forme10" draw:style-name="gr7"><draw:g draw:style-name="gr15"><draw:line draw:style-name="gr21" draw:text-style-name="P108" svg:x1="2.41cm" svg:y1="4.191cm" svg:x2="2.506cm" svg:y2="4.287cm"><text:p/></draw:line><draw:line draw:style-name="gr21" draw:text-style-name="P108" svg:x1="2.41cm" svg:y1="4.287cm" svg:x2="2.506cm" svg:y2="4.191cm"><text:p/></draw:line></draw:g><draw:frame draw:style-name="gr60" draw:text-style-name="P107" svg:width="0.722cm" svg:height="0.627cm" svg:x="2.272cm" svg:y="4.239cm"><draw:text-box><text:p text:style-name="P100"><text:span text:style-name="T76">A</text:span></text:p></draw:text-box></draw:frame><draw:g draw:style-name="gr15"><draw:line draw:style-name="gr21" draw:text-style-name="P108" svg:x1="4.745cm" svg:y1="4.124cm" svg:x2="4.841cm" svg:y2="4.22cm"><text:p/></draw:line><draw:line draw:style-name="gr21" draw:text-style-name="P108" svg:x1="4.745cm" svg:y1="4.22cm" svg:x2="4.841cm" svg:y2="4.124cm"><text:p/></draw:line></draw:g><draw:frame draw:style-name="gr61" draw:text-style-name="P107" svg:width="0.724cm" svg:height="0.627cm" svg:x="4.606cm" svg:y="4.172cm"><draw:text-box><text:p text:style-name="P100"><text:span text:style-name="T76">B</text:span></text:p></draw:text-box></draw:frame><draw:line draw:style-name="gr62" draw:text-style-name="P108" svg:x1="2.458cm" svg:y1="4.24cm" svg:x2="4.793cm" svg:y2="4.173cm"><text:p/></draw:line><draw:line draw:style-name="gr63" draw:text-style-name="P110" svg:x1="0cm" svg:y1="4.324cm" svg:x2="5.946cm" svg:y2="4.179cm"><text:p/></draw:line><draw:g draw:style-name="gr15"><draw:line draw:style-name="gr21" draw:text-style-name="P108" svg:x1="3.502cm" svg:y1="1.531cm" svg:x2="3.598cm" svg:y2="1.627cm"><text:p/></draw:line><draw:line draw:style-name="gr21" draw:text-style-name="P108" svg:x1="3.502cm" svg:y1="1.627cm" svg:x2="3.598cm" svg:y2="1.531cm"><text:p/></draw:line></draw:g><draw:frame draw:style-name="gr64" draw:text-style-name="P107" svg:width="0.736cm" svg:height="0.627cm" svg:x="3.127cm" svg:y="1.028cm"><draw:text-box><text:p text:style-name="P100"><text:span text:style-name="T76">C</text:span></text:p></draw:text-box></draw:frame><draw:line draw:style-name="gr63" draw:text-style-name="P110" svg:x1="2.458cm" svg:y1="4.239cm" svg:x2="3.55cm" svg:y2="1.579cm"><text:p/></draw:line><draw:line draw:style-name="gr63" draw:text-style-name="P110" svg:x1="3.55cm" svg:y1="1.579cm" svg:x2="4.793cm" svg:y2="4.172cm"><text:p/></draw:line><draw:polyline draw:style-name="gr21" draw:text-style-name="P108" svg:width="0.172cm" svg:height="0.254cm" svg:x="4.254cm" svg:y="2.793cm" svg:viewBox="0 0 173 255" draw:points="90,0 173,173 0,255"><text:p/></draw:polyline><draw:line draw:style-name="gr65" draw:text-style-name="P110" svg:x1="0.352cm" svg:y1="4.708cm" svg:x2="5.467cm" svg:y2="2.261cm"><text:p/></draw:line><draw:g draw:style-name="gr15"><draw:line draw:style-name="gr21" draw:text-style-name="P108" svg:x1="1.204cm" svg:y1="4.226cm" svg:x2="1.3cm" svg:y2="4.322cm"><text:p/></draw:line><draw:line draw:style-name="gr21" draw:text-style-name="P108" svg:x1="1.204cm" svg:y1="4.322cm" svg:x2="1.3cm" svg:y2="4.226cm"><text:p/></draw:line></draw:g><draw:frame draw:style-name="gr66" draw:text-style-name="P107" svg:width="0.789cm" svg:height="0.627cm" svg:x="0.963cm" svg:y="4.24cm"><draw:text-box><text:p text:style-name="P100"><text:span text:style-name="T76">M</text:span></text:p></draw:text-box></draw:frame><draw:line draw:style-name="gr67" draw:text-style-name="P110" svg:x1="0.705cm" svg:y1="4.927cm" svg:x2="4.883cm" svg:y2="0cm"><text:p/></draw:line><draw:g draw:style-name="gr15"><draw:line draw:style-name="gr21" draw:text-style-name="P108" svg:x1="4.285cm" svg:y1="0.613cm" svg:x2="4.381cm" svg:y2="0.709cm"><text:p/></draw:line><draw:line draw:style-name="gr21" draw:text-style-name="P108" svg:x1="4.285cm" svg:y1="0.709cm" svg:x2="4.381cm" svg:y2="0.613cm"><text:p/></draw:line></draw:g><draw:frame draw:style-name="gr68" draw:text-style-name="P107" svg:width="0.754cm" svg:height="0.627cm" svg:x="3.93cm" svg:y="0.108cm"><draw:text-box><text:p text:style-name="P100"><text:span text:style-name="T76">N</text:span></text:p></draw:text-box></draw:frame><draw:line draw:style-name="gr67" draw:text-style-name="P110" svg:x1="4.333cm" svg:y1="0.66cm" svg:x2="4.793cm" svg:y2="4.171cm"><text:p/></draw:line><draw:frame draw:name="DescriptionOOoTep" draw:style-name="gr34" draw:text-style-name="P109" svg:width="0.003cm" svg:height="0.004cm" svg:x="2.409cm" svg:y="4.191cm"><draw:text-box><text:p/></draw:text-box><svg:desc>@options;  repereortho(313,263,30,1,1){ 0 , moyen , noir , num1 ,i};@figure;  A = point( -3.6 , -3.37 );  sEB = segment( E , B );
</svg:desc></draw:frame><draw:line draw:style-name="gr12" draw:text-style-name="P110" svg:x1="1.863cm" svg:y1="4.156cm" svg:x2="1.863cm" svg:y2="4.343cm"><text:p/></draw:line><draw:line draw:style-name="gr12" draw:text-style-name="P110" svg:x1="3.979cm" svg:y1="0.971cm" svg:x2="4.067cm" svg:y2="1.124cm"><text:p/></draw:line><draw:path draw:style-name="gr12" draw:text-style-name="P110" svg:width="0.313cm" svg:height="0.229cm" draw:transform="skewX (0.00558505360638193) rotate (-0.334405084682114) translate (2.6068888888889cm 3.90383333333337cm)" svg:viewBox="0 0 314 230" svg:d="M0 0c233 1 314 230 314 230"><text:p/></draw:path><draw:path draw:style-name="gr12" draw:text-style-name="P110" svg:width="0.313cm" svg:height="0.227cm" draw:transform="skewX (0.00558505360638189) rotate (0.341910000465689) translate (4.3577368869412cm 3.97987246377606cm)" svg:viewBox="0 0 314 228" svg:d="M314 0c-234-1-314 228-314 228"><text:p/></draw:path><draw:line draw:style-name="gr12" draw:text-style-name="P110" svg:x1="3.919cm" svg:y1="2.165cm" svg:x2="3.819cm" svg:y2="2.397cm"><text:p/></draw:line><draw:line draw:style-name="gr12" draw:text-style-name="P110" svg:x1="3.963cm" svg:y1="2.231cm" svg:x2="3.863cm" svg:y2="2.463cm"><text:p/></draw:line><draw:line draw:style-name="gr12" draw:text-style-name="P110" svg:x1="4.46cm" svg:y1="3.256cm" svg:x2="4.36cm" svg:y2="3.488cm"><text:p/></draw:line><draw:line draw:style-name="gr12" draw:text-style-name="P110" svg:x1="4.504cm" svg:y1="3.322cm" svg:x2="4.404cm" svg:y2="3.554cm"><text:p/></draw:line></draw:g></text:h>
      <text:list xml:id="list232405832621037" text:continue-list="list232405280635186" text:style-name="liste_5f_abc">
        <text:list-item text:start-value="1">
          <text:p text:style-name="P72">Démontre que le<text:span text:style-name="T61">s </text:span>angle<text:span text:style-name="T61">s </text:span><text:span text:style-name="T61"><draw:frame draw:style-name="fr7" draw:name="Objet2" text:anchor-type="as-char" svg:y="-0.37cm" svg:width="0.788cm" svg:height="0.462cm" draw:z-index="18"><draw:object xlink:href="./Object 7" xlink:type="simple" xlink:show="embed" xlink:actuate="onLoad"/><draw:image xlink:href="./ObjectReplacements/Object 7" xlink:type="simple" xlink:show="embed" xlink:actuate="onLoad"/><svg:desc>formule</svg:desc></draw:frame></text:span><text:span text:style-name="T61"><text:s/></text:span>et <draw:frame draw:style-name="fr7" draw:name="Objet3" text:anchor-type="as-char" svg:y="-0.37cm" svg:width="0.79cm" svg:height="0.462cm" draw:z-index="19"><draw:object xlink:href="./Object 8" xlink:type="simple" xlink:show="embed" xlink:actuate="onLoad"/><draw:image xlink:href="./ObjectReplacements/Object 8" xlink:type="simple" xlink:show="embed" xlink:actuate="onLoad"/><svg:desc>formule</svg:desc></draw:frame><text:s/>ont <text:span text:style-name="T61">la même mesure</text:span>.</text:p>
        </text:list-item>
      </text:list>
      <text:list xml:id="list2201843109" text:style-name="L3">
        <text:list-header>
          <text:p text:style-name="P62"><text:span text:style-name="_5f_pointillés_20_gris"><text:span text:style-name="T32">M </text:span></text:span><text:span text:style-name="_5f_pointillés_20_gris"><text:span text:style-name="T45">appartient à</text:span></text:span><text:span text:style-name="_5f_pointillés_20_gris"><text:span text:style-name="T32"> la médiatrice de [BC] donc </text:span></text:span><text:span text:style-name="_5f_pointillés_20_gris"><text:span text:style-name="T36">MB = MC. L</text:span></text:span><text:span text:style-name="_5f_pointillés_20_gris"><text:span text:style-name="T32">e triangle MBC est isocèle </text:span></text:span><text:span text:style-name="_5f_pointillés_20_gris"><text:span text:style-name="T36">en M</text:span></text:span><text:span text:style-name="_5f_pointillés_20_gris"><text:span text:style-name="T32">.</text:span></text:span></text:p>
          <text:p text:style-name="P57"><text:span text:style-name="_5f_pointillés_20_gris"><text:span text:style-name="T32">Par suite </text:span></text:span><text:span text:style-name="_5f_pointillés_20_gris"><text:span text:style-name="T32"><draw:frame draw:style-name="fr5" draw:name="Objet25" text:anchor-type="as-char" svg:width="2.207cm" svg:height="0.464cm" draw:z-index="55"><draw:object xlink:href="./Object 14" xlink:type="simple" xlink:show="embed" xlink:actuate="onLoad"/><draw:image xlink:href="./ObjectReplacements/Object 14" xlink:type="simple" xlink:show="embed" xlink:actuate="onLoad"/><svg:desc>formule</svg:desc></draw:frame></text:span></text:span></text:p>
        </text:list-header>
      </text:list>
      <text:list xml:id="list232405396097381" text:continue-list="list232405832621037" text:style-name="liste_5f_abc">
        <text:list-item>
          <text:p text:style-name="P84"><text:span text:style-name="T70">Démontre que le</text:span><text:span text:style-name="T71">s </text:span><text:span text:style-name="T70">angle</text:span><text:span text:style-name="T71">s </text:span><text:span text:style-name="T71"><draw:frame draw:style-name="fr7" draw:name="Objet4" text:anchor-type="as-char" svg:y="-0.37cm" svg:width="0.787cm" svg:height="0.462cm" draw:z-index="20"><draw:object xlink:href="./Object 9" xlink:type="simple" xlink:show="embed" xlink:actuate="onLoad"/><draw:image xlink:href="./ObjectReplacements/Object 9" xlink:type="simple" xlink:show="embed" xlink:actuate="onLoad"/><svg:desc>formule</svg:desc></draw:frame></text:span><text:span text:style-name="T71"><text:s/></text:span><text:span text:style-name="T70">et </text:span><text:span text:style-name="T70"><draw:frame draw:style-name="fr7" draw:name="Objet5" text:anchor-type="as-char" svg:y="-0.37cm" svg:width="0.748cm" svg:height="0.462cm" draw:z-index="21"><draw:object xlink:href="./Object 10" xlink:type="simple" xlink:show="embed" xlink:actuate="onLoad"/><draw:image xlink:href="./ObjectReplacements/Object 10" xlink:type="simple" xlink:show="embed" xlink:actuate="onLoad"/><svg:desc>formule</svg:desc></draw:frame></text:span><text:span text:style-name="T70"><text:s/>ont </text:span><text:span text:style-name="T71">la même mesure</text:span><text:span text:style-name="T70">.</text:span></text:p>
        </text:list-item>
      </text:list>
      <text:list xml:id="list232406011127128" text:continue-list="list232405565198652" text:style-name="Num_5f_Exo">
        <text:list-header>
          <text:p text:style-name="P53"><text:span text:style-name="_5f_pointillés_20_gris"><text:span text:style-name="T21"><draw:frame draw:style-name="fr5" draw:name="Objet27" text:anchor-type="as-char" svg:width="0.984cm" svg:height="0.464cm" draw:z-index="58"><draw:object xlink:href="./Object 20" xlink:type="simple" xlink:show="embed" xlink:actuate="onLoad"/><draw:image xlink:href="./ObjectReplacements/Object 20" xlink:type="simple" xlink:show="embed" xlink:actuate="onLoad"/><svg:desc>formule</svg:desc></draw:frame></text:span></text:span><text:span text:style-name="_5f_pointillés_20_gris"><text:span text:style-name="T32"><text:s/></text:span></text:span><text:span text:style-name="_5f_pointillés_20_gris"><text:span text:style-name="T36">et </text:span></text:span><text:span text:style-name="_5f_pointillés_20_gris"><text:span text:style-name="T36"><draw:frame draw:style-name="fr4" draw:name="Objet14" text:anchor-type="as-char" svg:width="0.921cm" svg:height="0.464cm" draw:z-index="62"><draw:object xlink:href="./Object 28" xlink:type="simple" xlink:show="embed" xlink:actuate="onLoad"/><draw:image xlink:href="./ObjectReplacements/Object 28" xlink:type="simple" xlink:show="embed" xlink:actuate="onLoad"/></draw:frame></text:span></text:span><text:span text:style-name="_5f_pointillés_20_gris"><text:span text:style-name="T45">sont</text:span></text:span><text:span text:style-name="_5f_pointillés_20_gris"><text:span text:style-name="T32"> supplémentaire</text:span></text:span><text:span text:style-name="_5f_pointillés_20_gris"><text:span text:style-name="T36">s</text:span></text:span><text:span text:style-name="_5f_pointillés_20_gris"><text:span text:style-name="T32">.</text:span></text:span></text:p>
          <text:p text:style-name="P50"><text:span text:style-name="_5f_pointillés_20_gris"><text:span text:style-name="T32">Or le triangle ABC </text:span></text:span><text:span text:style-name="_5f_pointillés_20_gris"><text:span text:style-name="T39">est isocèle donc </text:span></text:span><text:span text:style-name="_5f_pointillés_20_gris"><text:span text:style-name="T32"><draw:frame draw:style-name="fr5" draw:name="Objet29" text:anchor-type="as-char" svg:width="2.134cm" svg:height="0.464cm" draw:z-index="59"><draw:object xlink:href="./Object 22" xlink:type="simple" xlink:show="embed" xlink:actuate="onLoad"/><draw:image xlink:href="./ObjectReplacements/Object 22" xlink:type="simple" xlink:show="embed" xlink:actuate="onLoad"/><svg:desc>formule</svg:desc></draw:frame></text:span></text:span><text:span text:style-name="_5f_pointillés_20_gris"><text:span text:style-name="T32"><text:s/></text:span></text:span><text:span text:style-name="_5f_pointillés_20_gris"><text:span text:style-name="T49">et</text:span></text:span><text:span text:style-name="_5f_pointillés_20_gris"><text:span text:style-name="T39"> </text:span></text:span><text:span text:style-name="_5f_pointillés_20_gris"><text:span text:style-name="T72"><draw:frame draw:style-name="fr5" draw:name="Objet31" text:anchor-type="as-char" svg:width="0.984cm" svg:height="0.464cm" draw:z-index="60"><draw:object xlink:href="./Object 24" xlink:type="simple" xlink:show="embed" xlink:actuate="onLoad"/><draw:image xlink:href="./ObjectReplacements/Object 24" xlink:type="simple" xlink:show="embed" xlink:actuate="onLoad"/><svg:desc>formule</svg:desc></draw:frame></text:span></text:span><text:span text:style-name="_5f_pointillés_20_gris"><text:span text:style-name="T32"><text:s/></text:span></text:span><text:span text:style-name="_5f_pointillés_20_gris"><text:span text:style-name="T36">et </text:span></text:span><text:span text:style-name="_5f_pointillés_20_gris"><text:span text:style-name="T36"><draw:frame draw:style-name="fr4" draw:name="Objet15" text:anchor-type="as-char" svg:width="0.984cm" svg:height="0.464cm" draw:z-index="63"><draw:object xlink:href="./Object 21" xlink:type="simple" xlink:show="embed" xlink:actuate="onLoad"/><draw:image xlink:href="./ObjectReplacements/Object 21" xlink:type="simple" xlink:show="embed" xlink:actuate="onLoad"/></draw:frame></text:span></text:span><text:span text:style-name="_5f_pointillés_20_gris"><text:span text:style-name="T46">sont</text:span></text:span><text:span text:style-name="_5f_pointillés_20_gris"><text:span text:style-name="T32"> </text:span></text:span><text:span text:style-name="_5f_pointillés_20_gris"><text:span text:style-name="T41">également </text:span></text:span><text:span text:style-name="_5f_pointillés_20_gris"><text:span text:style-name="T32">supplémentaire</text:span></text:span><text:span text:style-name="_5f_pointillés_20_gris"><text:span text:style-name="T37">s</text:span></text:span><text:span text:style-name="_5f_pointillés_20_gris"><text:span text:style-name="T32">. </text:span></text:span></text:p>
          <text:p text:style-name="P51"><text:span text:style-name="_5f_pointillés_20_gris"><text:span text:style-name="T39">D</text:span></text:span><text:span text:style-name="_5f_pointillés_20_gris"><text:span text:style-name="T48">e plus</text:span></text:span><text:span text:style-name="_5f_pointillés_20_gris"><text:span text:style-name="T39">, </text:span></text:span><text:span text:style-name="_5f_pointillés_20_gris"><text:span text:style-name="T72"><draw:frame draw:style-name="fr5" draw:name="Objet33" text:anchor-type="as-char" svg:width="0.947cm" svg:height="0.462cm" draw:z-index="61"><draw:object xlink:href="./Object 26" xlink:type="simple" xlink:show="embed" xlink:actuate="onLoad"/><draw:image xlink:href="./ObjectReplacements/Object 26" xlink:type="simple" xlink:show="embed" xlink:actuate="onLoad"/><svg:desc>formule</svg:desc></draw:frame></text:span></text:span><text:span text:style-name="_5f_pointillés_20_gris"><text:span text:style-name="T32"><text:s/></text:span></text:span><text:span text:style-name="_5f_pointillés_20_gris"><text:span text:style-name="T37">et </text:span></text:span><text:span text:style-name="_5f_pointillés_20_gris"><text:span text:style-name="T37"><draw:frame draw:style-name="fr4" draw:name="Objet16" text:anchor-type="as-char" svg:width="0.99cm" svg:height="0.464cm" draw:z-index="64"><draw:object xlink:href="./Object 25" xlink:type="simple" xlink:show="embed" xlink:actuate="onLoad"/><draw:image xlink:href="./ObjectReplacements/Object 25" xlink:type="simple" xlink:show="embed" xlink:actuate="onLoad"/></draw:frame></text:span></text:span><text:span text:style-name="_5f_pointillés_20_gris"><text:span text:style-name="T47">sont</text:span></text:span><text:span text:style-name="_5f_pointillés_20_gris"><text:span text:style-name="T32"> supplémentaire</text:span></text:span><text:span text:style-name="_5f_pointillés_20_gris"><text:span text:style-name="T38">s</text:span></text:span><text:span text:style-name="_5f_pointillés_20_gris"><text:span text:style-name="T32">.</text:span></text:span></text:p>
          <text:p text:style-name="P52"><text:span text:style-name="_5f_pointillés_20_gris"><text:span text:style-name="T32">Comme </text:span></text:span><text:span text:style-name="_5f_pointillés_20_gris"><text:span text:style-name="T32"><draw:frame draw:style-name="fr5" draw:name="Objet35" text:anchor-type="as-char" svg:width="2.207cm" svg:height="0.464cm" draw:z-index="56"><draw:object xlink:href="./Object 16" xlink:type="simple" xlink:show="embed" xlink:actuate="onLoad"/><draw:image xlink:href="./ObjectReplacements/Object 16" xlink:type="simple" xlink:show="embed" xlink:actuate="onLoad"/><svg:desc>formule</svg:desc></draw:frame></text:span></text:span><text:span text:style-name="_5f_pointillés_20_gris"><text:span text:style-name="T32"><text:s/>on en déduit que </text:span></text:span><text:span text:style-name="_5f_pointillés_20_gris"><text:span text:style-name="T32"><draw:frame draw:style-name="fr5" draw:name="Objet37" text:anchor-type="as-char" svg:width="2.164cm" svg:height="0.464cm" draw:z-index="57"><draw:object xlink:href="./Object 18" xlink:type="simple" xlink:show="embed" xlink:actuate="onLoad"/><draw:image xlink:href="./ObjectReplacements/Object 18" xlink:type="simple" xlink:show="embed" xlink:actuate="onLoad"/><svg:desc>formule</svg:desc></draw:frame></text:span></text:span></text:p>
        </text:list-header>
      </text:list>
      <text:list xml:id="list232405123555659" text:continue-list="list232405396097381" text:style-name="liste_5f_abc">
        <text:list-item>
          <text:p text:style-name="P85"><text:span text:style-name="_5f_pointillés_20_gris"><text:span text:style-name="T29">Déduis</text:span></text:span><text:span text:style-name="_5f_pointillés_20_gris"><text:span text:style-name="T31">-en</text:span></text:span><text:span text:style-name="_5f_pointillés_20_gris"><text:span text:style-name="T29"> que le</text:span></text:span><text:span text:style-name="_5f_pointillés_20_gris"><text:span text:style-name="T28">s </text:span></text:span><text:span text:style-name="_5f_pointillés_20_gris"><text:span text:style-name="T29">triangles AMC et CNB sont égaux.</text:span></text:span></text:p>
          <text:p text:style-name="P89"><text:span text:style-name="_5f_pointillés_20_gris"><text:span text:style-name="T32">Dans les triangles AMC et CNB on a : </text:span></text:span><text:span text:style-name="_5f_pointillés_20_gris"><text:span text:style-name="T40">A</text:span></text:span><text:span text:style-name="_5f_pointillés_20_gris"><text:span text:style-name="T51">M = CN ; AC = </text:span></text:span><text:span text:style-name="_5f_pointillés_20_gris"><text:span text:style-name="T52">BC</text:span></text:span><text:span text:style-name="_5f_pointillés_20_gris"><text:span text:style-name="T51"> et </text:span></text:span><text:span text:style-name="_5f_pointillés_20_gris"><text:span text:style-name="T51"><draw:frame draw:style-name="fr5" draw:name="Objet39" text:anchor-type="as-char" svg:width="2.164cm" svg:height="0.464cm" draw:z-index="65"><draw:object xlink:href="./Object 17" xlink:type="simple" xlink:show="embed" xlink:actuate="onLoad"/><draw:image xlink:href="./ObjectReplacements/Object 17" xlink:type="simple" xlink:show="embed" xlink:actuate="onLoad"/><svg:desc>formule</svg:desc></draw:frame></text:span></text:span><text:span text:style-name="_5f_pointillés_20_gris"><text:span text:style-name="T51">. </text:span></text:span></text:p>
          <text:p text:style-name="P89"><text:span text:style-name="_5f_pointillés_20_gris"><text:span text:style-name="T52">AMC et CNB ont un angle de même mesure <text:s/>compris entre deux côtés de même longueur donc </text:span></text:span><text:span text:style-name="_5f_pointillés_20_gris"><text:span text:style-name="T51">ces deux triangles sont égaux.</text:span></text:span></text:p>
        </text:list-item>
        <text:list-item>
          <text:p text:style-name="P69"><text:span text:style-name="_5f_pointillés_20_gris"><text:span text:style-name="T30">Démontre</text:span></text:span><text:span text:style-name="_5f_pointillés_20_gris"><text:span text:style-name="T29"> que le</text:span></text:span><text:span text:style-name="_5f_pointillés_20_gris"><text:span text:style-name="T28"> </text:span></text:span><text:span text:style-name="_5f_pointillés_20_gris"><text:span text:style-name="T29">triangle </text:span></text:span><text:span text:style-name="_5f_pointillés_20_gris"><text:span text:style-name="T30">MBN</text:span></text:span><text:span text:style-name="_5f_pointillés_20_gris"><text:span text:style-name="T29"> </text:span></text:span><text:span text:style-name="_5f_pointillés_20_gris"><text:span text:style-name="T30">est isocèle</text:span></text:span><text:span text:style-name="_5f_pointillés_20_gris"><text:span text:style-name="T29">.</text:span></text:span></text:p>
        </text:list-item>
      </text:list>
      <text:list xml:id="list232405343415772" text:continue-list="list2201843109" text:style-name="L3">
        <text:list-header>
          <text:p text:style-name="P54"><text:span text:style-name="_5f_pointillés_20_gris"><text:span text:style-name="T18">AMC et CNB sont égaux donc </text:span></text:span><text:span text:style-name="_5f_pointillés_20_gris"><text:span text:style-name="T18"><draw:frame draw:style-name="fr4" draw:name="Objet17" text:anchor-type="as-char" svg:width="2.185cm" svg:height="0.464cm" draw:z-index="66"><draw:object xlink:href="./Object 27" xlink:type="simple" xlink:show="embed" xlink:actuate="onLoad"/><draw:image xlink:href="./ObjectReplacements/Object 27" xlink:type="simple" xlink:show="embed" xlink:actuate="onLoad"/></draw:frame></text:span></text:span></text:p>
          <text:p text:style-name="P88"><text:span text:style-name="_5f_pointillés_20_gris"><text:span text:style-name="T32">On en déduit que le triangle MBN qui a deux angles de même mesure est isocèle en B.</text:span></text:span></text:p>
        </text:list-header>
      </text:list>
      <text:list xml:id="list232405369481712" text:continue-list="list232406011127128" text:style-name="Num_5f_Exo">
        <text:list-item>
          <text:h text:style-name="P96" text:outline-level="1"> ABC est un triangle équilatéral. </text:h>
          <text:h text:style-name="P42" text:outline-level="1">On a placé trois points D, E et F sur ce triangle de telle sorte que <text:span text:style-name="T63">AE </text:span><text:span text:style-name="_5f_opensymbol"><text:span text:style-name="T64"></text:span></text:span><text:span text:style-name="T63"> BF </text:span><text:span text:style-name="_5f_opensymbol"><text:span text:style-name="T64"></text:span></text:span><text:span text:style-name="T63"> CD.</text:span></text:h>
        </text:list-item>
      </text:list>
      <text:p text:style-name="P25"><draw:g text:anchor-type="paragraph" draw:z-index="35" draw:name="Forme9" draw:style-name="gr26"><draw:frame draw:style-name="gr27" draw:text-style-name="P107" svg:width="0.722cm" svg:height="0.623cm" svg:x="2.419cm" svg:y="3.532cm"><draw:text-box><text:p text:style-name="P106"><text:span text:style-name="T76">A</text:span></text:p></draw:text-box></draw:frame><draw:frame draw:style-name="gr28" draw:text-style-name="P107" svg:width="0.724cm" svg:height="0.623cm" svg:x="6.213cm" svg:y="3.565cm"><draw:text-box><text:p text:style-name="P106"><text:span text:style-name="T76">B</text:span></text:p></draw:text-box></draw:frame><draw:frame draw:style-name="gr29" draw:text-style-name="P107" svg:width="0.727cm" svg:height="0.625cm" svg:x="4.283cm" svg:y="0.101cm"><draw:text-box><text:p text:style-name="P106"><text:span text:style-name="T76">C</text:span></text:p></draw:text-box></draw:frame><draw:frame draw:style-name="gr30" draw:text-style-name="P107" svg:width="0.75cm" svg:height="0.625cm" svg:x="3.503cm" svg:y="1.267cm"><draw:text-box><text:p text:style-name="P106"><text:span text:style-name="T76">D</text:span></text:p></draw:text-box></draw:frame><draw:frame draw:style-name="gr31" draw:text-style-name="P107" svg:width="0.713cm" svg:height="0.625cm" svg:x="3.763cm" svg:y="3.606cm"><draw:text-box><text:p text:style-name="P106"><text:span text:style-name="T76">E</text:span></text:p></draw:text-box></draw:frame><draw:frame draw:style-name="gr32" draw:text-style-name="P107" svg:width="0.69cm" svg:height="0.623cm" svg:x="5.645cm" svg:y="2.302cm"><draw:text-box><text:p text:style-name="P106"><text:span text:style-name="T76">F</text:span></text:p></draw:text-box></draw:frame><draw:line draw:style-name="gr33" draw:text-style-name="P108" svg:x1="4.028cm" svg:y1="1.653cm" svg:x2="5.79cm" svg:y2="2.61cm"><text:p/></draw:line><draw:g draw:style-name="gr15"><draw:line draw:style-name="gr33" draw:text-style-name="P108" svg:x1="2.861cm" svg:y1="3.65cm" svg:x2="6.394cm" svg:y2="3.669cm"><text:p/></draw:line><draw:line draw:style-name="gr33" draw:text-style-name="P108" svg:x1="2.861cm" svg:y1="3.65cm" svg:x2="4.643cm" svg:y2="0.604cm"><text:p/></draw:line><draw:line draw:style-name="gr33" draw:text-style-name="P108" svg:x1="6.393cm" svg:y1="3.669cm" svg:x2="4.643cm" svg:y2="0.604cm"><text:p/></draw:line><draw:line draw:style-name="gr33" draw:text-style-name="P108" svg:x1="5.789cm" svg:y1="2.611cm" svg:x2="4.078cm" svg:y2="3.656cm"><text:p/></draw:line><draw:line draw:style-name="gr33" draw:text-style-name="P108" svg:x1="4.028cm" svg:y1="1.653cm" svg:x2="4.078cm" svg:y2="3.655cm"><text:p/></draw:line></draw:g><draw:frame draw:name="DescriptionOOoTep" draw:style-name="gr34" draw:text-style-name="P109" svg:width="0.004cm" svg:height="0.003cm" svg:x="2.214cm" svg:y="3.973cm"><draw:text-box><text:p/></draw:text-box><svg:desc>@options;  repereortho(313,263,30,1,1){ 0 , moyen , noir , num1 ,i};@figure;  A = point( -3.6 , -3.37 );  sDF1 = segment( D , F1 );  sF1E = segment( F1 , E );  sDE = segment( D , E );
</svg:desc></draw:frame><draw:line draw:style-name="gr12" draw:text-style-name="P110" svg:x1="3.504cm" svg:y1="3.514cm" svg:x2="3.513cm" svg:y2="3.756cm"><text:p/></draw:line><draw:line draw:style-name="gr12" draw:text-style-name="P110" svg:x1="6.145cm" svg:y1="3.036cm" svg:x2="6.006cm" svg:y2="3.157cm"><text:p/></draw:line><draw:line draw:style-name="gr12" draw:text-style-name="P110" svg:x1="4.474cm" svg:y1="1.091cm" svg:x2="4.258cm" svg:y2="0.996cm"><text:p/></draw:line></draw:g></text:p>
      <text:p text:style-name="P25"/>
      <text:p text:style-name="P25"/>
      <text:p text:style-name="P25"/>
      <text:p text:style-name="P25"/>
      <text:p text:style-name="P25"/>
      <text:p text:style-name="P25"/>
      <text:p text:style-name="P25"/>
      <text:p text:style-name="P25"/>
      <text:p text:style-name="P25"/>
      <text:p text:style-name="P25"/>
      <text:list xml:id="list232404208598465" text:continue-list="list232405123555659" text:style-name="liste_5f_abc">
        <text:list-item text:start-value="1">
          <text:p text:style-name="P86">Démontre que les triangles AED, BFE et DCF sont égaux.</text:p>
          <text:p text:style-name="P49"><text:span text:style-name="_5f_pointillés_20_gris"><text:span text:style-name="T32">Le triangle ABC est équilatéral donc chacun de ses angles mesure 60°.</text:span></text:span></text:p>
          <text:p text:style-name="P49"><text:span text:style-name="_5f_pointillés_20_gris"><text:span text:style-name="T32">Ses côtés ont tous la même longueur, on en déduit par soustraction que : DA = CF = EB.</text:span></text:span></text:p>
          <text:p text:style-name="P49"><text:span text:style-name="_5f_pointillés_20_gris"><text:span text:style-name="T32">Les <text:s/></text:span></text:span><text:span text:style-name="_5f_pointillés_20_gris"><text:span text:style-name="T53">triangles AED, BFE et DCF ont donc deux côtés respectivement de même longueur qui forment tous un angle de 60°.</text:span></text:span></text:p>
          <text:p text:style-name="P49"><text:span text:style-name="_5f_pointillés_20_gris"><text:span text:style-name="T53">On en déduit donc que ces triangles sont tous égaux.</text:span></text:span></text:p>
        </text:list-item>
        <text:list-item>
          <text:p text:style-name="P87">Que peut-on en déduire pour le triangle DEF ?</text:p>
          <text:p text:style-name="P68"><text:span text:style-name="_5f_pointillés_20_gris"><text:span text:style-name="T53">Puisque les triangles AED, BFE et DCF sont égaux on a l’égalité : DE = EF = FD .</text:span></text:span></text:p>
          <text:p text:style-name="P32"><text:span text:style-name="_5f_pointillés_20_gris"><text:span text:style-name="T53">Le triangle DEF est donc un triangle équilatéral.</text:span></text:span></text:p>
          <text:p text:style-name="P45"><text:span text:style-name="_5f_pointillés_20_gris"><text:span text:style-name="T21"/></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3" svg:font-family="OpenSymbol" style:font-charset="x-symbol"/>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ahoma" svg:font-family="Tahoma"/>
    <style:font-face style:name="Bitstream Vera Sans6" svg:font-family="'Bitstream Vera 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2"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5" svg:font-family="'Bitstream Vera Sans'" style:font-adornments="Roman" style:font-family-generic="swiss" style:font-pitch="variable"/>
    <style:font-face style:name="Britannic Bold" svg:font-family="'Britannic Bold'" style:font-adornments="Gras" style:font-family-generic="swiss" style:font-pitch="variable"/>
    <style:font-face style:name="OpenSymbol2" svg:font-family="OpenSymbol" style:font-adornments="Roman"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2" draw:display-name="Gradient 2" draw:style="linear" draw:start-color="#d7e12c" draw:end-color="#7fb241" draw:start-intensity="100%" draw:end-intensity="100%" draw:angle="18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fill-image draw:name="Bitmap_20_1" draw:display-name="Bitmap 1" xlink:href="Pictures/1000000000000462000000589ACB62EABBDEC345.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2" draw:display-name="Dashed (var) 102" draw:style="round" draw:dots1="1" draw:dots1-length="0.003cm" draw:dots2="2" draw:distance="0.023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1" draw:display-name="Dashed (var) 61"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8" draw:display-name="Dashed (var) 68" draw:style="rect" draw:dots1="1" draw:dots1-length="0.002cm" draw:dots2="1" draw:dots2-length="0.002cm" draw:distance="0.002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ound" draw:dots1="1" draw:dots1-length="0.003cm" draw:dots2="2" draw:distance="0.023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6" draw:display-name="Dashed (var) 96" draw:style="round" draw:dots1="1" draw:dots1-length="0.003cm" draw:dots2="2" draw:distance="0.023cm"/>
    <draw:stroke-dash draw:name="Dashed_20__28_var_29__20_97" draw:display-name="Dashed (var) 97" draw:style="round" draw:dots1="1" draw:dots1-length="0.003cm" draw:dots2="2" draw:distance="0.023cm"/>
    <draw:stroke-dash draw:name="Dashed_20__28_var_29__20_98" draw:display-name="Dashed (var) 98" draw:style="round" draw:dots1="1" draw:dots1-length="0.003cm" draw:dots2="2" draw:distance="0.023cm"/>
    <draw:stroke-dash draw:name="Dashed_20__28_var_29__20_99" draw:display-name="Dashed (var) 99" draw:style="round" draw:dots1="1" draw:dots1-length="0.003cm" draw:dots2="2" draw:distance="0.023cm"/>
    <draw:stroke-dash draw:name="Fine_20_Dashed" draw:display-name="Fine Dashed" draw:style="rect" draw:dots1="1" draw:dots1-length="63%" draw:distance="63%"/>
    <draw:stroke-dash draw:name="Line_20_Style_20_1" draw:display-name="Line Style 1" draw:style="rect" draw:dots1="1" draw:dots1-length="0.028cm" draw:dots2="1" draw:dots2-length="0.028cm" draw:distance="0.028cm"/>
    <draw:stroke-dash draw:name="Long_20_Dash" draw:display-name="Long Dash" draw:style="rect" draw:dots1="1" draw:dots1-length="400%" draw:distance="300%"/>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5"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5" fo:font-family="'Bitstream Vera Sans'" style:font-style-name="Roman" style:font-family-generic="swiss" style:font-pitch="variable" fo:font-size="10pt"/>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3" fo:font-family="'Bitstream Vera Sans'" style:font-style-name="Oblique" style:font-family-generic="swiss" style:font-pitch="variable" fo:font-size="10pt" fo:font-style="italic" fo:font-weight="normal"/>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1ca2b8" loext:opacity="100%" style:font-name="Bitstream Vera Sans"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5"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5"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5" fo:font-family="'Bitstream Vera Sans'" style:font-style-name="Roman" style:font-family-generic="swiss" style:font-pitch="variable" fo:font-size="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style:contextual-spacing="false" fo:text-indent="0cm" style:auto-text-indent="false" style:page-number="auto" fo:background-color="#68a224">
        <style:tab-stops/>
      </style:paragraph-properties>
      <style:text-properties fo:color="#ffffff" loext:opacity="100%" style:font-name="Bitstream Vera Sans1"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style:contextual-spacing="false" fo:text-align="justify" style:justify-single-word="false" fo:text-indent="0cm" style:auto-text-indent="false" fo:padding="0cm" fo:border="none" style:shadow="none"/>
      <style:text-properties fo:color="#000000" loext:opacity="100%" fo:font-size="9pt" fo:font-weight="normal"/>
    </style:style>
    <style:style style:name="Cours_5f_entraine-toi" style:display-name="Cours_entraine-toi" style:family="paragraph" style:parent-style-name="Standard" style:list-style-name="" style:master-page-name="">
      <loext:graphic-properties draw:fill-image-width="0cm" draw:fill-image-height="0cm"/>
      <style:paragraph-properties fo:margin-left="3.099cm" fo:margin-right="0cm" fo:margin-top="0.499cm" fo:margin-bottom="0.199cm" style:contextual-spacing="false" fo:text-indent="-3.099cm" style:auto-text-indent="false" style:page-number="auto" style:shadow="none">
        <style:tab-stops>
          <style:tab-stop style:position="3.2cm"/>
          <style:tab-stop style:position="3.801cm"/>
        </style:tab-stops>
      </style:paragraph-properties>
      <style:text-properties fo:color="#1259bc" loext:opacity="100%" fo:font-size="10pt" fo:font-weight="bold" officeooo:rsid="0019262b" style:font-size-asian="10.5pt"/>
    </style:style>
    <style:style style:name="_5f_Exercice" style:display-name="_Exercice" style:family="paragraph" style:next-style-name="Text_20_body" style:master-page-name="">
      <style:paragraph-properties fo:margin-top="0.499cm" fo:margin-bottom="0.199cm" style:contextual-spacing="false" fo:text-align="justify" style:justify-single-word="false" style:page-number="auto"/>
      <style:text-properties style:font-name="Bitstream Vera Sans5" fo:font-family="'Bitstream Vera Sans'" style:font-style-name="Roman" style:font-family-generic="swiss" style:font-pitch="variable" fo:font-size="11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1"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2"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5"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2" fo:font-family="'Bitstream Vera Sans'" style:font-family-generic="roman" style:font-pitch="variable" fo:font-size="10pt" fo:font-style="normal" fo:font-weight="normal" style:font-size-asian="10pt" style:font-style-asian="normal" style:font-weight-asian="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1" fo:font-family="'Bitstream Vera Sans'" style:font-style-name="Gras" style:font-family-generic="swiss" style:font-pitch="variable" fo:font-size="9pt" fo:font-style="italic" fo:font-weight="normal"/>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1" fo:font-family="'Bitstream Vera Sans'" style:font-style-name="Gras" style:font-family-generic="swiss" style:font-pitch="variable" fo:font-size="9pt" fo:font-style="italic" fo:font-weight="normal"/>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1" fo:font-family="'Bitstream Vera Sans'" style:font-style-name="Gras" style:font-family-generic="swiss" style:font-pitch="variable" fo:font-size="9pt" fo:font-style="italic" fo:font-weight="normal" style:font-size-asian="10.5pt"/>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1"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1"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4"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style: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_5f_Numéros_20_exercices_20_livret" style:display-name="_Numéros exercices livret" style:family="text">
      <style:text-properties fo:color="#ffffff" loext:opacity="100%" style:font-name="Bitstream Vera Sans1"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corps" style:family="text">
      <style:text-properties style:font-name="Bitstream Vera Sans5" fo:font-family="'Bitstream Vera Sans'" style:font-style-name="Roman" style:font-family-generic="swiss" style:font-pitch="variable" fo:font-size="11pt"/>
    </style:style>
    <style:style style:name="_5f_pointillés_20_gris" style:display-name="_pointillés gris" style:family="text">
      <style:text-properties fo:color="#b3b3b3" loext:opacity="100%" style:font-name="Bitstream Vera Sans3" fo:font-family="'Bitstream Vera Sans'" style:font-style-name="Oblique" style:font-family-generic="swiss" style:font-pitch="variable" fo:font-size="10pt" fo:font-style="normal" fo:background-color="transparent"/>
    </style:style>
    <style:style style:name="_5f_Titre_20_d_27_exercice" style:display-name="_Titre d'exercice" style:family="text">
      <style:text-properties fo:color="#52cc00" loext:opacity="100%" style:font-name="Bitstream Vera Sans3" fo:font-family="'Bitstream Vera Sans'" style:font-style-name="Oblique" style:font-family-generic="swiss" style:font-pitch="variable" fo:font-size="10pt" fo:font-style="italic" style:text-underline-style="none" fo:font-weight="normal" fo:background-color="transparent"/>
    </style:style>
    <style:style style:name="_5f_BVS" style:display-name="_BVS" style:family="text" style:parent-style-name="_5f_pointillés_20_gris">
      <style:text-properties fo:color="#000000" loext:opacity="100%" style:font-name="Bitstream Vera Sans" fo:font-family="'Bitstream Vera Sans'" style:font-family-generic="swiss" style:font-pitch="variable" fo:font-size="10pt" fo:font-style="normal" fo:background-color="transparent" style:font-size-asian="12pt" style:font-style-asian="italic"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5"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5"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3" fo:font-family="'Bitstream Vera Sans'" style:font-style-name="Oblique" style:font-family-generic="swiss" style:font-pitch="variable" fo:font-size="11pt" fo:font-style="italic" style:text-underline-style="none"/>
    </style:style>
    <style:style style:name="Strong_20_Emphasis" style:display-name="Strong Emphasis" style:family="text">
      <style:text-properties fo:font-weight="bold" style:font-weight-asian="bold" style:font-weight-complex="bold"/>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Line_20_numbering" style:display-name="Line numbering" style:family="text"/>
    <style:style style:name="_5f_Symbole" style:display-name="_Symbole" style:family="text" style:parent-style-name="_5f_BVS">
      <style:text-properties fo:color="#000000" loext:opacity="1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3"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3"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Bold" style:family="text">
      <style:text-properties style:font-name="Bitstream Vera Sans5" fo:font-family="'Bitstream Vera Sans'" style:font-style-name="Roman" style:font-family-generic="swiss" style:font-pitch="variable" fo:font-size="10pt" fo:font-weight="bold" officeooo:rsid="0019262b" style:font-size-asian="10.5pt" style:font-weight-asian="bold" style:font-weight-complex="normal"/>
    </style:style>
    <style:style style:name="_5f_correction" style:display-name="_correction" style:family="text">
      <style:text-properties style:font-name="Bitstream Vera Sans2" fo:font-family="'Bitstream Vera Sans'" style:font-family-generic="roman" style:font-pitch="variable" fo:font-size="9pt" fo:font-weight="bold" style:font-size-asian="9pt" style:font-weight-asian="bold"/>
    </style:style>
    <style:style style:name="_2d_Numéros_20_de_20_s_27_entraîner_20_et_20_approfondir" style:display-name="-Numéros de s'entraîner et approfondir" style:family="text">
      <style:text-properties fo:color="#ffffff" loext:opacity="100%" style:font-name="Bitstream Vera Sans"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5f_Niveau_5f_jaune" style:display-name="_Niveau_jaune" style:family="text">
      <style:text-properties fo:color="#000000" loext:opacity="100%" style:font-name="Bitstream Vera Sans2" fo:font-family="'Bitstream Vera Sans'" style:font-family-generic="roman" style:font-pitch="variable" fo:font-size="10pt" style:text-underline-style="none" fo:font-weight="bold" fo:background-color="#ffff00" style:font-size-asian="10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Puce_5f_enonce1" style:display-name="Puce_enonce1" style:family="text">
      <style:text-properties fo:color="#e8c32a" loext:opacity="100%" style:font-name="Bitstream Vera Sans5"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loext:opacity="100%" style:font-name="Bitstream Vera Sans2" fo:font-family="'Bitstream Vera Sans'" style:font-family-generic="roman" style:font-pitch="variable" fo:font-size="12pt" fo:font-style="normal" fo:font-weight="normal" style:font-size-asian="12pt" style:font-style-asian="normal" style:font-weight-asian="normal"/>
    </style:style>
    <style:style style:name="Puce_5f_enonce3" style:display-name="Puce_enonce3" style:family="text" style:parent-style-name="Puce_5f_enonce2">
      <style:text-properties fo:color="#c74028" loext:opacity="100%" style:font-size-asian="10.5pt"/>
    </style:style>
    <style:style style:name="Enonce_5f_Niv2" style:display-name="Enonce_Niv2" style:family="text" style:parent-style-name="Enonce_5f_Niv1">
      <style:text-properties fo:color="#ffffff" loext:opacity="100%" style:font-name="Bitstream Vera Sans1"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1"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Entraine-toi" style:family="text" style:parent-style-name="Enonce_5f_Niv1">
      <style:text-properties fo:color="#98b336" loext:opacity="100%" style:text-outline="false" style:font-name="Britannic Bold" fo:font-family="'Britannic Bold'" style:font-style-name="Gras" style:font-family-generic="swiss" style:font-pitch="variable" fo:font-size="13pt" fo:font-style="normal" fo:font-weight="normal" officeooo:rsid="0019262b" fo:background-color="transparent" style:font-size-asian="10.5pt" loext:padding="0cm" loext:border="none" loext:shadow="none"/>
    </style:style>
    <style:style style:name="knumerotitreA" style:family="text">
      <style:text-properties fo:color="#000000" loext:opacity="100%" style:font-name="Bitstream Vera Sans2"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Police_20_par_20_défaut" style:display-name="Police par défaut" style:family="text"/>
    <style:style style:name="_2d_Numéros_20_de_20_s_27_entraîner" style:display-name="-Numéros de s'entraîner" style:family="text">
      <style:text-properties fo:color="#ffffff" loext:opacity="100%" style:font-name="Bitstream Vera Sans5"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3"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2"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2" fo:font-family="'Bitstream Vera Sans'" style:font-family-generic="roman" style:font-pitch="variable" fo:font-size="13pt" fo:text-shadow="none" fo:font-weight="bold" fo:background-color="#800080" style:font-size-asian="13pt" style:font-weight-asian="bold"/>
    </style:style>
    <style:style style:name="Num_5f_T2" style:display-name="Num_T2" style:family="text">
      <style:text-properties fo:color="#9d0f89" loext:opacity="100%" style:font-name="Bitstream Vera Sans2"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2"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2" fo:font-family="'Bitstream Vera Sans'" style:font-family-generic="roman" style:font-pitch="variable" fo:font-size="9pt" fo:font-weight="bold" style:font-size-asian="9pt" style:font-weight-asian="bold"/>
    </style:style>
    <style:style style:name="_5f_Niveau_5f_orange" style:display-name="_Niveau_orange" style:family="text">
      <style:text-properties fo:color="#000000" loext:opacity="100%" style:font-name="Bitstream Vera Sans2" fo:font-family="'Bitstream Vera Sans'" style:font-family-generic="roman" style:font-pitch="variable" fo:font-size="10pt" style:text-underline-style="none" fo:font-weight="bold" fo:background-color="#ff0000" style:font-size-asian="10pt" style:font-weight-asian="bold"/>
    </style:style>
    <style:style style:name="niv1" style:family="text">
      <style:text-properties fo:color="#ffffff" loext:opacity="100%" style:font-name="Bitstream Vera Sans5"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loext:opacity="100%" style:font-name="Bitstream Vera Sans5"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loext:opacity="100%" style:font-name="Bitstream Vera Sans5" fo:font-family="'Bitstream Vera Sans'" style:font-style-name="Roman" style:font-family-generic="swiss" style:font-pitch="variable" fo:font-size="10pt" fo:font-weight="bold" style:font-size-asian="10.5pt" style:font-weight-asian="bold" style:font-weight-complex="normal" loext:shadow="none"/>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text-properties fo:color="#000000" loext:opacity="100%" style:font-name="Bitstream Vera Sans5"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loext:opacity="100%" style:font-name="Bitstream Vera Sans5" fo:font-family="'Bitstream Vera Sans'" style:font-style-name="Roman" style:font-family-generic="swiss" style:font-pitch="variable" fo:font-size="10pt" fo:font-weight="bold" style:font-size-asian="10.5pt"/>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1" fo:font-family="OpenSymbol" style:font-pitch="variable" style:font-charset="x-symbol" fo:font-size="10pt" fo:font-style="normal"/>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3"/>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3"/>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3"/>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3"/>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3"/>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3"/>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3"/>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3"/>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3"/>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3"/>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3"/>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3"/>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3"/>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3"/>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3"/>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3"/>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3"/>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3"/>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3"/>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3"/>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3"/>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3"/>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3"/>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3"/>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3"/>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3"/>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3"/>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3"/>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3"/>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3"/>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3"/>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3"/>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3"/>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3"/>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3"/>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3"/>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3"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3">
      <text:list-level-style-bullet text:level="1"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3"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2">
      <text:list-level-style-bullet text:level="1"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Enonce_5f_Niv2" style:num-format="1">
        <style:list-level-properties text:list-level-position-and-space-mode="label-alignment">
          <style:list-level-label-alignment text:label-followed-by="nothing"/>
        </style:list-level-properties>
      </text:list-level-style-number>
      <text:list-level-style-number text:level="2" text:style-name="Bold_5f_niv3" style:num-suffix=". " style:num-format="a">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paragraph-properties fo:text-align="end" style:justify-single-word="false"/>
    </style:style>
    <style:style style:name="MP2" style:family="paragraph" style:parent-style-name="_5f_Pied_20_de_20_page" style:list-style-name=""/>
    <style:style style:name="MP3" style:family="paragraph" style:parent-style-name="Standard">
      <style:text-properties fo:font-size="2pt" style:font-size-asian="2pt" style:font-size-complex="2pt"/>
    </style:style>
    <style:style style:name="MP4"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MP5"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P6"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Header">
      <style:text-properties fo:font-size="3pt" style:font-size-asian="4pt" style:font-size-complex="4pt"/>
    </style:style>
    <style:style style:name="MP8" style:family="paragraph" style:parent-style-name="Header">
      <style:paragraph-properties fo:margin-left="6.399cm" fo:margin-right="0cm" fo:text-indent="0cm" style:auto-text-indent="false"/>
      <style:text-properties style:font-name="Bitstream Vera Sans" fo:font-size="13pt" fo:font-weight="bold" style:font-size-asian="13pt" style:font-weight-asian="bold" style:font-size-complex="13pt" style:font-weight-complex="bold"/>
    </style:style>
    <style:style style:name="MP9" style:family="paragraph" style:parent-style-name="Header">
      <style:paragraph-properties fo:margin-left="7.001cm" fo:margin-right="0cm" fo:text-indent="0cm" style:auto-text-indent="false"/>
      <style:text-properties style:font-name="Bitstream Vera Sans" fo:font-size="11pt" fo:font-weight="normal" style:font-size-asian="11pt" style:font-weight-asian="normal" style:font-size-complex="11pt" style:font-weight-complex="normal"/>
    </style:style>
    <style:style style:name="MP10" style:family="paragraph" style:parent-style-name="Footer">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12"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MP1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16"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P17"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P18" style:family="paragraph" style:parent-style-name="Standard">
      <style:text-properties fo:font-size="6pt" style:font-size-asian="6pt" style:font-size-complex="6pt"/>
    </style:style>
    <style:style style:name="MP19" style:family="paragraph" style:parent-style-name="Footer">
      <style:paragraph-properties fo:margin-left="0cm" fo:margin-right="0.7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MP20" style:family="paragraph" style:parent-style-name="Footer">
      <style:paragraph-properties fo:margin-left="0.7cm" fo:margin-right="0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_5f_Pied_20_de_20_page">
      <style:paragraph-properties fo:text-align="end" style:justify-single-word="false"/>
    </style:style>
    <style:style style:name="MP22" style:family="paragraph" style:parent-style-name="_5f_En-tête">
      <style:text-properties officeooo:paragraph-rsid="0045ac68"/>
    </style:style>
    <style:style style:name="MP23" style:family="paragraph">
      <loext:graphic-properties draw:fill="solid" draw:fill-color="#1ca2b8"/>
    </style:style>
    <style:style style:name="MP24" style:family="paragraph">
      <style:paragraph-properties fo:text-align="center"/>
    </style:style>
    <style:style style:name="MP25" style:family="paragraph">
      <loext:graphic-properties draw:fill="none" draw:fill-color="#ffffff"/>
      <style:paragraph-properties fo:text-align="center" style:writing-mode="lr-tb"/>
      <style:text-properties fo:color="#ffffff" loext:opacity="100%" style:font-name="Bitstream Vera Sans" fo:font-size="16pt" fo:font-weight="bold" style:font-size-asian="16pt" style:font-weight-asian="bold" style:font-size-complex="16pt" style:font-weight-complex="bold"/>
    </style:style>
    <style:style style:name="MP26" style:family="paragraph" style:parent-style-name="Footer">
      <style:text-properties officeooo:rsid="00178920" officeooo:paragraph-rsid="00178920"/>
    </style:style>
    <style:style style:name="MP27" style:family="paragraph" style:parent-style-name="Folio">
      <style:paragraph-properties fo:text-align="center" style:justify-single-word="false"/>
      <style:text-properties fo:font-size="8pt" officeooo:paragraph-rsid="001ce334" style:font-size-asian="8pt" style:font-size-complex="8pt"/>
    </style:style>
    <style:style style:name="MP28"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9" style:family="paragraph" style:parent-style-name="Footer">
      <style:text-properties officeooo:paragraph-rsid="002ab73b"/>
    </style:style>
    <style:style style:name="MP30" style:family="paragraph" style:parent-style-name="Header">
      <style:text-properties fo:font-size="14pt" style:font-size-asian="14pt" style:font-size-complex="14pt"/>
    </style:style>
    <style:style style:name="MP31"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T5" style:family="text">
      <style:text-properties fo:color="#ffffff" loext:opacity="100%" style:font-name="Bitstream Vera Sans" fo:font-size="16pt" fo:font-weight="bold" style:font-size-asian="16pt" style:font-weight-asian="bold" style:font-size-complex="16pt" style:font-weight-complex="bold"/>
    </style:style>
    <style:style style:name="MT6" style:family="text">
      <style:text-properties fo:font-variant="normal" fo:text-transform="none" fo:color="#1ca2b8" loext:opacity="100%" style:font-name="Bitstream Vera Sans" fo:font-size="16pt" fo:font-style="normal" fo:text-shadow="none" fo:font-weight="bold" officeooo:rsid="0045ac68" style:font-size-asian="16pt" style:font-style-asian="normal" style:font-size-complex="16pt" style:font-style-complex="normal"/>
    </style:style>
    <style:style style:name="MT7" style:family="text">
      <style:text-properties fo:font-variant="normal" fo:text-transform="none" fo:color="#1ca2b8" loext:opacity="100%" style:font-name="Bitstream Vera Sans" fo:font-size="16pt" fo:font-style="normal" fo:text-shadow="none" fo:font-weight="bold" officeooo:rsid="00884cb3" style:font-size-asian="16pt" style:font-style-asian="normal" style:font-size-complex="16pt" style:font-style-complex="normal"/>
    </style:style>
    <style:style style:name="MT8" style:family="text">
      <style:text-properties officeooo:rsid="00884cb3"/>
    </style:style>
    <style:style style:name="MT9" style:family="text">
      <style:text-properties officeooo:rsid="00344eec"/>
    </style:style>
    <style:style style:name="MT10" style:family="text">
      <style:text-properties officeooo:rsid="002ab73b"/>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6"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4">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1">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master-page style:name="_5f_Fiche_20_éditeur_20_impaire_20__28_D_29_" style:display-name="_Fiche éditeur impaire (D)" style:page-layout-name="Mpm2" style:next-style-name="_5f_Fiche_20_éditeur_20_paire_20__28_G_29_">
      <style:header>
        <text:p text:style-name="_5f_En-tête">Série 1 : Diviser</text:p>
      </style:header>
      <style:footer>
        <text:h text:style-name="MP1" text:outline-level="1">Chapitre A3: Nombres rationnels </text:h>
      </style:footer>
    </style:master-page>
    <style:master-page style:name="_5f_Fiche_20_éditeur_20_paire_20__28_G_29_" style:display-name="_Fiche éditeur paire (G)" style:page-layout-name="Mpm3" style:next-style-name="_5f_Fiche_20_éditeur_20_impaire_20__28_D_29_">
      <style:header>
        <text:p text:style-name="_5f_En-tête">Série 2: Multiplier deux nombres relatifs</text:p>
      </style:header>
      <style:footer>
        <text:h text:style-name="MP2" text:outline-level="1">Chapitre A2: Nombres relatifs</text:h>
      </style:footer>
    </style:master-page>
    <style:master-page style:name="_5f_Fiche_20_du_20_livret_20_pair" style:display-name="_Fiche du livret pair" style:page-layout-name="Mpm4">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0">N4 : Fractions</text:p>
              </table:table-cell>
              <table:table-cell table:style-name="Tableau18.A1" office:value-type="string">
                <text:p text:style-name="MP30"/>
              </table:table-cell>
            </table:table-row>
          </table:table-header-rows>
          <table:table-row table:style-name="Tableau18.1">
            <table:covered-table-cell/>
            <table:table-cell table:style-name="Tableau18.A1" office:value-type="string">
              <text:p text:style-name="MP31">Série 1 : Fractions et parts</text:p>
            </table:table-cell>
            <table:table-cell table:style-name="Tableau18.A1" office:value-type="string">
              <text:p text:style-name="MP31"/>
            </table:table-cell>
          </table:table-row>
        </table:table>
        <text:p text:style-name="MP3"/>
      </style:header>
    </style:master-page>
    <style:master-page style:name="Endnote" style:page-layout-name="Mpm5"/>
    <style:master-page style:name="_5f_Fiche_20_éditeur_20_série_20_1_20_impaire_20__28_D_29_" style:display-name="_Fiche éditeur série 1 impaire (D)" style:page-layout-name="Mpm6" style:next-style-name="_5f_Fiche_20_éditeur_20_série_20_1_20_paire_20__28_G_29_">
      <style:header>
        <text:p text:style-name="MP4"><text:span text:style-name="MT1">Série 1 :</text:span> <text:span text:style-name="MT1">???</text:span></text:p>
      </style:header>
      <style:footer>
        <text:p text:style-name="MP5">Chapitre ? : ...</text:p>
      </style:footer>
      <style:footer-left>
        <text:p text:style-name="MP6">Série 1 :<text:tab/><text:tab/> <text:s text:c="43"/>Chapitre G? : ...</text:p>
      </style:footer-left>
    </style:master-page>
    <style:master-page style:name="_5f_Fiche_20_format_20_Site" style:display-name="_Fiche format Site" style:page-layout-name="Mpm7">
      <style:header>
        <text:p text:style-name="MP7"/>
        <text:p text:style-name="MP8"><text:span text:style-name="MT2">Chapitre N3 :</text:span> <text:span text:style-name="MT3">Nombres fractions</text:span></text:p>
        <text:p text:style-name="MP9">Série 2 : Fractions et partage <text:s text:c="75"/></text:p>
      </style:header>
    </style:master-page>
    <style:master-page style:name="_5f_Fiche_20_éditeur_20_série_20_2_20_impaire_20__28_D_29_" style:display-name="_Fiche éditeur série 2 impaire (D)" style:page-layout-name="Mpm8" style:next-style-name="_5f_Fiche_20_éditeur_20_série_20_2_20_paire_20__28_G_29_">
      <style:header>
        <text:p text:style-name="MP4"><text:span text:style-name="MT1">Série 2 :</text:span> <text:span text:style-name="MT1">???</text:span></text:p>
      </style:header>
      <style:footer>
        <text:p text:style-name="MP5">Chapitre <text:span text:style-name="MT4">? : ...</text:span></text:p>
      </style:footer>
      <style:footer-left>
        <text:p text:style-name="MP6">Série 2 :<text:tab/> <text:s text:c="87"/>Chapitre G? : ...</text:p>
      </style:footer-left>
    </style:master-page>
    <style:master-page style:name="_5f_Fiche_20_éditeur_20_série_20_3_20_impaire_20__28_D_29_" style:display-name="_Fiche éditeur série 3 impaire (D)" style:page-layout-name="Mpm8" style:next-style-name="_5f_Fiche_20_éditeur_20_série_20_3_20_paire_20__28_G_29_">
      <style:header>
        <text:p text:style-name="MP4"><text:span text:style-name="MT1">Série 3 :</text:span> <text:span text:style-name="MT1">???</text:span></text:p>
      </style:header>
      <style:footer>
        <text:p text:style-name="MP5">Chapitre ? : ...</text:p>
      </style:footer>
      <style:footer-left>
        <text:p text:style-name="MP10"/>
      </style:footer-left>
    </style:master-page>
    <style:master-page style:name="_5f_Fiche_20_éditeur_20_série_20_4_20_impaire_20__28_D_29_" style:display-name="_Fiche éditeur série 4 impaire (D)" style:page-layout-name="Mpm9" style:next-style-name="_5f_Fiche_20_éditeur_20_série_20_4_20_paire_20__28_G_29_">
      <style:header>
        <text:p text:style-name="MP11">Série 4 : ???</text:p>
      </style:header>
      <style:footer>
        <text:p text:style-name="MP12">Chapitre ? : ...</text:p>
      </style:footer>
      <style:footer-left>
        <text:p text:style-name="MP10"/>
      </style:footer-left>
    </style:master-page>
    <style:master-page style:name="_5f_Fiche_20_éditeur_20_synthèse_20_impaire_20__28_D_29_" style:display-name="_Fiche éditeur synthèse impaire (D)" style:page-layout-name="Mpm9" style:next-style-name="_5f_Fiche_20_éditeur_20_synthèse_20_paire_20__28_G_29_">
      <style:header>
        <text:p text:style-name="MP11">Synthèse</text:p>
      </style:header>
      <style:footer>
        <text:p text:style-name="MP5">Chapitre ? : ...</text:p>
      </style:footer>
      <style:footer-left>
        <text:p text:style-name="MP13"/>
      </style:footer-left>
    </style:master-page>
    <style:master-page style:name="_5f_Fiche_20_éditeur_20_série_20_1_20_paire_20__28_G_29_" style:display-name="_Fiche éditeur série 1 paire (G)" style:page-layout-name="Mpm10" style:next-style-name="_5f_Fiche_20_éditeur_20_série_20_1_20_impaire_20__28_D_29_">
      <style:header>
        <text:p text:style-name="MP4"><text:span text:style-name="MT1">Série 1 :</text:span> <text:span text:style-name="MT1">???</text:span></text:p>
      </style:header>
      <style:footer>
        <text:p text:style-name="MP14">Chapitre ? : ...</text:p>
      </style:footer>
    </style:master-page>
    <style:master-page style:name="_5f_Fiche_20_éditeur_20_série_20_2_20_paire_20__28_G_29_" style:display-name="_Fiche éditeur série 2 paire (G)" style:page-layout-name="Mpm11" style:next-style-name="_5f_Fiche_20_éditeur_20_série_20_2_20_impaire_20__28_D_29_">
      <style:header>
        <text:p text:style-name="MP15">Série 2: Multiplier deux nombres relatifs</text:p>
      </style:header>
      <style:footer>
        <text:h text:style-name="MP16" text:outline-level="1">Chapitre A2: Nombres relatifs</text:h>
      </style:footer>
    </style:master-page>
    <style:master-page style:name="_5f_Fiche_20_éditeur_20_série_20_3_20_paire_20__28_G_29_" style:display-name="_Fiche éditeur série 3 paire (G)" style:page-layout-name="Mpm11" style:next-style-name="_5f_Fiche_20_éditeur_20_série_20_3_20_impaire_20__28_D_29_">
      <style:header>
        <text:p text:style-name="MP11">Série 3 : ???</text:p>
      </style:header>
      <style:footer>
        <text:p text:style-name="MP17">Chapitre ? : ...</text:p>
      </style:footer>
    </style:master-page>
    <style:master-page style:name="_5f_Fiche_20_éditeur_20_série_20_4_20_paire_20__28_G_29_" style:display-name="_Fiche éditeur série 4 paire (G)" style:page-layout-name="Mpm11" style:next-style-name="_5f_Fiche_20_éditeur_20_série_20_4_20_impaire_20__28_D_29_">
      <style:header>
        <text:p text:style-name="MP11">Série 4 : ???</text:p>
      </style:header>
      <style:footer>
        <text:p text:style-name="MP17">Chapitre ? : ...</text:p>
      </style:footer>
    </style:master-page>
    <style:master-page style:name="_5f_Fiche_20_éditeur_20_synthèse_20_paire_20__28_G_29_" style:display-name="_Fiche éditeur synthèse paire (G)" style:page-layout-name="Mpm11" style:next-style-name="_5f_Fiche_20_éditeur_20_synthèse_20_impaire_20__28_D_29_">
      <style:header>
        <text:p text:style-name="MP11">Synthèse</text:p>
      </style:header>
      <style:footer>
        <text:p text:style-name="MP14">Chapitre ? : ...</text:p>
      </style:footer>
    </style:master-page>
    <style:master-page style:name="_5f_Fiche_20_du_20_livret_20_Génération_20_5" style:display-name="_Fiche du livret Génération 5" style:page-layout-name="Mpm12">
      <style:header>
        <text:p text:style-name="MP18"><text:tab/><text:tab/><text:tab/><text:tab/><text:tab/><text:tab/></text:p>
        <text:p text:style-name="MP18"/>
      </style:header>
      <style:footer>
        <text:p text:style-name="MP19">Chapitre G? :<text:tab/><text:tab/> <text:s text:c="93"/>Série ? :</text:p>
      </style:footer>
      <style:footer-left>
        <text:p text:style-name="MP20">Série ? :<text:tab/><text:tab/> <text:s text:c="92"/>Chapitre G? :</text:p>
      </style:footer-left>
    </style:master-page>
    <style:master-page style:name="HTML" style:page-layout-name="Mpm13"/>
    <style:master-page style:name="_5f_Fiche_20_éditeur_20__20__28_une_20_colonne_29__20__20_impaire_20__28_D_29_" style:display-name="_Fiche éditeur  (une colonne)  impaire (D)" style:page-layout-name="Mpm14" style:next-style-name="_5f_Fiche_20_éditeur_20_paire_20__28_G_29_">
      <style:header>
        <text:p text:style-name="_5f_En-tête">Série 1 : Définir et nommer un angle</text:p>
      </style:header>
      <style:footer>
        <text:h text:style-name="MP21" text:outline-level="1">Chapitre M 1 : Angles</text:h>
      </style:footer>
    </style:master-page>
    <style:master-page style:name="_5f_Fiche_20_éditeur_20__28_une_20_colonne_29__20_paire_20__28_G_29_" style:display-name="_Fiche éditeur (une colonne) paire (G)" style:page-layout-name="Mpm15" style:next-style-name="_5f_Fiche_20_éditeur_20__20__28_une_20_colonne_29__20__20_impaire_20__28_D_29_">
      <style:header>
        <text:p text:style-name="MP4"><text:span text:style-name="MT1">Série 1 :</text:span> <text:span text:style-name="MT1">???</text:span></text:p>
      </style:header>
      <style:footer>
        <text:p text:style-name="MP14">... : Chapitre ? </text:p>
      </style:footer>
    </style:master-page>
    <style:master-page style:name="Right_20_Page" style:display-name="Right Page" style:page-layout-name="Mpm16"/>
    <style:master-page style:name="Left_20_Page" style:display-name="Left Page" style:page-layout-name="Mpm17" style:next-style-name="Right_20_Page"/>
    <style:master-page style:name="First_20_Page" style:display-name="First Page" style:page-layout-name="Mpm18" style:next-style-name="Standard"/>
    <style:master-page style:name="Envelope" style:page-layout-name="Mpm19"/>
    <style:master-page style:name="Index" style:page-layout-name="Mpm18"/>
    <style:master-page style:name="Footnote" style:page-layout-name="Mpm20"/>
    <style:master-page style:name="Landscape" style:page-layout-name="Mpm21"/>
    <style:master-page style:name="_5f_Fiche_20_éditeur_20_série_20_2_20_une_20_colonne_20_impaire_20__28_G_29_" style:display-name="_Fiche éditeur série 2 une colonne impaire (G)" style:page-layout-name="Mpm22" draw:style-name="Mdp1">
      <style:header>
        <text:p text:style-name="MP22"><draw:path text:anchor-type="paragraph" draw:z-index="2" draw:name="Forme1" draw:style-name="Mgr1" draw:text-style-name="MP23" svg:width="4.329cm" svg:height="2.24cm" svg:x="-1.499cm" svg:y="-1cm" svg:viewBox="0 0 4330 2241" svg:d="M0 2241l3984-288c209-15 363-168 345-342l-170-1611h-4159z"><text:p/></draw:path><draw:frame text:anchor-type="paragraph" draw:z-index="5" draw:name="Forme2" draw:style-name="Mgr2" draw:text-style-name="MP25" svg:width="2.703cm" svg:height="0.715cm" draw:transform="rotate (0.0872664625997165) translate (-0.172861111111111cm 0.218722222222222cm)"><draw:text-box><text:p text:style-name="MP24"><text:span text:style-name="MT5">Série 4</text:span></text:p></draw:text-box></draw:frame><draw:line text:anchor-type="paragraph" draw:z-index="24" draw:name="Forme3" draw:style-name="Mgr3" draw:text-style-name="MP24" svg:x1="12.818cm" svg:y1="0.36cm" svg:x2="21.101cm" svg:y2="0.36cm"><text:p/></draw:line><text:span text:style-name="MT6">U</text:span><text:span text:style-name="MT7">tiliser des t</text:span><text:span text:style-name="MT8">riangles égaux</text:span></text:p>
      </style:header>
      <style:footer>
        <text:p text:style-name="MP26"><draw:frame draw:style-name="Mfr1" draw:name="Cadre1" text:anchor-type="paragraph" svg:y="-0.06cm" draw:z-index="8"><draw:text-box fo:min-height="0.499cm" fo:min-width="3cm"><draw:frame draw:style-name="Mfr2" draw:name="Cadre2" text:anchor-type="frame" svg:x="0.45cm" svg:y="0.079cm" svg:width="0.817cm" draw:z-index="11"><draw:text-box fo:min-height="0.355cm"><text:p text:style-name="MP27"><draw:g text:anchor-type="paragraph" draw:z-index="14" draw:name="Forme4" draw:style-name="Mgr4"><draw:path draw:style-name="Mgr5" draw:text-style-name="MP28" svg:width="0.855cm" svg:height="1.172cm" svg:x="-0.03cm" svg:y="-0.194cm" svg:viewBox="0 0 856 1173" svg:d="M856 1173h-856v-991c0-100 79-182 175-182h505c97 0 176 82 176 182z"><text:p/></draw:path></draw:g><text:page-number text:select-page="current">93</text:page-number></text:p></draw:text-box></draw:frame><text:p text:style-name="MP29"><text:span text:style-name="MT9">Transformations et parallélogramme</text:span> • <text:span text:style-name="MT10">D2</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ESAMATH</meta:initial-creator>
    <meta:creation-date>2014-10-23T16:08:44.23</meta:creation-date>
    <dc:date>2021-09-21T23:24:02.948000000</dc:date>
    <meta:editing-duration>P1DT15H59M10S</meta:editing-duration>
    <meta:editing-cycles>119</meta:editing-cycles>
    <meta:generator>LibreOffice/7.1.5.2$Windows_X86_64 LibreOffice_project/85f04e9f809797b8199d13c421bd8a2b025d52b5</meta:generator>
    <dc:subject>diviser</dc:subject>
    <dc:title>A3_3 série 1 </dc:title>
    <meta:document-statistic meta:table-count="1" meta:image-count="0" meta:object-count="25" meta:page-count="3" meta:paragraph-count="106" meta:word-count="951" meta:character-count="5084" meta:non-whitespace-character-count="3811"/>
  </office:meta>
</office:document-meta>
</file>

<file path=Object 1/content.xml><?xml version="1.0" encoding="utf-8"?>
<math xmlns="http://www.w3.org/1998/Math/MathML" display="block">
  <semantics>
    <mover accent="true">
      <mtext>SRU</mtext>
      <mo stretchy="true">^</mo>
    </mover>
    <annotation encoding="StarMath 5.0">widehat "SRU"</annotation>
  </semantics>
</math>
</file>

<file path=Object 10/content.xml><?xml version="1.0" encoding="utf-8"?>
<math xmlns="http://www.w3.org/1998/Math/MathML" display="block">
  <semantics>
    <mstyle mathsize="10pt">
      <mover accent="true">
        <mtext>NCB</mtext>
        <mo stretchy="true">^</mo>
      </mover>
    </mstyle>
    <annotation encoding="StarMath 5.0">size 10 widehat"NCB"</annotation>
  </semantics>
</math>
</file>

<file path=Object 11/content.xml><?xml version="1.0" encoding="utf-8"?>
<math xmlns="http://www.w3.org/1998/Math/MathML" display="block">
  <semantics>
    <mstyle mathsize="10pt">
      <mover accent="true">
        <mtext>MNS</mtext>
        <mo stretchy="true">^</mo>
      </mover>
    </mstyle>
    <annotation encoding="StarMath 5.0">size 10 widehat "MNS" </annotation>
  </semantics>
</math>
</file>

<file path=Object 12/content.xml><?xml version="1.0" encoding="utf-8"?>
<math xmlns="http://www.w3.org/1998/Math/MathML" display="block">
  <semantics>
    <mstyle mathsize="10pt">
      <mover accent="true">
        <mtext>ROM</mtext>
        <mo stretchy="true">^</mo>
      </mover>
    </mstyle>
    <annotation encoding="StarMath 5.0">size 10 widehat "ROM" </annotation>
  </semantics>
</math>
</file>

<file path=Object 13/content.xml><?xml version="1.0" encoding="utf-8"?>
<math xmlns="http://www.w3.org/1998/Math/MathML" display="block">
  <semantics>
    <mstyle mathsize="10pt">
      <mover accent="true">
        <mtext>NOS</mtext>
        <mo stretchy="true">^</mo>
      </mover>
    </mstyle>
    <annotation encoding="StarMath 5.0">size 10 widehat "NOS" </annotation>
  </semantics>
</math>
</file>

<file path=Object 14/content.xml><?xml version="1.0" encoding="utf-8"?>
<math xmlns="http://www.w3.org/1998/Math/MathML" display="block">
  <semantics>
    <mstyle mathsize="10pt">
      <mrow>
        <mover accent="true">
          <mtext>MBC</mtext>
          <mo stretchy="true">^</mo>
        </mover>
        <mrow>
          <mspace width="0.5em"/>
          <mo stretchy="false">=</mo>
          <mspace width="0.5em"/>
        </mrow>
        <mover accent="true">
          <mtext>MCB</mtext>
          <mo stretchy="true">^</mo>
        </mover>
      </mrow>
    </mstyle>
    <annotation encoding="StarMath 5.0">size 10 { widehat "MBC" ` = ` widehat "MCB" }</annotation>
  </semantics>
</math>
</file>

<file path=Object 16/content.xml><?xml version="1.0" encoding="utf-8"?>
<math xmlns="http://www.w3.org/1998/Math/MathML" display="block">
  <semantics>
    <mstyle mathsize="10pt">
      <mrow>
        <mover accent="true">
          <mtext>MBC</mtext>
          <mo stretchy="true">^</mo>
        </mover>
        <mrow>
          <mspace width="0.5em"/>
          <mo stretchy="false">=</mo>
          <mspace width="0.5em"/>
        </mrow>
        <mover accent="true">
          <mtext>MCB</mtext>
          <mo stretchy="true">^</mo>
        </mover>
      </mrow>
    </mstyle>
    <annotation encoding="StarMath 5.0">size 10 { widehat "MBC" ` = ` widehat "MCB" }</annotation>
  </semantics>
</math>
</file>

<file path=Object 17/content.xml><?xml version="1.0" encoding="utf-8"?>
<math xmlns="http://www.w3.org/1998/Math/MathML" display="block">
  <semantics>
    <mstyle mathsize="10pt">
      <mrow>
        <mover accent="true">
          <mtext>MAC</mtext>
          <mo stretchy="true">^</mo>
        </mover>
        <mrow>
          <mspace width="0.5em"/>
          <mo stretchy="false">=</mo>
          <mspace width="0.5em"/>
        </mrow>
        <mover accent="true">
          <mtext>NCB</mtext>
          <mo stretchy="true">^</mo>
        </mover>
      </mrow>
    </mstyle>
    <annotation encoding="StarMath 5.0">size 10 { widehat "MAC" ` = ` widehat "NCB" }</annotation>
  </semantics>
</math>
</file>

<file path=Object 18/content.xml><?xml version="1.0" encoding="utf-8"?>
<math xmlns="http://www.w3.org/1998/Math/MathML" display="block">
  <semantics>
    <mstyle mathsize="10pt">
      <mrow>
        <mover accent="true">
          <mtext>MAC</mtext>
          <mo stretchy="true">^</mo>
        </mover>
        <mrow>
          <mspace width="0.5em"/>
          <mo stretchy="false">=</mo>
          <mspace width="0.5em"/>
        </mrow>
        <mover accent="true">
          <mtext>NCB</mtext>
          <mo stretchy="true">^</mo>
        </mover>
      </mrow>
    </mstyle>
    <annotation encoding="StarMath 5.0">size 10 { widehat "MAC" ` = ` widehat "NCB" }</annotation>
  </semantics>
</math>
</file>

<file path=Object 2/content.xml><?xml version="1.0" encoding="utf-8"?>
<math xmlns="http://www.w3.org/1998/Math/MathML" display="block">
  <semantics>
    <mstyle mathsize="10pt">
      <mrow>
        <mover accent="true">
          <mtext>DEF</mtext>
          <mo stretchy="true">^</mo>
        </mover>
        <mrow>
          <mspace width="0.5em"/>
          <mo stretchy="false">=</mo>
          <mspace width="0.5em"/>
        </mrow>
        <mn>180</mn>
        <mi>°</mi>
        <mrow>
          <mspace width="0.5em"/>
          <mo stretchy="false">−</mo>
          <mspace width="0.5em"/>
        </mrow>
        <mn>57</mn>
        <mi>°</mi>
        <mrow>
          <mspace width="0.5em"/>
          <mo stretchy="false">−</mo>
          <mspace width="0.5em"/>
        </mrow>
        <mn>35</mn>
        <mi>°</mi>
        <mrow>
          <mspace width="0.5em"/>
          <mo stretchy="false">=</mo>
          <mspace width="0.5em"/>
        </mrow>
        <mn>88</mn>
        <mi>°</mi>
      </mrow>
    </mstyle>
    <annotation encoding="StarMath 5.0">size 10 { widehat "DEF" `=`180°`-`57°`-`35°`=`88° } </annotation>
  </semantics>
</math>
</file>

<file path=Object 20/content.xml><?xml version="1.0" encoding="utf-8"?>
<math xmlns="http://www.w3.org/1998/Math/MathML" display="block">
  <semantics>
    <mstyle mathsize="10pt">
      <mover accent="true">
        <mtext>MAC</mtext>
        <mo stretchy="true">^</mo>
      </mover>
    </mstyle>
    <annotation encoding="StarMath 5.0">size 10 widehat "MAC"</annotation>
  </semantics>
</math>
</file>

<file path=Object 21/content.xml><?xml version="1.0" encoding="utf-8"?>
<math xmlns="http://www.w3.org/1998/Math/MathML" display="block">
  <semantics>
    <mstyle mathsize="10pt">
      <mover accent="true">
        <mtext>MBC</mtext>
        <mo stretchy="true">^</mo>
      </mover>
    </mstyle>
    <annotation encoding="StarMath 5.0">size 10 widehat "MBC"</annotation>
  </semantics>
</math>
</file>

<file path=Object 22/content.xml><?xml version="1.0" encoding="utf-8"?>
<math xmlns="http://www.w3.org/1998/Math/MathML" display="block">
  <semantics>
    <mstyle mathsize="10pt">
      <mrow>
        <mover accent="true">
          <mtext>BAC</mtext>
          <mo stretchy="true">^</mo>
        </mover>
        <mrow>
          <mspace width="0.5em"/>
          <mo stretchy="false">=</mo>
          <mspace width="0.5em"/>
        </mrow>
        <mover accent="true">
          <mtext>MBC</mtext>
          <mo stretchy="true">^</mo>
        </mover>
      </mrow>
    </mstyle>
    <annotation encoding="StarMath 5.0">size 10 { widehat "BAC" `=` widehat "MBC" }</annotation>
  </semantics>
</math>
</file>

<file path=Object 24/content.xml><?xml version="1.0" encoding="utf-8"?>
<math xmlns="http://www.w3.org/1998/Math/MathML" display="block">
  <semantics>
    <mstyle mathsize="10pt">
      <mover accent="true">
        <mtext>MAC</mtext>
        <mo stretchy="true">^</mo>
      </mover>
    </mstyle>
    <annotation encoding="StarMath 5.0">size 10 widehat "MAC"</annotation>
  </semantics>
</math>
</file>

<file path=Object 25/content.xml><?xml version="1.0" encoding="utf-8"?>
<math xmlns="http://www.w3.org/1998/Math/MathML" display="block">
  <semantics>
    <mstyle mathsize="10pt">
      <mover accent="true">
        <mtext>MCB</mtext>
        <mo stretchy="true">^</mo>
      </mover>
    </mstyle>
    <annotation encoding="StarMath 5.0">size 10 widehat{ "MCB" }</annotation>
  </semantics>
</math>
</file>

<file path=Object 26/content.xml><?xml version="1.0" encoding="utf-8"?>
<math xmlns="http://www.w3.org/1998/Math/MathML" display="block">
  <semantics>
    <mstyle mathsize="10pt">
      <mover accent="true">
        <mtext>NCB</mtext>
        <mo stretchy="true">^</mo>
      </mover>
    </mstyle>
    <annotation encoding="StarMath 5.0">size 10 widehat"NCB"</annotation>
  </semantics>
</math>
</file>

<file path=Object 27/content.xml><?xml version="1.0" encoding="utf-8"?>
<math xmlns="http://www.w3.org/1998/Math/MathML" display="block">
  <semantics>
    <mstyle mathsize="10pt">
      <mrow>
        <mover accent="true">
          <mtext>CMA</mtext>
          <mo stretchy="true">^</mo>
        </mover>
        <mrow>
          <mspace width="0.5em"/>
          <mo stretchy="false">=</mo>
          <mspace width="0.5em"/>
        </mrow>
        <mover accent="true">
          <mtext>CNB</mtext>
          <mo stretchy="true">^</mo>
        </mover>
      </mrow>
    </mstyle>
    <annotation encoding="StarMath 5.0">size 10 { widehat "CMA" ` = ` widehat "CNB" }</annotation>
  </semantics>
</math>
</file>

<file path=Object 28/content.xml><?xml version="1.0" encoding="utf-8"?>
<math xmlns="http://www.w3.org/1998/Math/MathML" display="block">
  <semantics>
    <mstyle mathsize="10pt">
      <mover accent="true">
        <mtext>BAC</mtext>
        <mo stretchy="true">^</mo>
      </mover>
    </mstyle>
    <annotation encoding="StarMath 5.0">size 10  widehat {"BAC"}</annotation>
  </semantics>
</math>
</file>

<file path=Object 3/content.xml><?xml version="1.0" encoding="utf-8"?>
<math xmlns="http://www.w3.org/1998/Math/MathML" display="block">
  <semantics>
    <mstyle mathsize="10pt">
      <mover accent="true">
        <mtext>ABC</mtext>
        <mo stretchy="true">^</mo>
      </mover>
    </mstyle>
    <annotation encoding="StarMath 5.0">size  10 widehat "ABC"</annotation>
  </semantics>
</math>
</file>

<file path=Object 4/content.xml><?xml version="1.0" encoding="utf-8"?>
<math xmlns="http://www.w3.org/1998/Math/MathML" display="block">
  <semantics>
    <mstyle mathsize="10pt">
      <mover accent="true">
        <mtext>EDF</mtext>
        <mo stretchy="true">^</mo>
      </mover>
    </mstyle>
    <annotation encoding="StarMath 5.0">size 10 widehat "EDF"</annotation>
  </semantics>
</math>
</file>

<file path=Object 5/content.xml><?xml version="1.0" encoding="utf-8"?>
<math xmlns="http://www.w3.org/1998/Math/MathML" display="block">
  <semantics>
    <mstyle mathsize="10pt">
      <mover accent="true">
        <mtext>RMO</mtext>
        <mo stretchy="true">^</mo>
      </mover>
    </mstyle>
    <annotation encoding="StarMath 5.0">size 10 widehat "RMO" </annotation>
  </semantics>
</math>
</file>

<file path=Object 6/content.xml><?xml version="1.0" encoding="utf-8"?>
<math xmlns="http://www.w3.org/1998/Math/MathML" display="block">
  <semantics>
    <mover accent="true">
      <mtext>SRU</mtext>
      <mo stretchy="true">^</mo>
    </mover>
    <annotation encoding="StarMath 5.0">widehat "SRU"</annotation>
  </semantics>
</math>
</file>

<file path=Object 7/content.xml><?xml version="1.0" encoding="utf-8"?>
<math xmlns="http://www.w3.org/1998/Math/MathML" display="block">
  <semantics>
    <mstyle mathsize="10pt">
      <mover accent="true">
        <mtext>MBC</mtext>
        <mo stretchy="true">^</mo>
      </mover>
    </mstyle>
    <annotation encoding="StarMath 5.0">size 10 widehat"MBC"</annotation>
  </semantics>
</math>
</file>

<file path=Object 8/content.xml><?xml version="1.0" encoding="utf-8"?>
<math xmlns="http://www.w3.org/1998/Math/MathML" display="block">
  <semantics>
    <mstyle mathsize="10pt">
      <mover accent="true">
        <mtext>MCB</mtext>
        <mo stretchy="true">^</mo>
      </mover>
    </mstyle>
    <annotation encoding="StarMath 5.0">size 10 widehat"MCB"</annotation>
  </semantics>
</math>
</file>

<file path=Object 9/content.xml><?xml version="1.0" encoding="utf-8"?>
<math xmlns="http://www.w3.org/1998/Math/MathML" display="block">
  <semantics>
    <mstyle mathsize="10pt">
      <mover accent="true">
        <mtext>MAC</mtext>
        <mo stretchy="true">^</mo>
      </mover>
    </mstyle>
    <annotation encoding="StarMath 5.0">size 10 widehat"MAC"</annotation>
  </semantics>
</math>
</file>